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Таблица1" style:family="table">
      <style:table-properties style:width="15.238cm" fo:margin-left="-0.487cm" fo:margin-top="0cm" fo:margin-bottom="0cm" table:align="left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1.655cm"/>
    </style:style>
    <style:style style:name="Таблица1.B" style:family="table-column">
      <style:table-column-properties style:column-width="0.903cm"/>
    </style:style>
    <style:style style:name="Таблица1.C" style:family="table-column">
      <style:table-column-properties style:column-width="0.949cm"/>
    </style:style>
    <style:style style:name="Таблица1.D" style:family="table-column">
      <style:table-column-properties style:column-width="0.97cm"/>
    </style:style>
    <style:style style:name="Таблица1.E" style:family="table-column">
      <style:table-column-properties style:column-width="0.947cm"/>
    </style:style>
    <style:style style:name="Таблица1.H" style:family="table-column">
      <style:table-column-properties style:column-width="1.256cm"/>
    </style:style>
    <style:style style:name="Таблица1.I" style:family="table-column">
      <style:table-column-properties style:column-width="1.258cm"/>
    </style:style>
    <style:style style:name="Таблица1.K" style:family="table-column">
      <style:table-column-properties style:column-width="1.432cm"/>
    </style:style>
    <style:style style:name="Таблица1.L" style:family="table-column">
      <style:table-column-properties style:column-width="1.214cm"/>
    </style:style>
    <style:style style:name="Таблица1.M" style:family="table-column">
      <style:table-column-properties style:column-width="1.766cm"/>
    </style:style>
    <style:style style:name="Таблица1.1" style:family="table-row">
      <style:table-row-properties style:min-row-height="0.977cm" fo:background-color="transparent" fo:keep-together="auto">
        <style:background-image/>
      </style:table-row-properties>
    </style:style>
    <style:style style:name="Таблица1.A1" style:family="table-cell">
      <style:table-cell-properties fo:background-color="#2a6099" fo:padding-left="0.009cm" fo:padding-right="0.009cm" fo:padding-top="0cm" fo:padding-bottom="0cm" fo:border-left="0.5pt solid #000000" fo:border-right="0.5pt solid #000000" fo:border-top="0.75pt solid #000000" fo:border-bottom="0.75pt solid #000000">
        <style:background-image/>
      </style:table-cell-properties>
    </style:style>
    <style:style style:name="Таблица1.B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2" style:family="table-row">
      <style:table-row-properties style:min-row-height="0.63cm" fo:keep-together="auto"/>
    </style:style>
    <style:style style:name="Таблица1.A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3" style:family="table-row">
      <style:table-row-properties style:min-row-height="0.6cm" fo:keep-together="auto"/>
    </style:style>
    <style:style style:name="Таблица1.A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4" style:family="table-row">
      <style:table-row-properties style:min-row-height="0.63cm" fo:keep-together="auto"/>
    </style:style>
    <style:style style:name="Таблица1.A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4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5" style:family="table-row">
      <style:table-row-properties style:min-row-height="0.601cm" fo:keep-together="auto"/>
    </style:style>
    <style:style style:name="Таблица1.A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6" style:family="table-row">
      <style:table-row-properties style:min-row-height="0.628cm" fo:keep-together="auto"/>
    </style:style>
    <style:style style:name="Таблица1.A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7" style:family="table-row">
      <style:table-row-properties style:min-row-height="0.601cm" fo:keep-together="auto"/>
    </style:style>
    <style:style style:name="Таблица1.A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7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8" style:family="table-row">
      <style:table-row-properties style:min-row-height="0.63cm" fo:keep-together="auto"/>
    </style:style>
    <style:style style:name="Таблица1.A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8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9" style:family="table-row">
      <style:table-row-properties style:min-row-height="0.6cm" fo:keep-together="auto"/>
    </style:style>
    <style:style style:name="Таблица1.A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9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10" style:family="table-row">
      <style:table-row-properties style:min-row-height="0.63cm" fo:keep-together="auto"/>
    </style:style>
    <style:style style:name="Таблица1.A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10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11" style:family="table-row">
      <style:table-row-properties style:min-row-height="0.601cm" fo:keep-together="auto"/>
    </style:style>
    <style:style style:name="Таблица1.A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11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12" style:family="table-row">
      <style:table-row-properties style:min-row-height="0.628cm" fo:keep-together="auto"/>
    </style:style>
    <style:style style:name="Таблица1.A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12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13" style:family="table-row">
      <style:table-row-properties style:min-row-height="0.601cm" fo:keep-together="auto"/>
    </style:style>
    <style:style style:name="Таблица1.A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B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C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D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E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F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G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H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I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J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K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L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1.M13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Таблица2" style:family="table">
      <style:table-properties style:width="1.686cm" fo:margin-left="0cm" fo:margin-top="0cm" fo:margin-bottom="0cm" table:align="left" style:writing-mode="lr-tb"/>
    </style:style>
    <style:style style:name="Таблица2.A" style:family="table-column">
      <style:table-column-properties style:column-width="1.102cm"/>
    </style:style>
    <style:style style:name="Таблица2.B" style:family="table-column">
      <style:table-column-properties style:column-width="0.584cm"/>
    </style:style>
    <style:style style:name="Таблица2.1" style:family="table-row">
      <style:table-row-properties style:min-row-height="0.51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9" style:family="table-row">
      <style:table-row-properties style:min-row-height="0.482cm" fo:keep-together="auto"/>
    </style:style>
    <style:style style:name="Table3" style:family="table">
      <style:table-properties style:width="3.969cm" fo:margin-top="0cm" fo:margin-bottom="0cm" table:align="left" style:writing-mode="lr-tb"/>
    </style:style>
    <style:style style:name="Table3.A" style:family="table-column">
      <style:table-column-properties style:column-width="1.115cm"/>
    </style:style>
    <style:style style:name="Table3.C" style:family="table-column">
      <style:table-column-properties style:column-width="1.739cm"/>
    </style:style>
    <style:style style:name="Table3.1" style:family="table-row">
      <style:table-row-properties style:min-row-height="0.51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9" style:family="table-row">
      <style:table-row-properties style:min-row-height="0.482cm" fo:keep-together="auto"/>
    </style:style>
    <style:style style:name="Таблица3" style:family="table">
      <style:table-properties style:width="4.914cm" fo:margin-top="0cm" fo:margin-bottom="0cm" table:align="left" style:writing-mode="lr-tb"/>
    </style:style>
    <style:style style:name="Таблица3.A" style:family="table-column">
      <style:table-column-properties style:column-width="1.115cm"/>
    </style:style>
    <style:style style:name="Таблица3.B" style:family="table-column">
      <style:table-column-properties style:column-width="0.945cm"/>
    </style:style>
    <style:style style:name="Таблица3.C" style:family="table-column">
      <style:table-column-properties style:column-width="1.266cm"/>
    </style:style>
    <style:style style:name="Таблица3.D" style:family="table-column">
      <style:table-column-properties style:column-width="1.588cm"/>
    </style:style>
    <style:style style:name="Таблица3.1" style:family="table-row">
      <style:table-row-properties style:min-row-height="0.51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9" style:family="table-row">
      <style:table-row-properties style:min-row-height="0.482cm" fo:keep-together="auto"/>
    </style:style>
    <style:style style:name="Table5" style:family="table">
      <style:table-properties style:width="5.556cm" fo:margin-top="0cm" fo:margin-bottom="0cm" table:align="left" style:writing-mode="lr-tb"/>
    </style:style>
    <style:style style:name="Table5.A" style:family="table-column">
      <style:table-column-properties style:column-width="1.117cm"/>
    </style:style>
    <style:style style:name="Table5.B" style:family="table-column">
      <style:table-column-properties style:column-width="0.942cm"/>
    </style:style>
    <style:style style:name="Table5.E" style:family="table-column">
      <style:table-column-properties style:column-width="1.265cm"/>
    </style:style>
    <style:style style:name="Table5.1" style:family="table-row">
      <style:table-row-properties style:min-row-height="0.51cm"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9" style:family="table-row">
      <style:table-row-properties style:min-row-height="0.482cm" fo:keep-together="auto"/>
    </style:style>
    <style:style style:name="Таблица4" style:family="table">
      <style:table-properties style:width="6.512cm" fo:margin-top="0cm" fo:margin-bottom="0cm" table:align="left" style:writing-mode="lr-tb"/>
    </style:style>
    <style:style style:name="Таблица4.A" style:family="table-column">
      <style:table-column-properties style:column-width="1.117cm"/>
    </style:style>
    <style:style style:name="Таблица4.B" style:family="table-column">
      <style:table-column-properties style:column-width="0.794cm"/>
    </style:style>
    <style:style style:name="Таблица4.C" style:family="table-column">
      <style:table-column-properties style:column-width="1.102cm"/>
    </style:style>
    <style:style style:name="Таблица4.D" style:family="table-column">
      <style:table-column-properties style:column-width="1.118cm"/>
    </style:style>
    <style:style style:name="Таблица4.E" style:family="table-column">
      <style:table-column-properties style:column-width="1.263cm"/>
    </style:style>
    <style:style style:name="Таблица4.1" style:family="table-row">
      <style:table-row-properties style:min-row-height="0.51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9" style:family="table-row">
      <style:table-row-properties style:min-row-height="0.482cm" fo:keep-together="auto"/>
    </style:style>
    <style:style style:name="Таблица4.13" style:family="table-row">
      <style:table-row-properties style:min-row-height="0.564cm" fo:keep-together="auto"/>
    </style:style>
    <style:style style:name="Table7" style:family="table">
      <style:table-properties style:width="7.467cm" fo:margin-top="0cm" fo:margin-bottom="0cm" table:align="left" style:writing-mode="lr-tb"/>
    </style:style>
    <style:style style:name="Table7.A" style:family="table-column">
      <style:table-column-properties style:column-width="1.117cm"/>
    </style:style>
    <style:style style:name="Table7.B" style:family="table-column">
      <style:table-column-properties style:column-width="0.942cm"/>
    </style:style>
    <style:style style:name="Table7.C" style:family="table-column">
      <style:table-column-properties style:column-width="0.954cm"/>
    </style:style>
    <style:style style:name="Table7.D" style:family="table-column">
      <style:table-column-properties style:column-width="1.118cm"/>
    </style:style>
    <style:style style:name="Table7.E" style:family="table-column">
      <style:table-column-properties style:column-width="1.263cm"/>
    </style:style>
    <style:style style:name="Table7.F" style:family="table-column">
      <style:table-column-properties style:column-width="0.956cm"/>
    </style:style>
    <style:style style:name="Table7.1" style:family="table-row">
      <style:table-row-properties style:min-row-height="0.51cm"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9" style:family="table-row">
      <style:table-row-properties style:min-row-height="0.482cm" fo:keep-together="auto"/>
    </style:style>
    <style:style style:name="Table8" style:family="table">
      <style:table-properties style:width="9.026cm" fo:margin-top="0cm" fo:margin-bottom="0cm" table:align="left" style:writing-mode="lr-tb"/>
    </style:style>
    <style:style style:name="Table8.A" style:family="table-column">
      <style:table-column-properties style:column-width="1.265cm"/>
    </style:style>
    <style:style style:name="Table8.B" style:family="table-column">
      <style:table-column-properties style:column-width="0.954cm"/>
    </style:style>
    <style:style style:name="Table8.C" style:family="table-column">
      <style:table-column-properties style:column-width="0.956cm"/>
    </style:style>
    <style:style style:name="Table8.D" style:family="table-column">
      <style:table-column-properties style:column-width="1.117cm"/>
    </style:style>
    <style:style style:name="Table8.E" style:family="table-column">
      <style:table-column-properties style:column-width="1.102cm"/>
    </style:style>
    <style:style style:name="Table8.F" style:family="table-column">
      <style:table-column-properties style:column-width="1.279cm"/>
    </style:style>
    <style:style style:name="Table8.H" style:family="table-column">
      <style:table-column-properties style:column-width="1.251cm"/>
    </style:style>
    <style:style style:name="Table8.1" style:family="table-row">
      <style:table-row-properties style:min-row-height="0.51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9" style:family="table-row">
      <style:table-row-properties style:min-row-height="0.482cm" fo:keep-together="auto"/>
    </style:style>
    <style:style style:name="Table9" style:family="table">
      <style:table-properties style:width="10.694cm" fo:margin-top="0cm" fo:margin-bottom="0cm" table:align="left" style:writing-mode="lr-tb"/>
    </style:style>
    <style:style style:name="Table9.A" style:family="table-column">
      <style:table-column-properties style:column-width="1.425cm"/>
    </style:style>
    <style:style style:name="Table9.B" style:family="table-column">
      <style:table-column-properties style:column-width="0.956cm"/>
    </style:style>
    <style:style style:name="Table9.C" style:family="table-column">
      <style:table-column-properties style:column-width="1.265cm"/>
    </style:style>
    <style:style style:name="Table9.D" style:family="table-column">
      <style:table-column-properties style:column-width="1.117cm"/>
    </style:style>
    <style:style style:name="Table9.I" style:family="table-column">
      <style:table-column-properties style:column-width="1.169cm"/>
    </style:style>
    <style:style style:name="Table9.1" style:family="table-row">
      <style:table-row-properties style:min-row-height="0.51cm"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9" style:family="table-row">
      <style:table-row-properties style:min-row-height="0.482cm" fo:keep-together="auto"/>
    </style:style>
    <style:style style:name="Table10" style:family="table">
      <style:table-properties style:width="13.331cm" fo:margin-top="0cm" fo:margin-bottom="0cm" table:align="left" style:writing-mode="lr-tb"/>
    </style:style>
    <style:style style:name="Table10.A" style:family="table-column">
      <style:table-column-properties style:column-width="1.289cm"/>
    </style:style>
    <style:style style:name="Table10.B" style:family="table-column">
      <style:table-column-properties style:column-width="1.563cm"/>
    </style:style>
    <style:style style:name="Table10.C" style:family="table-column">
      <style:table-column-properties style:column-width="1.748cm"/>
    </style:style>
    <style:style style:name="Table10.D" style:family="table-column">
      <style:table-column-properties style:column-width="1.118cm"/>
    </style:style>
    <style:style style:name="Table10.E" style:family="table-column">
      <style:table-column-properties style:column-width="1.263cm"/>
    </style:style>
    <style:style style:name="Table10.H" style:family="table-column">
      <style:table-column-properties style:column-width="1.279cm"/>
    </style:style>
    <style:style style:name="Table10.I" style:family="table-column">
      <style:table-column-properties style:column-width="1.102cm"/>
    </style:style>
    <style:style style:name="Table10.J" style:family="table-column">
      <style:table-column-properties style:column-width="1.588cm"/>
    </style:style>
    <style:style style:name="Table10.1" style:family="table-row">
      <style:table-row-properties style:min-row-height="0.51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9" style:family="table-row">
      <style:table-row-properties style:min-row-height="0.482cm" fo:keep-together="auto"/>
    </style:style>
    <style:style style:name="Table11" style:family="table">
      <style:table-properties style:width="14.288cm" fo:margin-top="0cm" fo:margin-bottom="0cm" table:align="left" style:writing-mode="lr-tb"/>
    </style:style>
    <style:style style:name="Table11.A" style:family="table-column">
      <style:table-column-properties style:column-width="1.588cm"/>
    </style:style>
    <style:style style:name="Table11.B" style:family="table-column">
      <style:table-column-properties style:column-width="1.91cm"/>
    </style:style>
    <style:style style:name="Table11.C" style:family="table-column">
      <style:table-column-properties style:column-width="1.427cm"/>
    </style:style>
    <style:style style:name="Table11.D" style:family="table-column">
      <style:table-column-properties style:column-width="1.263cm"/>
    </style:style>
    <style:style style:name="Table11.E" style:family="table-column">
      <style:table-column-properties style:column-width="1.279cm"/>
    </style:style>
    <style:style style:name="Table11.F" style:family="table-column">
      <style:table-column-properties style:column-width="1.102cm"/>
    </style:style>
    <style:style style:name="Table11.G" style:family="table-column">
      <style:table-column-properties style:column-width="1.118cm"/>
    </style:style>
    <style:style style:name="Table11.K" style:family="table-column">
      <style:table-column-properties style:column-width="1.117cm"/>
    </style:style>
    <style:style style:name="Table11.1" style:family="table-row">
      <style:table-row-properties style:min-row-height="0.51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9" style:family="table-row">
      <style:table-row-properties style:min-row-height="0.482cm" fo:keep-together="auto"/>
    </style:style>
    <style:style style:name="Table12" style:family="table">
      <style:table-properties style:width="15.404cm" fo:margin-top="0cm" fo:margin-bottom="0cm" table:align="left" style:writing-mode="lr-tb"/>
    </style:style>
    <style:style style:name="Table12.A" style:family="table-column">
      <style:table-column-properties style:column-width="1.471cm"/>
    </style:style>
    <style:style style:name="Table12.B" style:family="table-column">
      <style:table-column-properties style:column-width="1.773cm"/>
    </style:style>
    <style:style style:name="Table12.C" style:family="table-column">
      <style:table-column-properties style:column-width="1.323cm"/>
    </style:style>
    <style:style style:name="Table12.D" style:family="table-column">
      <style:table-column-properties style:column-width="1.171cm"/>
    </style:style>
    <style:style style:name="Table12.E" style:family="table-column">
      <style:table-column-properties style:column-width="1.187cm"/>
    </style:style>
    <style:style style:name="Table12.F" style:family="table-column">
      <style:table-column-properties style:column-width="1.021cm"/>
    </style:style>
    <style:style style:name="Table12.G" style:family="table-column">
      <style:table-column-properties style:column-width="1.037cm"/>
    </style:style>
    <style:style style:name="Table12.H" style:family="table-column">
      <style:table-column-properties style:column-width="1.173cm"/>
    </style:style>
    <style:style style:name="Table12.J" style:family="table-column">
      <style:table-column-properties style:column-width="1.669cm"/>
    </style:style>
    <style:style style:name="Table12.K" style:family="table-column">
      <style:table-column-properties style:column-width="1.263cm"/>
    </style:style>
    <style:style style:name="Table12.L" style:family="table-column">
      <style:table-column-properties style:column-width="1.279cm"/>
    </style:style>
    <style:style style:name="Table12.1" style:family="table-row">
      <style:table-row-properties style:min-row-height="0.51cm" fo:keep-together="auto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9" style:family="table-row">
      <style:table-row-properties style:min-row-height="0.482cm" fo:keep-together="auto"/>
    </style:style>
    <style:style style:name="Table13" style:family="table">
      <style:table-properties style:width="15.404cm" fo:margin-top="0cm" fo:margin-bottom="0cm" table:align="left" style:writing-mode="lr-tb"/>
    </style:style>
    <style:style style:name="Table13.A" style:family="table-column">
      <style:table-column-properties style:column-width="1.358cm"/>
    </style:style>
    <style:style style:name="Table13.B" style:family="table-column">
      <style:table-column-properties style:column-width="1.637cm"/>
    </style:style>
    <style:style style:name="Table13.C" style:family="table-column">
      <style:table-column-properties style:column-width="1.221cm"/>
    </style:style>
    <style:style style:name="Table13.D" style:family="table-column">
      <style:table-column-properties style:column-width="1.081cm"/>
    </style:style>
    <style:style style:name="Table13.E" style:family="table-column">
      <style:table-column-properties style:column-width="1.097cm"/>
    </style:style>
    <style:style style:name="Table13.F" style:family="table-column">
      <style:table-column-properties style:column-width="0.942cm"/>
    </style:style>
    <style:style style:name="Table13.G" style:family="table-column">
      <style:table-column-properties style:column-width="0.958cm"/>
    </style:style>
    <style:style style:name="Table13.H" style:family="table-column">
      <style:table-column-properties style:column-width="1.083cm"/>
    </style:style>
    <style:style style:name="Table13.J" style:family="table-column">
      <style:table-column-properties style:column-width="1.542cm"/>
    </style:style>
    <style:style style:name="Table13.K" style:family="table-column">
      <style:table-column-properties style:column-width="1.166cm"/>
    </style:style>
    <style:style style:name="Table13.L" style:family="table-column">
      <style:table-column-properties style:column-width="1.182cm"/>
    </style:style>
    <style:style style:name="Table13.M" style:family="table-column">
      <style:table-column-properties style:column-width="1.18cm"/>
    </style:style>
    <style:style style:name="Table13.1" style:family="table-row">
      <style:table-row-properties style:min-row-height="0.51cm" fo:keep-together="auto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3.E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9" style:family="table-row">
      <style:table-row-properties style:min-row-height="0.482cm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1beaca7" officeooo:paragraph-rsid="01beaca7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016cm" fo:margin-bottom="0cm" style:contextual-spacing="false"/>
      <style:text-properties fo:font-size="11.5pt" officeooo:rsid="01c029fd" officeooo:paragraph-rsid="01c029fd" style:font-size-asian="11.5pt"/>
    </style:style>
    <style:style style:name="P4" style:family="paragraph" style:parent-style-name="Text_20_body">
      <style:paragraph-properties fo:margin-top="0.016cm" fo:margin-bottom="0cm" style:contextual-spacing="false"/>
      <style:text-properties fo:font-size="11.5pt" fo:language="en" fo:country="US" officeooo:paragraph-rsid="01c029fd" style:font-size-asian="11.5pt"/>
    </style:style>
    <style:style style:name="P5" style:family="paragraph" style:parent-style-name="Standard">
      <style:text-properties officeooo:paragraph-rsid="01c029fd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1c029f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1c1bcc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1cc3f1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c1bcc1" officeooo:paragraph-rsid="01c1bcc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c1bcc1" officeooo:paragraph-rsid="01cff7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officeooo:paragraph-rsid="01c029f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officeooo:paragraph-rsid="01c1bcc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paragraph-rsid="01c1bcc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paragraph-rsid="01c029f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c1bcc1" officeooo:paragraph-rsid="01c1bcc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text-properties officeooo:paragraph-rsid="01c13d28"/>
    </style:style>
    <style:style style:name="P17" style:family="paragraph" style:parent-style-name="Standard">
      <style:paragraph-properties fo:margin-left="0cm" fo:margin-right="0cm" fo:text-indent="1.249cm" style:auto-text-indent="false"/>
      <style:text-properties officeooo:paragraph-rsid="01c13d28"/>
    </style:style>
    <style:style style:name="P18" style:family="paragraph" style:parent-style-name="Standard">
      <style:paragraph-properties fo:margin-top="0.423cm" fo:margin-bottom="0cm" style:contextual-spacing="false"/>
      <style:text-properties officeooo:paragraph-rsid="01c13d28"/>
    </style:style>
    <style:style style:name="P19" style:family="paragraph" style:parent-style-name="Standard">
      <style:text-properties officeooo:paragraph-rsid="01c15093"/>
    </style:style>
    <style:style style:name="P20" style:family="paragraph" style:parent-style-name="Standard">
      <style:text-properties officeooo:paragraph-rsid="01c1bcc1"/>
    </style:style>
    <style:style style:name="P21" style:family="paragraph" style:parent-style-name="Standard">
      <style:text-properties officeooo:paragraph-rsid="01c389d9"/>
    </style:style>
    <style:style style:name="P22" style:family="paragraph" style:parent-style-name="Standard">
      <style:text-properties officeooo:paragraph-rsid="01c98178"/>
    </style:style>
    <style:style style:name="P23" style:family="paragraph" style:parent-style-name="Table_20_Paragraph">
      <style:paragraph-properties fo:margin-left="0.497cm" fo:margin-right="0cm" fo:orphans="0" fo:widows="0" fo:text-indent="0cm" style:auto-text-indent="false"/>
      <style:text-properties fo:font-size="11pt" fo:font-weight="normal" officeooo:paragraph-rsid="01c029fd" style:font-size-asian="11pt" style:font-weight-asian="normal" style:font-size-complex="11pt" style:font-weight-complex="normal"/>
    </style:style>
    <style:style style:name="P24" style:family="paragraph" style:parent-style-name="Table_20_Paragraph">
      <style:paragraph-properties fo:margin-left="0.025cm" fo:margin-right="0cm" fo:text-align="center" style:justify-single-word="false" fo:orphans="0" fo:widows="0" fo:text-indent="0cm" style:auto-text-indent="false"/>
      <style:text-properties fo:font-size="11pt" fo:font-weight="normal" officeooo:paragraph-rsid="01c029fd" style:font-size-asian="11pt" style:font-weight-asian="normal" style:font-size-complex="11pt" style:font-weight-complex="normal" style:text-scale="121%"/>
    </style:style>
    <style:style style:name="P25" style:family="paragraph" style:parent-style-name="Table_20_Paragraph">
      <style:paragraph-properties fo:margin-left="0.018cm" fo:margin-right="0cm" fo:text-align="center" style:justify-single-word="false" fo:orphans="0" fo:widows="0" fo:text-indent="0cm" style:auto-text-indent="false"/>
      <style:text-properties fo:font-size="11pt" fo:font-weight="normal" officeooo:paragraph-rsid="01c029fd" style:font-size-asian="11pt" style:font-weight-asian="normal" style:font-size-complex="11pt" style:font-weight-complex="normal" style:text-scale="121%"/>
    </style:style>
    <style:style style:name="P26" style:family="paragraph" style:parent-style-name="Table_20_Paragraph">
      <style:paragraph-properties fo:margin-left="0.021cm" fo:margin-right="0cm" fo:text-align="center" style:justify-single-word="false" fo:orphans="0" fo:widows="0" fo:text-indent="0cm" style:auto-text-indent="false"/>
      <style:text-properties fo:font-size="11pt" fo:font-weight="normal" officeooo:paragraph-rsid="01c029fd" style:font-size-asian="11pt" style:font-weight-asian="normal" style:font-size-complex="11pt" style:font-weight-complex="normal" style:text-scale="121%"/>
    </style:style>
    <style:style style:name="P27" style:family="paragraph" style:parent-style-name="Table_20_Paragraph">
      <style:paragraph-properties fo:margin-left="0.344cm" fo:margin-right="0cm" fo:orphans="0" fo:widows="0" fo:text-indent="0cm" style:auto-text-indent="false"/>
      <style:text-properties fo:font-size="11pt" fo:font-weight="normal" officeooo:paragraph-rsid="01c029fd" style:font-size-asian="11pt" style:font-weight-asian="normal" style:font-size-complex="11pt" style:font-weight-complex="normal" style:text-scale="121%"/>
    </style:style>
    <style:style style:name="P28" style:family="paragraph" style:parent-style-name="Table_20_Paragraph">
      <style:paragraph-properties fo:margin-left="0.351cm" fo:margin-right="0cm" fo:orphans="0" fo:widows="0" fo:text-indent="0cm" style:auto-text-indent="false"/>
      <style:text-properties fo:font-size="11pt" fo:font-weight="normal" officeooo:paragraph-rsid="01c029fd" style:font-size-asian="11pt" style:font-weight-asian="normal" style:font-size-complex="11pt" style:font-weight-complex="normal" style:text-scale="121%"/>
    </style:style>
    <style:style style:name="P29" style:family="paragraph" style:parent-style-name="Table_20_Paragraph">
      <style:paragraph-properties fo:margin-left="0.497cm" fo:margin-right="0cm" fo:orphans="0" fo:widows="0" fo:text-indent="0cm" style:auto-text-indent="false"/>
      <style:text-properties fo:font-size="11pt" fo:font-weight="normal" officeooo:paragraph-rsid="01c029fd" style:font-size-asian="11pt" style:font-weight-asian="normal" style:font-size-complex="11pt" style:font-weight-complex="normal" style:text-scale="121%"/>
    </style:style>
    <style:style style:name="P30" style:family="paragraph" style:parent-style-name="Table_20_Paragraph">
      <style:paragraph-properties fo:margin-left="0cm" fo:margin-right="0.318cm" fo:text-align="end" style:justify-single-word="false" fo:orphans="0" fo:widows="0" fo:text-indent="0cm" style:auto-text-indent="false"/>
      <style:text-properties fo:font-size="11pt" fo:font-weight="normal" officeooo:paragraph-rsid="01c029fd" style:font-size-asian="11pt" style:font-weight-asian="normal" style:font-size-complex="11pt" style:font-weight-complex="normal" style:text-scale="121%"/>
    </style:style>
    <style:style style:name="P31" style:family="paragraph" style:parent-style-name="Table_20_Paragraph">
      <style:paragraph-properties fo:line-height="100%" fo:orphans="0" fo:widows="0"/>
      <style:text-properties style:font-name="Times New Roman" fo:font-size="11pt" fo:font-weight="normal" officeooo:paragraph-rsid="01c029fd" style:font-size-asian="11pt" style:font-weight-asian="normal" style:font-size-complex="11pt" style:font-weight-complex="normal"/>
    </style:style>
    <style:style style:name="P32" style:family="paragraph" style:parent-style-name="Table_20_Paragraph">
      <style:paragraph-properties fo:margin-left="0.171cm" fo:margin-right="0.15cm" fo:text-align="center" style:justify-single-word="false" fo:orphans="0" fo:widows="0" fo:text-indent="0cm" style:auto-text-indent="false"/>
      <style:text-properties officeooo:paragraph-rsid="01c029fd"/>
    </style:style>
    <style:style style:name="P33" style:family="paragraph" style:parent-style-name="Table_20_Paragraph">
      <style:paragraph-properties fo:margin-left="0.21cm" fo:margin-right="0.183cm" fo:text-align="center" style:justify-single-word="false" fo:orphans="0" fo:widows="0" fo:text-indent="0cm" style:auto-text-indent="false"/>
      <style:text-properties officeooo:paragraph-rsid="01c029fd"/>
    </style:style>
    <style:style style:name="P34" style:family="paragraph" style:parent-style-name="Table_20_Paragraph">
      <style:paragraph-properties fo:margin-left="0.231cm" fo:margin-right="0.212cm" fo:text-align="center" style:justify-single-word="false" fo:orphans="0" fo:widows="0" fo:text-indent="0cm" style:auto-text-indent="false"/>
      <style:text-properties officeooo:paragraph-rsid="01c029fd"/>
    </style:style>
    <style:style style:name="P35" style:family="paragraph" style:parent-style-name="Table_20_Paragraph">
      <style:paragraph-properties fo:margin-left="0.242cm" fo:margin-right="0.222cm" fo:text-align="center" style:justify-single-word="false" fo:orphans="0" fo:widows="0" fo:text-indent="0cm" style:auto-text-indent="false"/>
      <style:text-properties officeooo:paragraph-rsid="01c029fd"/>
    </style:style>
    <style:style style:name="P36" style:family="paragraph" style:parent-style-name="Table_20_Paragraph">
      <style:paragraph-properties fo:margin-left="0.173cm" fo:margin-right="0.15cm" fo:text-align="center" style:justify-single-word="false" fo:orphans="0" fo:widows="0" fo:text-indent="0cm" style:auto-text-indent="false"/>
      <style:text-properties officeooo:paragraph-rsid="01c029fd"/>
    </style:style>
    <style:style style:name="P37" style:family="paragraph" style:parent-style-name="Table_20_Paragraph">
      <style:paragraph-properties fo:margin-left="0.27cm" fo:margin-right="0cm" fo:orphans="0" fo:widows="0" fo:text-indent="0cm" style:auto-text-indent="false"/>
      <style:text-properties officeooo:paragraph-rsid="01c029fd"/>
    </style:style>
    <style:style style:name="P38" style:family="paragraph" style:parent-style-name="Table_20_Paragraph">
      <style:paragraph-properties fo:margin-left="0.275cm" fo:margin-right="0cm" fo:orphans="0" fo:widows="0" fo:text-indent="0cm" style:auto-text-indent="false"/>
      <style:text-properties officeooo:paragraph-rsid="01c029fd"/>
    </style:style>
    <style:style style:name="P39" style:family="paragraph" style:parent-style-name="Table_20_Paragraph">
      <style:paragraph-properties fo:margin-left="0.425cm" fo:margin-right="0cm" fo:orphans="0" fo:widows="0" fo:text-indent="0cm" style:auto-text-indent="false"/>
      <style:text-properties officeooo:paragraph-rsid="01c029fd"/>
    </style:style>
    <style:style style:name="P40" style:family="paragraph" style:parent-style-name="Table_20_Paragraph">
      <style:paragraph-properties fo:margin-left="0.423cm" fo:margin-right="0cm" fo:orphans="0" fo:widows="0" fo:text-indent="0cm" style:auto-text-indent="false"/>
      <style:text-properties officeooo:paragraph-rsid="01c029fd"/>
    </style:style>
    <style:style style:name="P41" style:family="paragraph" style:parent-style-name="Table_20_Paragraph">
      <style:paragraph-properties fo:margin-left="0cm" fo:margin-right="0.242cm" fo:text-align="end" style:justify-single-word="false" fo:orphans="0" fo:widows="0" fo:text-indent="0cm" style:auto-text-indent="false"/>
      <style:text-properties officeooo:paragraph-rsid="01c029fd"/>
    </style:style>
    <style:style style:name="P42" style:family="paragraph" style:parent-style-name="Table_20_Paragraph">
      <style:paragraph-properties fo:margin-left="0.222cm" fo:margin-right="0.203cm" fo:line-height="0.487cm" fo:text-align="center" style:justify-single-word="false" fo:orphans="0" fo:widows="0" fo:text-indent="0cm" style:auto-text-indent="false"/>
      <style:text-properties officeooo:paragraph-rsid="01c029fd"/>
    </style:style>
    <style:style style:name="P43" style:family="paragraph" style:parent-style-name="Table_20_Paragraph">
      <style:paragraph-properties fo:margin-left="0.161cm" fo:margin-right="0.138cm" fo:line-height="0.487cm" fo:text-align="center" style:justify-single-word="false" fo:orphans="0" fo:widows="0" fo:text-indent="0cm" style:auto-text-indent="false"/>
      <style:text-properties officeooo:paragraph-rsid="01c029fd"/>
    </style:style>
    <style:style style:name="P44" style:family="paragraph" style:parent-style-name="Table_20_Paragraph">
      <style:paragraph-properties fo:margin-left="0.388cm" fo:margin-right="0.369cm" fo:line-height="0.487cm" fo:text-align="center" style:justify-single-word="false" fo:orphans="0" fo:widows="0" fo:text-indent="0cm" style:auto-text-indent="false"/>
      <style:text-properties officeooo:paragraph-rsid="01c029fd"/>
    </style:style>
    <style:style style:name="P45" style:family="paragraph" style:parent-style-name="Table_20_Paragraph">
      <style:paragraph-properties fo:margin-left="0.173cm" fo:margin-right="0.15cm" fo:line-height="0.487cm" fo:text-align="center" style:justify-single-word="false" fo:orphans="0" fo:widows="0" fo:text-indent="0cm" style:auto-text-indent="false"/>
      <style:text-properties officeooo:paragraph-rsid="01c029fd"/>
    </style:style>
    <style:style style:name="P46" style:family="paragraph" style:parent-style-name="Table_20_Paragraph">
      <style:paragraph-properties fo:margin-left="0.497cm" fo:margin-right="0cm" fo:orphans="0" fo:widows="0" fo:text-indent="0cm" style:auto-text-indent="false"/>
      <style:text-properties officeooo:paragraph-rsid="01c029fd" style:text-scale="121%"/>
    </style:style>
    <style:style style:name="P47" style:family="paragraph" style:parent-style-name="Table_20_Paragraph">
      <style:paragraph-properties fo:margin-left="0.351cm" fo:margin-right="0cm" fo:orphans="0" fo:widows="0" fo:text-indent="0cm" style:auto-text-indent="false"/>
      <style:text-properties officeooo:paragraph-rsid="01c029fd" style:text-scale="121%"/>
    </style:style>
    <style:style style:name="P48" style:family="paragraph" style:parent-style-name="Table_20_Paragraph">
      <style:paragraph-properties fo:margin-left="0.344cm" fo:margin-right="0cm" fo:orphans="0" fo:widows="0" fo:text-indent="0cm" style:auto-text-indent="false"/>
      <style:text-properties officeooo:paragraph-rsid="01c029fd" style:text-scale="121%"/>
    </style:style>
    <style:style style:name="P49" style:family="paragraph" style:parent-style-name="Table_20_Paragraph">
      <style:paragraph-properties fo:margin-left="0.018cm" fo:margin-right="0cm" fo:text-align="center" style:justify-single-word="false" fo:orphans="0" fo:widows="0" fo:text-indent="0cm" style:auto-text-indent="false"/>
      <style:text-properties officeooo:paragraph-rsid="01c029fd" style:text-scale="121%"/>
    </style:style>
    <style:style style:name="P50" style:family="paragraph" style:parent-style-name="Table_20_Paragraph">
      <style:paragraph-properties fo:margin-left="0.021cm" fo:margin-right="0cm" fo:text-align="center" style:justify-single-word="false" fo:orphans="0" fo:widows="0" fo:text-indent="0cm" style:auto-text-indent="false"/>
      <style:text-properties officeooo:paragraph-rsid="01c029fd" style:text-scale="121%"/>
    </style:style>
    <style:style style:name="P51" style:family="paragraph" style:parent-style-name="Table_20_Paragraph">
      <style:paragraph-properties fo:margin-left="0cm" fo:margin-right="0.318cm" fo:text-align="end" style:justify-single-word="false" fo:orphans="0" fo:widows="0" fo:text-indent="0cm" style:auto-text-indent="false"/>
      <style:text-properties officeooo:paragraph-rsid="01c029fd" style:text-scale="121%"/>
    </style:style>
    <style:style style:name="P52" style:family="paragraph" style:parent-style-name="Standard">
      <style:text-properties style:text-position="sub 58%" fo:language="en" fo:country="US" officeooo:rsid="00146d96" officeooo:paragraph-rsid="01c1bcc1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ru" fo:country="RU" officeooo:rsid="01c1bcc1" officeooo:paragraph-rsid="01c1bcc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ru" fo:country="RU" officeooo:rsid="01cc3f12" officeooo:paragraph-rsid="01f6ba2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ru" fo:country="RU" officeooo:rsid="01fbf7a0" officeooo:paragraph-rsid="01fbf7a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ru" fo:country="RU" officeooo:rsid="01feefe0" officeooo:paragraph-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ru" fo:country="RU" officeooo:rsid="00146d96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ru" fo:country="RU" officeooo:rsid="00146d96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ru" fo:country="RU" officeooo:rsid="01ff948d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ru" fo:country="RU" officeooo:rsid="01ecd4f8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ru" fo:country="RU" officeooo:rsid="020011f3" officeooo:paragraph-rsid="020011f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ru" fo:country="RU" officeooo:rsid="0184f713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en" fo:country="US" officeooo:rsid="0197e476" officeooo:paragraph-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en" fo:country="US" officeooo:rsid="0197e476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en" fo:country="US" officeooo:rsid="01934512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en" fo:country="US" officeooo:rsid="01a9d391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en" fo:country="US" officeooo:rsid="01a1a3d1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en" fo:country="US" officeooo:rsid="002f3214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0% 100%" style:font-name="Calibri" fo:font-size="12pt" fo:language="en" fo:country="US" officeooo:rsid="018ecdb2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0" style:family="paragraph" style:parent-style-name="Standard">
      <style:paragraph-properties fo:margin-top="0.423cm" fo:margin-bottom="0cm" style:contextual-spacing="false"/>
      <style:text-properties officeooo:rsid="01ecd4f8" officeooo:paragraph-rsid="01f6ba25"/>
    </style:style>
    <style:style style:name="P71" style:family="paragraph" style:parent-style-name="Standard">
      <style:paragraph-properties fo:margin-left="0cm" fo:margin-right="0cm" fo:margin-top="0.423cm" fo:margin-bottom="0cm" style:contextual-spacing="false" fo:text-indent="0cm" style:auto-text-indent="false"/>
      <style:text-properties officeooo:rsid="01ecd4f8" officeooo:paragraph-rsid="01ff948d"/>
    </style:style>
    <style:style style:name="P72" style:family="paragraph" style:parent-style-name="Standard">
      <style:paragraph-properties fo:margin-left="0cm" fo:margin-right="0cm" fo:margin-top="0.423cm" fo:margin-bottom="0cm" style:contextual-spacing="false" fo:text-indent="0cm" style:auto-text-indent="false"/>
      <style:text-properties officeooo:rsid="01ecd4f8" officeooo:paragraph-rsid="02029600"/>
    </style:style>
    <style:style style:name="P73" style:family="paragraph" style:parent-style-name="Standard">
      <style:paragraph-properties fo:margin-top="0.423cm" fo:margin-bottom="0cm" style:contextual-spacing="false"/>
      <style:text-properties fo:language="en" fo:country="US" officeooo:rsid="01c98178" officeooo:paragraph-rsid="01f6ba25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1f6ba2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1f8abb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1fa6d6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1fbf7a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1fc213a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146d96" officeooo:paragraph-rsid="01f6ba2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146d96" officeooo:paragraph-rsid="01f8abb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146d96" officeooo:paragraph-rsid="01fc213a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146d96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d44955" officeooo:paragraph-rsid="01f6ba2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15c319" officeooo:paragraph-rsid="01f6ba2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15c319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cc3f12" officeooo:paragraph-rsid="01f6ba2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f6ba25" officeooo:paragraph-rsid="01f6ba2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d60ef1" officeooo:paragraph-rsid="01f8abb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f8abb3" officeooo:paragraph-rsid="01f8abb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fa6d60" officeooo:paragraph-rsid="01fa6d6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d73f69" officeooo:paragraph-rsid="01fa6d6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d73f69" officeooo:paragraph-rsid="01fbf7a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d73f69" officeooo:paragraph-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fbf7a0" officeooo:paragraph-rsid="01fbf7a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40155e" officeooo:paragraph-rsid="01fc213a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40155e" officeooo:paragraph-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40155e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9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40155e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934512" officeooo:paragraph-rsid="01fc213a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dd0144" officeooo:paragraph-rsid="01fc213a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fc213a" officeooo:paragraph-rsid="01fc213a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fc7a38" officeooo:paragraph-rsid="01fc7a38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fd26c7" officeooo:paragraph-rsid="01fd26c7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fd9810" officeooo:paragraph-rsid="01fd981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feefe0" officeooo:paragraph-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ff948d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20011f3" officeooo:paragraph-rsid="020011f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2f3214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2029600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ru" fo:country="RU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84f713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a34cd9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18ecdb2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paragraph-rsid="01f6ba2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paragraph-rsid="01f8abb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paragraph-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cc3f12" officeooo:paragraph-rsid="01f6ba2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400858" officeooo:paragraph-rsid="01fa6d6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400858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4f7840" officeooo:paragraph-rsid="01fc213a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4f7840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55147f" officeooo:paragraph-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55147f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US" officeooo:paragraph-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US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29" style:family="paragraph" style:parent-style-name="Standard">
      <loext:graphic-properties draw:fill="none"/>
      <style:paragraph-properties fo:margin-left="0cm" fo:margin-right="-1.588cm" fo:margin-top="0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style:font-name="Calibri" fo:font-size="12pt" fo:language="en" fo:country="US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US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1" style:family="paragraph" style:parent-style-name="Standard">
      <loext:graphic-properties draw:fill="none"/>
      <style:paragraph-properties fo:margin-left="0cm" fo:margin-right="-1.588cm" fo:margin-top="0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style:font-name="Calibri" fo:font-size="12pt" fo:language="en" fo:country="US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e982fb" officeooo:paragraph-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97e476" officeooo:paragraph-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97e476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feefe0" officeooo:paragraph-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644bbe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644bbe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a1a3d1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a1a3d1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45b1a8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45b1a8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ff948d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702960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702960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abbf20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abbf20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a9d391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a9d391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2f3214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2f3214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70b344" officeooo:paragraph-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70b344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7893f3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b263aa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b41c13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ed89e6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2029600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813b14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e69ff7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8ecdb2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af4181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93661d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908cef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934512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69802f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a34cd9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863cec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206e95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8584f1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7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a4e4ad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273438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83224f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0566fc7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7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officeooo:rsid="01746109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7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officeooo:paragraph-rsid="01f6ba2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7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77" style:family="paragraph" style:parent-style-name="Standard">
      <style:paragraph-properties fo:margin-top="0.423cm" fo:margin-bottom="0cm" style:contextual-spacing="false"/>
      <style:text-properties officeooo:paragraph-rsid="01f6ba25"/>
    </style:style>
    <style:style style:name="P178" style:family="paragraph" style:parent-style-name="Standard">
      <style:paragraph-properties fo:margin-top="0.423cm" fo:margin-bottom="0cm" style:contextual-spacing="false"/>
      <style:text-properties fo:font-size="12pt" fo:language="en" fo:country="US" officeooo:rsid="01c98178" officeooo:paragraph-rsid="01f6ba25" style:font-size-asian="12pt" style:font-size-complex="12pt"/>
    </style:style>
    <style:style style:name="P179" style:family="paragraph" style:parent-style-name="Standard">
      <style:paragraph-properties fo:margin-top="0.423cm" fo:margin-bottom="0cm" style:contextual-spacing="false"/>
      <style:text-properties fo:font-size="12pt" fo:language="en" fo:country="US" officeooo:rsid="01c98178" officeooo:paragraph-rsid="01f8abb3" style:font-size-asian="12pt" style:font-size-complex="12pt"/>
    </style:style>
    <style:style style:name="P180" style:family="paragraph" style:parent-style-name="Standard">
      <style:paragraph-properties fo:margin-top="0.423cm" fo:margin-bottom="0cm" style:contextual-spacing="false"/>
      <style:text-properties fo:font-size="12pt" officeooo:paragraph-rsid="01f6ba25" style:font-size-asian="12pt" style:font-size-complex="12pt"/>
    </style:style>
    <style:style style:name="P181" style:family="paragraph" style:parent-style-name="Standard">
      <style:paragraph-properties fo:margin-top="0.423cm" fo:margin-bottom="0cm" style:contextual-spacing="false"/>
      <style:text-properties style:text-position="sub 58%" fo:language="en" fo:country="US" officeooo:rsid="01c98178" officeooo:paragraph-rsid="01f8abb3"/>
    </style:style>
    <style:style style:name="P182" style:family="paragraph" style:parent-style-name="Standard">
      <style:paragraph-properties fo:margin-top="0.423cm" fo:margin-bottom="0cm" style:contextual-spacing="false"/>
      <style:text-properties style:text-position="sub 58%" officeooo:paragraph-rsid="02029600"/>
    </style:style>
    <style:style style:name="P183" style:family="paragraph" style:parent-style-name="Standard">
      <style:paragraph-properties fo:margin-top="0.423cm" fo:margin-bottom="0cm" style:contextual-spacing="false"/>
      <style:text-properties officeooo:paragraph-rsid="01f8abb3"/>
    </style:style>
    <style:style style:name="P184" style:family="paragraph" style:parent-style-name="Standard">
      <style:text-properties officeooo:paragraph-rsid="01f8abb3"/>
    </style:style>
    <style:style style:name="P185" style:family="paragraph" style:parent-style-name="Standard">
      <style:paragraph-properties fo:margin-top="0.423cm" fo:margin-bottom="0cm" style:contextual-spacing="false"/>
      <style:text-properties officeooo:paragraph-rsid="01f92fb0"/>
    </style:style>
    <style:style style:name="P186" style:family="paragraph" style:parent-style-name="Standard">
      <style:paragraph-properties fo:margin-top="0.423cm" fo:margin-bottom="0cm" style:contextual-spacing="false"/>
      <style:text-properties officeooo:paragraph-rsid="01fa6d60"/>
    </style:style>
    <style:style style:name="P187" style:family="paragraph" style:parent-style-name="Standard">
      <style:paragraph-properties fo:margin-top="0.423cm" fo:margin-bottom="0cm" style:contextual-spacing="false"/>
      <style:text-properties officeooo:paragraph-rsid="01fbf7a0"/>
    </style:style>
    <style:style style:name="P188" style:family="paragraph" style:parent-style-name="Standard">
      <style:text-properties officeooo:paragraph-rsid="01fbf7a0"/>
    </style:style>
    <style:style style:name="P189" style:family="paragraph" style:parent-style-name="Standard">
      <style:paragraph-properties fo:margin-top="0.423cm" fo:margin-bottom="0cm" style:contextual-spacing="false"/>
      <style:text-properties officeooo:paragraph-rsid="01fc213a"/>
    </style:style>
    <style:style style:name="P190" style:family="paragraph" style:parent-style-name="Standard">
      <style:paragraph-properties fo:margin-top="0.423cm" fo:margin-bottom="0cm" style:contextual-spacing="false"/>
      <style:text-properties officeooo:paragraph-rsid="01feefe0"/>
    </style:style>
    <style:style style:name="P191" style:family="paragraph" style:parent-style-name="Standard">
      <style:text-properties officeooo:paragraph-rsid="01feefe0"/>
    </style:style>
    <style:style style:name="P19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super 58%" style:font-name="Calibri" fo:font-size="12pt" fo:language="en" fo:country="US" officeooo:rsid="007893f3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9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super 58%" style:font-name="Calibri" fo:font-size="12pt" fo:language="en" fo:country="US" officeooo:rsid="00894926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9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super 58%" style:font-name="Calibri" fo:font-size="12pt" fo:language="en" fo:country="US" officeooo:rsid="009215cb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9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super 58%" style:font-name="Calibri" fo:font-size="12pt" fo:language="ru" fo:country="RU" officeooo:rsid="00f20428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9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text-position="super 58%" style:font-name="Calibri" fo:font-size="12pt" fo:language="ru" fo:country="RU" officeooo:rsid="0040155e" officeooo:paragraph-rsid="0202960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97" style:family="paragraph" style:parent-style-name="Standard">
      <style:paragraph-properties fo:margin-left="0cm" fo:margin-right="0cm" fo:margin-top="0.423cm" fo:margin-bottom="0cm" style:contextual-spacing="false" fo:text-indent="1.249cm" style:auto-text-indent="false"/>
      <style:text-properties officeooo:rsid="01e982fb" officeooo:paragraph-rsid="01feefe0"/>
    </style:style>
    <style:style style:name="P198" style:family="paragraph" style:parent-style-name="Standard">
      <style:paragraph-properties fo:margin-top="0.423cm" fo:margin-bottom="0cm" style:contextual-spacing="false"/>
      <style:text-properties officeooo:rsid="01e982fb" officeooo:paragraph-rsid="01ff948d"/>
    </style:style>
    <style:style style:name="P199" style:family="paragraph" style:parent-style-name="Standard">
      <style:paragraph-properties fo:margin-top="0.423cm" fo:margin-bottom="0cm" style:contextual-spacing="false"/>
      <style:text-properties officeooo:paragraph-rsid="01ff948d"/>
    </style:style>
    <style:style style:name="P200" style:family="paragraph" style:parent-style-name="Standard">
      <style:text-properties officeooo:paragraph-rsid="020157a9"/>
    </style:style>
    <style:style style:name="P201" style:family="paragraph" style:parent-style-name="Standard">
      <style:paragraph-properties fo:margin-top="0.423cm" fo:margin-bottom="0cm" style:contextual-spacing="false"/>
      <style:text-properties officeooo:paragraph-rsid="02029600"/>
    </style:style>
    <style:style style:name="P202" style:family="paragraph" style:parent-style-name="Standard">
      <style:text-properties officeooo:paragraph-rsid="02029600"/>
    </style:style>
    <style:style style:name="P203" style:family="paragraph" style:parent-style-name="Standard">
      <style:paragraph-properties fo:margin-left="0cm" fo:margin-right="0cm" fo:margin-top="0.423cm" fo:margin-bottom="0cm" style:contextual-spacing="false" fo:text-indent="1.249cm" style:auto-text-indent="false"/>
      <style:text-properties officeooo:paragraph-rsid="0202960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f91"/>
    </style:style>
    <style:style style:name="T3" style:family="text">
      <style:text-properties fo:language="en" fo:country="US" officeooo:rsid="01c13d28"/>
    </style:style>
    <style:style style:name="T4" style:family="text">
      <style:text-properties fo:language="en" fo:country="US" officeooo:rsid="01d2a34d"/>
    </style:style>
    <style:style style:name="T5" style:family="text">
      <style:text-properties fo:language="en" fo:country="US" officeooo:rsid="003d1cbc"/>
    </style:style>
    <style:style style:name="T6" style:family="text">
      <style:text-properties fo:language="en" fo:country="US" officeooo:rsid="003f5bb8"/>
    </style:style>
    <style:style style:name="T7" style:family="text">
      <style:text-properties fo:language="en" fo:country="US" officeooo:rsid="011308fd"/>
    </style:style>
    <style:style style:name="T8" style:family="text">
      <style:text-properties fo:language="en" fo:country="US" officeooo:rsid="01db7b0f"/>
    </style:style>
    <style:style style:name="T9" style:family="text">
      <style:text-properties fo:language="en" fo:country="US" officeooo:rsid="01dd0144"/>
    </style:style>
    <style:style style:name="T10" style:family="text">
      <style:text-properties fo:language="en" fo:country="US" officeooo:rsid="0075dbbd"/>
    </style:style>
    <style:style style:name="T11" style:family="text">
      <style:text-properties fo:language="en" fo:country="US" officeooo:rsid="01ed89e6"/>
    </style:style>
    <style:style style:name="T12" style:family="text">
      <style:text-properties fo:language="en" fo:country="US" officeooo:rsid="01657152"/>
    </style:style>
    <style:style style:name="T13" style:family="text">
      <style:text-properties fo:language="en" fo:country="US" officeooo:rsid="0166b7e5"/>
    </style:style>
    <style:style style:name="T14" style:family="text">
      <style:text-properties fo:language="en" fo:country="US" officeooo:rsid="01663b47"/>
    </style:style>
    <style:style style:name="T15" style:family="text">
      <style:text-properties fo:language="en" fo:country="US" officeooo:rsid="01f8abb3"/>
    </style:style>
    <style:style style:name="T16" style:family="text">
      <style:text-properties fo:language="en" fo:country="US" officeooo:rsid="01fa6d60"/>
    </style:style>
    <style:style style:name="T17" style:family="text">
      <style:text-properties fo:language="en" fo:country="US" officeooo:rsid="01fc213a"/>
    </style:style>
    <style:style style:name="T18" style:family="text">
      <style:text-properties fo:language="en" fo:country="US" officeooo:rsid="01fe8dfd"/>
    </style:style>
    <style:style style:name="T19" style:family="text">
      <style:text-properties fo:language="en" fo:country="US" officeooo:rsid="01feefe0"/>
    </style:style>
    <style:style style:name="T20" style:family="text">
      <style:text-properties fo:language="en" fo:country="US" officeooo:rsid="01ff948d"/>
    </style:style>
    <style:style style:name="T21" style:family="text">
      <style:text-properties fo:language="en" fo:country="US" officeooo:rsid="02029600"/>
    </style:style>
    <style:style style:name="T22" style:family="text">
      <style:text-properties fo:language="en" fo:country="US" officeooo:rsid="016b2f76"/>
    </style:style>
    <style:style style:name="T23" style:family="text">
      <style:text-properties fo:language="en" fo:country="US" officeooo:rsid="017235d0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/>
    </style:style>
    <style:style style:name="T26" style:family="text">
      <style:text-properties style:text-position="sub 58%" fo:language="en" fo:country="US" officeooo:rsid="01c029fd"/>
    </style:style>
    <style:style style:name="T27" style:family="text">
      <style:text-properties style:text-position="sub 58%" fo:language="en" fo:country="US" officeooo:rsid="01c13d28"/>
    </style:style>
    <style:style style:name="T28" style:family="text">
      <style:text-properties style:text-position="sub 58%" fo:language="en" fo:country="US" officeooo:rsid="01c15093"/>
    </style:style>
    <style:style style:name="T29" style:family="text">
      <style:text-properties style:text-position="sub 58%" fo:language="en" fo:country="US" officeooo:rsid="01c1bcc1"/>
    </style:style>
    <style:style style:name="T30" style:family="text">
      <style:text-properties style:text-position="sub 58%" fo:language="en" fo:country="US" officeooo:rsid="01c42471"/>
    </style:style>
    <style:style style:name="T31" style:family="text">
      <style:text-properties style:text-position="sub 58%" fo:language="en" fo:country="US" officeooo:rsid="01c98178"/>
    </style:style>
    <style:style style:name="T32" style:family="text">
      <style:text-properties style:text-position="sub 58%" fo:language="en" fo:country="US" officeooo:rsid="01d18c82"/>
    </style:style>
    <style:style style:name="T33" style:family="text">
      <style:text-properties style:text-position="sub 58%" fo:language="en" fo:country="US" officeooo:rsid="01d2a34d"/>
    </style:style>
    <style:style style:name="T34" style:family="text">
      <style:text-properties style:text-position="sub 58%" fo:language="en" fo:country="US" officeooo:rsid="003554d7"/>
    </style:style>
    <style:style style:name="T35" style:family="text">
      <style:text-properties style:text-position="sub 58%" fo:language="en" fo:country="US" officeooo:rsid="00f71bbc"/>
    </style:style>
    <style:style style:name="T36" style:family="text">
      <style:text-properties style:text-position="sub 58%" fo:language="en" fo:country="US" officeooo:rsid="01d6a8ad"/>
    </style:style>
    <style:style style:name="T37" style:family="text">
      <style:text-properties style:text-position="sub 58%" fo:language="en" fo:country="US" officeooo:rsid="003d1cbc"/>
    </style:style>
    <style:style style:name="T38" style:family="text">
      <style:text-properties style:text-position="sub 58%" fo:language="en" fo:country="US" officeooo:rsid="01d73f69"/>
    </style:style>
    <style:style style:name="T39" style:family="text">
      <style:text-properties style:text-position="sub 58%" fo:language="en" fo:country="US" officeooo:rsid="01db7b0f"/>
    </style:style>
    <style:style style:name="T40" style:family="text">
      <style:text-properties style:text-position="sub 58%" fo:language="en" fo:country="US" officeooo:rsid="01dd0144"/>
    </style:style>
    <style:style style:name="T41" style:family="text">
      <style:text-properties style:text-position="sub 58%" fo:language="en" fo:country="US" officeooo:rsid="01e43fde"/>
    </style:style>
    <style:style style:name="T42" style:family="text">
      <style:text-properties style:text-position="sub 58%" fo:language="en" fo:country="US" officeooo:rsid="01e4a0c8"/>
    </style:style>
    <style:style style:name="T43" style:family="text">
      <style:text-properties style:text-position="sub 58%" fo:language="en" fo:country="US" officeooo:rsid="01e697d4"/>
    </style:style>
    <style:style style:name="T44" style:family="text">
      <style:text-properties style:text-position="sub 58%" fo:language="en" fo:country="US" officeooo:rsid="01e7e8bf"/>
    </style:style>
    <style:style style:name="T45" style:family="text">
      <style:text-properties style:text-position="sub 58%" fo:language="en" fo:country="US" officeooo:rsid="01e982fb"/>
    </style:style>
    <style:style style:name="T46" style:family="text">
      <style:text-properties style:text-position="sub 58%" fo:language="en" fo:country="US" officeooo:rsid="005cd127"/>
    </style:style>
    <style:style style:name="T47" style:family="text">
      <style:text-properties style:text-position="sub 58%" fo:language="en" fo:country="US" officeooo:rsid="01eaef86"/>
    </style:style>
    <style:style style:name="T48" style:family="text">
      <style:text-properties style:text-position="sub 58%" fo:language="en" fo:country="US" officeooo:rsid="01a6583b"/>
    </style:style>
    <style:style style:name="T49" style:family="text">
      <style:text-properties style:text-position="sub 58%" fo:language="en" fo:country="US" officeooo:rsid="0068a24b"/>
    </style:style>
    <style:style style:name="T50" style:family="text">
      <style:text-properties style:text-position="sub 58%" fo:language="en" fo:country="US" officeooo:rsid="01ecd4f8"/>
    </style:style>
    <style:style style:name="T51" style:family="text">
      <style:text-properties style:text-position="sub 58%" fo:language="en" fo:country="US" officeooo:rsid="01ed89e6"/>
    </style:style>
    <style:style style:name="T52" style:family="text">
      <style:text-properties style:text-position="sub 58%" fo:language="en" fo:country="US" officeooo:rsid="0162c561"/>
    </style:style>
    <style:style style:name="T53" style:family="text">
      <style:text-properties style:text-position="sub 58%" fo:language="en" fo:country="US" officeooo:rsid="015fd72e"/>
    </style:style>
    <style:style style:name="T54" style:family="text">
      <style:text-properties style:text-position="sub 58%" fo:language="en" fo:country="US" officeooo:rsid="01606091"/>
    </style:style>
    <style:style style:name="T55" style:family="text">
      <style:text-properties style:text-position="sub 58%" fo:language="en" fo:country="US" officeooo:rsid="01f6ba25"/>
    </style:style>
    <style:style style:name="T56" style:family="text">
      <style:text-properties style:text-position="sub 58%" fo:language="en" fo:country="US" officeooo:rsid="01f8abb3"/>
    </style:style>
    <style:style style:name="T57" style:family="text">
      <style:text-properties style:text-position="sub 58%" fo:language="en" fo:country="US" officeooo:rsid="01fa6d60"/>
    </style:style>
    <style:style style:name="T58" style:family="text">
      <style:text-properties style:text-position="sub 58%" fo:language="en" fo:country="US" officeooo:rsid="01fbf7a0"/>
    </style:style>
    <style:style style:name="T59" style:family="text">
      <style:text-properties style:text-position="sub 58%" fo:language="en" fo:country="US" officeooo:rsid="01fc213a"/>
    </style:style>
    <style:style style:name="T60" style:family="text">
      <style:text-properties style:text-position="sub 58%" fo:language="en" fo:country="US" officeooo:rsid="01feefe0"/>
    </style:style>
    <style:style style:name="T61" style:family="text">
      <style:text-properties style:text-position="sub 58%" fo:language="en" fo:country="US" officeooo:rsid="01ff948d"/>
    </style:style>
    <style:style style:name="T62" style:family="text">
      <style:text-properties style:text-position="sub 58%" fo:language="en" fo:country="US" officeooo:rsid="020157a9"/>
    </style:style>
    <style:style style:name="T63" style:family="text">
      <style:text-properties style:text-position="sub 58%" fo:language="en" fo:country="US" officeooo:rsid="02029600"/>
    </style:style>
    <style:style style:name="T64" style:family="text">
      <style:text-properties style:text-position="sub 58%" fo:language="en" fo:country="US" officeooo:rsid="016b2f76"/>
    </style:style>
    <style:style style:name="T65" style:family="text">
      <style:text-properties style:text-position="sub 58%" fo:language="en" fo:country="US" officeooo:rsid="016cb7bb"/>
    </style:style>
    <style:style style:name="T66" style:family="text">
      <style:text-properties style:text-position="sub 58%" fo:language="en" fo:country="US" officeooo:rsid="016da2e3"/>
    </style:style>
    <style:style style:name="T67" style:family="text">
      <style:text-properties style:text-position="sub 58%" fo:language="en" fo:country="US" officeooo:rsid="016f49ca"/>
    </style:style>
    <style:style style:name="T68" style:family="text">
      <style:text-properties style:text-position="sub 58%" fo:language="en" fo:country="US" officeooo:rsid="016febe1"/>
    </style:style>
    <style:style style:name="T69" style:family="text">
      <style:text-properties style:text-position="sub 58%" fo:language="en" fo:country="US" officeooo:rsid="01753e16"/>
    </style:style>
    <style:style style:name="T70" style:family="text">
      <style:text-properties style:text-position="sub 58%" fo:language="en" fo:country="US" officeooo:rsid="017a1d7d"/>
    </style:style>
    <style:style style:name="T71" style:family="text">
      <style:text-properties style:text-position="sub 58%" fo:font-size="12pt" style:font-size-asian="12pt" style:text-scale="110%"/>
    </style:style>
    <style:style style:name="T72" style:family="text">
      <style:text-properties style:text-position="sub 58%" fo:font-size="12pt" fo:language="en" fo:country="US" officeooo:rsid="01f8abb3" style:font-size-asian="12pt" style:font-size-complex="12pt"/>
    </style:style>
    <style:style style:name="T73" style:family="text">
      <style:text-properties style:text-position="sub 58%" officeooo:rsid="01c13d28"/>
    </style:style>
    <style:style style:name="T74" style:family="text">
      <style:text-properties style:text-position="sub 58%" officeooo:rsid="01c389d9"/>
    </style:style>
    <style:style style:name="T75" style:family="text">
      <style:text-properties style:text-position="sub 58%" officeooo:rsid="01d2a34d"/>
    </style:style>
    <style:style style:name="T76" style:family="text">
      <style:text-properties style:text-position="sub 58%" officeooo:rsid="01d44955"/>
    </style:style>
    <style:style style:name="T77" style:family="text">
      <style:text-properties style:text-position="sub 58%" officeooo:rsid="01d6a8ad"/>
    </style:style>
    <style:style style:name="T78" style:family="text">
      <style:text-properties style:text-position="sub 58%" officeooo:rsid="01d73f69"/>
    </style:style>
    <style:style style:name="T79" style:family="text">
      <style:text-properties style:text-position="sub 58%" officeooo:rsid="01e982fb"/>
    </style:style>
    <style:style style:name="T80" style:family="text">
      <style:text-properties style:text-position="sub 58%" officeooo:rsid="01f6ba25"/>
    </style:style>
    <style:style style:name="T81" style:family="text">
      <style:text-properties style:text-position="sub 58%" officeooo:rsid="01f8abb3"/>
    </style:style>
    <style:style style:name="T82" style:family="text">
      <style:text-properties style:text-position="sub 58%" officeooo:rsid="01fa6d60"/>
    </style:style>
    <style:style style:name="T83" style:family="text">
      <style:text-properties style:text-position="sub 58%" officeooo:rsid="01feefe0"/>
    </style:style>
    <style:style style:name="T84" style:family="text">
      <style:text-properties style:text-position="sub 58%" officeooo:rsid="01ff948d"/>
    </style:style>
    <style:style style:name="T85" style:family="text">
      <style:text-properties style:text-position="sub 58%" officeooo:rsid="02029600"/>
    </style:style>
    <style:style style:name="T86" style:family="text">
      <style:text-properties style:text-position="sub 58%" officeooo:rsid="016cb7bb"/>
    </style:style>
    <style:style style:name="T87" style:family="text">
      <style:text-properties style:text-position="sub 58%" officeooo:rsid="01753e16"/>
    </style:style>
    <style:style style:name="T88" style:family="text">
      <style:text-properties style:text-position="super 58%"/>
    </style:style>
    <style:style style:name="T89" style:family="text">
      <style:text-properties style:text-position="super 58%" fo:language="ru" fo:country="RU"/>
    </style:style>
    <style:style style:name="T90" style:family="text">
      <style:text-properties style:text-position="super 58%" officeooo:rsid="00146d96"/>
    </style:style>
    <style:style style:name="T91" style:family="text">
      <style:text-properties style:text-position="0% 100%"/>
    </style:style>
    <style:style style:name="T92" style:family="text">
      <style:text-properties style:text-position="0% 100%" officeooo:rsid="01d2a34d"/>
    </style:style>
    <style:style style:name="T93" style:family="text">
      <style:text-properties style:text-position="0% 100%" officeooo:rsid="01d44955"/>
    </style:style>
    <style:style style:name="T94" style:family="text">
      <style:text-properties style:text-position="0% 100%" fo:language="en" fo:country="US" officeooo:rsid="00f71bbc"/>
    </style:style>
    <style:style style:name="T95" style:family="text">
      <style:text-properties style:text-position="0% 100%" fo:language="en" fo:country="US" officeooo:rsid="01e43fde"/>
    </style:style>
    <style:style style:name="T96" style:family="text">
      <style:text-properties style:text-position="0% 100%" fo:language="en" fo:country="US" officeooo:rsid="01e7e8bf"/>
    </style:style>
    <style:style style:name="T97" style:family="text">
      <style:text-properties style:text-position="0% 100%" fo:language="en" fo:country="US" officeooo:rsid="01e982fb"/>
    </style:style>
    <style:style style:name="T98" style:family="text">
      <style:text-properties style:text-position="0% 100%" fo:language="en" fo:country="US" officeooo:rsid="014c5afc"/>
    </style:style>
    <style:style style:name="T99" style:family="text">
      <style:text-properties style:text-position="0% 100%" fo:language="en" fo:country="US" officeooo:rsid="0153e935"/>
    </style:style>
    <style:style style:name="T100" style:family="text">
      <style:text-properties style:text-position="0% 100%" fo:language="en" fo:country="US" officeooo:rsid="01ecd4f8"/>
    </style:style>
    <style:style style:name="T101" style:family="text">
      <style:text-properties style:text-position="0% 100%" fo:language="en" fo:country="US" officeooo:rsid="01d2a34d"/>
    </style:style>
    <style:style style:name="T102" style:family="text">
      <style:text-properties style:text-position="0% 100%" fo:language="en" fo:country="US" officeooo:rsid="01feefe0"/>
    </style:style>
    <style:style style:name="T103" style:family="text">
      <style:text-properties style:text-position="0% 100%" fo:language="en" fo:country="US" officeooo:rsid="01ff948d"/>
    </style:style>
    <style:style style:name="T104" style:family="text">
      <style:text-properties style:text-position="0% 100%" fo:language="en" fo:country="US" officeooo:rsid="02029600"/>
    </style:style>
    <style:style style:name="T105" style:family="text">
      <style:text-properties style:text-position="0% 100%" fo:language="en" fo:country="US" officeooo:rsid="016febe1"/>
    </style:style>
    <style:style style:name="T106" style:family="text">
      <style:text-properties style:text-position="0% 100%" style:font-name="Calibri" fo:font-size="12pt" fo:language="ru" fo:country="RU" officeooo: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07" style:family="text">
      <style:text-properties style:text-position="0% 100%" style:font-name="Calibri" fo:font-size="12pt" fo:language="ru" fo:country="RU" officeooo:rsid="01ff948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08" style:family="text">
      <style:text-properties style:text-position="0% 100%" style:font-name="Calibri" fo:font-size="12pt" fo:language="en" fo:country="US" officeooo: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09" style:family="text">
      <style:text-properties style:text-position="0% 100%" officeooo:rsid="01f6ba25"/>
    </style:style>
    <style:style style:name="T110" style:family="text">
      <style:text-properties style:text-position="0% 100%" officeooo:rsid="01f8abb3"/>
    </style:style>
    <style:style style:name="T111" style:family="text">
      <style:text-properties style:text-position="0% 100%" officeooo:rsid="00a2a2e6"/>
    </style:style>
    <style:style style:name="T112" style:family="text">
      <style:text-properties style:font-name="Calibri" fo:font-size="12pt" fo:language="ru" fo:country="RU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13" style:family="text">
      <style:text-properties style:font-name="Calibri" fo:font-size="12pt" fo:language="ru" fo:country="RU" officeooo:rsid="01c98178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14" style:family="text">
      <style:text-properties style:font-name="Calibri" fo:font-size="12pt" fo:language="ru" fo:country="RU" officeooo:rsid="002f3214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15" style:family="text">
      <style:text-properties style:font-name="Calibri" fo:font-size="12pt" fo:language="ru" fo:country="RU" officeooo:rsid="01f8abb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16" style:family="text">
      <style:text-properties style:font-name="Calibri" fo:font-size="12pt" fo:language="ru" fo:country="RU" officeooo:rsid="01fa6d6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17" style:family="text">
      <style:text-properties style:font-name="Calibri" fo:font-size="12pt" fo:language="ru" fo:country="RU" officeooo:rsid="01fc213a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18" style:family="text">
      <style:text-properties style:font-name="Calibri" fo:font-size="12pt" fo:language="ru" fo:country="RU" officeooo:rsid="01fe8df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19" style:family="text">
      <style:text-properties style:font-name="Calibri" fo:font-size="12pt" fo:language="ru" fo:country="RU" officeooo:rsid="01feefe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20" style:family="text">
      <style:text-properties style:font-name="Calibri" fo:font-size="12pt" fo:language="en" fo:country="US" officeooo:rsid="016417f7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21" style:family="text">
      <style:text-properties style:font-name="Calibri" fo:font-size="12pt" fo:language="en" fo:country="US" officeooo:rsid="01bc1707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22" style:family="text">
      <style:text-properties style:font-name="Calibri" fo:font-size="12pt" fo:language="en" fo:country="US" officeooo:rsid="0176bc2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23" style:family="text">
      <style:text-properties officeooo:rsid="01bd1e62"/>
    </style:style>
    <style:style style:name="T124" style:family="text">
      <style:text-properties officeooo:rsid="01beaca7"/>
    </style:style>
    <style:style style:name="T125" style:family="text">
      <style:text-properties fo:font-size="12pt" style:font-size-asian="12pt"/>
    </style:style>
    <style:style style:name="T126" style:family="text">
      <style:text-properties fo:font-size="12pt" style:font-size-asian="12pt" style:text-scale="116%"/>
    </style:style>
    <style:style style:name="T127" style:family="text">
      <style:text-properties fo:font-size="12pt" style:font-size-asian="12pt" style:text-scale="110%"/>
    </style:style>
    <style:style style:name="T128" style:family="text">
      <style:text-properties fo:font-size="12pt" fo:language="en" fo:country="US" style:font-size-asian="12pt" style:font-size-complex="12pt"/>
    </style:style>
    <style:style style:name="T129" style:family="text">
      <style:text-properties fo:font-size="12pt" fo:language="en" fo:country="US" officeooo:rsid="01d44955" style:font-size-asian="12pt" style:font-size-complex="12pt"/>
    </style:style>
    <style:style style:name="T130" style:family="text">
      <style:text-properties fo:font-size="12pt" fo:language="en" fo:country="US" officeooo:rsid="01f8abb3" style:font-size-asian="12pt" style:font-size-complex="12pt"/>
    </style:style>
    <style:style style:name="T131" style:family="text">
      <style:text-properties fo:font-size="12pt" fo:language="en" fo:country="US" officeooo:rsid="01f9fbfe" style:font-size-asian="12pt" style:font-size-complex="12pt"/>
    </style:style>
    <style:style style:name="T132" style:family="text">
      <style:text-properties fo:font-size="12pt" fo:language="en" fo:country="US" officeooo:rsid="01fa6d60" style:font-size-asian="12pt" style:font-size-complex="12pt"/>
    </style:style>
    <style:style style:name="T133" style:family="text">
      <style:text-properties style:text-position="8% 100%" fo:font-size="12pt" style:font-size-asian="12pt" style:text-scale="120%"/>
    </style:style>
    <style:style style:name="T134" style:family="text">
      <style:text-properties fo:font-size="7pt" style:font-size-asian="7pt" style:text-scale="120%"/>
    </style:style>
    <style:style style:name="T135" style:family="text">
      <style:text-properties officeooo:rsid="01c389d9"/>
    </style:style>
    <style:style style:name="T136" style:family="text">
      <style:text-properties officeooo:rsid="01d18c82"/>
    </style:style>
    <style:style style:name="T137" style:family="text">
      <style:text-properties officeooo:rsid="01d2a34d"/>
    </style:style>
    <style:style style:name="T138" style:family="text">
      <style:text-properties officeooo:rsid="01d44955"/>
    </style:style>
    <style:style style:name="T139" style:family="text">
      <style:text-properties officeooo:rsid="01db7b0f"/>
    </style:style>
    <style:style style:name="T140" style:family="text">
      <style:text-properties officeooo:rsid="01f6ba25"/>
    </style:style>
    <style:style style:name="T141" style:family="text">
      <style:text-properties officeooo:rsid="01f8abb3"/>
    </style:style>
    <style:style style:name="T142" style:family="text">
      <style:text-properties officeooo:rsid="01f9fbfe"/>
    </style:style>
    <style:style style:name="T143" style:family="text">
      <style:text-properties officeooo:rsid="01fa6d60"/>
    </style:style>
    <style:style style:name="T144" style:family="text">
      <style:text-properties officeooo:rsid="01fbf7a0"/>
    </style:style>
    <style:style style:name="T145" style:family="text">
      <style:text-properties officeooo:rsid="01feefe0"/>
    </style:style>
    <style:style style:name="T146" style:family="text">
      <style:text-properties officeooo:rsid="01ff948d"/>
    </style:style>
    <style:style style:name="T147" style:family="text">
      <style:text-properties officeooo:rsid="02029600"/>
    </style:style>
    <style:style style:name="T148" style:family="text">
      <style:text-properties officeooo:rsid="016da2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обитов Анвархон</text:p>
      <text:p text:style-name="P1">Группа: <text:span text:style-name="T1">P</text:span>31<text:span text:style-name="T123">1</text:span><text:span text:style-name="T124">5</text:span></text:p>
      <text:p text:style-name="P1">Вариант: <text:span text:style-name="T123">1</text:span><text:span text:style-name="T124">62</text:span></text:p>
      <text:p text:style-name="P5">Д/З - 2: Минимальные расстояния</text:p>
      <text:p text:style-name="P5"/>
      <text:p text:style-name="P5">Исходная таблица соединений <text:span text:style-name="T1">R</text:span>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/>
        <table:table-column table:style-name="Таблица1.D"/>
        <table:table-column table:style-name="Таблица1.H"/>
        <table:table-column table:style-name="Таблица1.I"/>
        <table:table-column table:style-name="Таблица1.D"/>
        <table:table-column table:style-name="Таблица1.K"/>
        <table:table-column table:style-name="Таблица1.L"/>
        <table:table-column table:style-name="Таблица1.M"/>
        <table:table-row table:style-name="Таблица1.1">
          <table:table-cell table:style-name="Таблица1.A1" office:value-type="string">
            <text:p text:style-name="P32"><text:span text:style-name="T125">V/</text:span><text:span text:style-name="T126">V</text:span></text:p>
          </table:table-cell>
          <table:table-cell table:style-name="Таблица1.B1" office:value-type="string">
            <text:p text:style-name="P33"><text:span text:style-name="T127">e</text:span><text:span text:style-name="T71">1</text:span></text:p>
          </table:table-cell>
          <table:table-cell table:style-name="Таблица1.C1" office:value-type="string">
            <text:p text:style-name="P37"><text:span text:style-name="T127">e</text:span><text:span text:style-name="T71">2</text:span></text:p>
          </table:table-cell>
          <table:table-cell table:style-name="Таблица1.D1" office:value-type="string">
            <text:p text:style-name="P41"><text:span text:style-name="T127">e</text:span><text:span text:style-name="T71">3</text:span></text:p>
          </table:table-cell>
          <table:table-cell table:style-name="Таблица1.E1" office:value-type="string">
            <text:p text:style-name="P34"><text:span text:style-name="T127">e</text:span><text:span text:style-name="T71">4</text:span></text:p>
          </table:table-cell>
          <table:table-cell table:style-name="Таблица1.F1" office:value-type="string">
            <text:p text:style-name="P37"><text:span text:style-name="T127">e</text:span><text:span text:style-name="T71">5</text:span></text:p>
          </table:table-cell>
          <table:table-cell table:style-name="Таблица1.G1" office:value-type="string">
            <text:p text:style-name="P38"><text:span text:style-name="T127">e</text:span><text:span text:style-name="T71">6</text:span></text:p>
          </table:table-cell>
          <table:table-cell table:style-name="Таблица1.H1" office:value-type="string">
            <text:p text:style-name="P39"><text:span text:style-name="T127">e</text:span><text:span text:style-name="T71">7</text:span></text:p>
          </table:table-cell>
          <table:table-cell table:style-name="Таблица1.I1" office:value-type="string">
            <text:p text:style-name="P40"><text:span text:style-name="T127">e</text:span><text:span text:style-name="T71">8</text:span></text:p>
          </table:table-cell>
          <table:table-cell table:style-name="Таблица1.J1" office:value-type="string">
            <text:p text:style-name="P35"><text:span text:style-name="T127">e</text:span><text:span text:style-name="T71">9</text:span></text:p>
          </table:table-cell>
          <table:table-cell table:style-name="Таблица1.K1" office:value-type="string">
            <text:p text:style-name="P42"><text:span text:style-name="T133">e</text:span><text:span text:style-name="T134">10</text:span></text:p>
          </table:table-cell>
          <table:table-cell table:style-name="Таблица1.L1" office:value-type="string">
            <text:p text:style-name="P43"><text:span text:style-name="T133">e</text:span><text:span text:style-name="T134">11</text:span></text:p>
          </table:table-cell>
          <table:table-cell table:style-name="Таблица1.M1" office:value-type="string">
            <text:p text:style-name="P44"><text:span text:style-name="T133">e</text:span><text:span text:style-name="T134">12</text:span></text:p>
          </table:table-cell>
        </table:table-row>
        <table:table-row table:style-name="Таблица1.2">
          <table:table-cell table:style-name="Таблица1.A2" office:value-type="string">
            <text:p text:style-name="P36"><text:span text:style-name="T127">e</text:span><text:span text:style-name="T71">1</text:span></text:p>
          </table:table-cell>
          <table:table-cell table:style-name="Таблица1.B2" office:value-type="string">
            <text:p text:style-name="P24">0</text:p>
          </table:table-cell>
          <table:table-cell table:style-name="Таблица1.C2" office:value-type="string">
            <text:p text:style-name="P27">2</text:p>
          </table:table-cell>
          <table:table-cell table:style-name="Таблица1.D2" office:value-type="string">
            <text:p text:style-name="P30">1</text:p>
          </table:table-cell>
          <table:table-cell table:style-name="Таблица1.E2" office:value-type="string">
            <text:p text:style-name="P31"/>
          </table:table-cell>
          <table:table-cell table:style-name="Таблица1.F2" office:value-type="string">
            <text:p text:style-name="P31"/>
          </table:table-cell>
          <table:table-cell table:style-name="Таблица1.G2" office:value-type="string">
            <text:p text:style-name="P31"><text:s text:c="4"/>4</text:p>
          </table:table-cell>
          <table:table-cell table:style-name="Таблица1.H2" office:value-type="string">
            <text:p text:style-name="P31"/>
          </table:table-cell>
          <table:table-cell table:style-name="Таблица1.I2" office:value-type="string">
            <text:p text:style-name="P31"/>
          </table:table-cell>
          <table:table-cell table:style-name="Таблица1.J2" office:value-type="string">
            <text:p text:style-name="P25">5</text:p>
          </table:table-cell>
          <table:table-cell table:style-name="Таблица1.K2" office:value-type="string">
            <text:p text:style-name="P31"><text:s text:c="6"/>5</text:p>
          </table:table-cell>
          <table:table-cell table:style-name="Таблица1.L2" office:value-type="string">
            <text:p text:style-name="P26">5</text:p>
          </table:table-cell>
          <table:table-cell table:style-name="Таблица1.M2" office:value-type="string">
            <text:p text:style-name="P31"/>
          </table:table-cell>
        </table:table-row>
        <table:table-row table:style-name="Таблица1.3">
          <table:table-cell table:style-name="Таблица1.A3" office:value-type="string">
            <text:p text:style-name="P36"><text:span text:style-name="T127">e</text:span><text:span text:style-name="T71">2</text:span></text:p>
          </table:table-cell>
          <table:table-cell table:style-name="Таблица1.B3" office:value-type="string">
            <text:p text:style-name="P24">2</text:p>
          </table:table-cell>
          <table:table-cell table:style-name="Таблица1.C3" office:value-type="string">
            <text:p text:style-name="P27">0</text:p>
          </table:table-cell>
          <table:table-cell table:style-name="Таблица1.D3" office:value-type="string">
            <text:p text:style-name="P31"/>
          </table:table-cell>
          <table:table-cell table:style-name="Таблица1.E3" office:value-type="string">
            <text:p text:style-name="P31"><text:s text:c="3"/>4</text:p>
          </table:table-cell>
          <table:table-cell table:style-name="Таблица1.F3" office:value-type="string">
            <text:p text:style-name="P31"><text:s text:c="3"/>5</text:p>
          </table:table-cell>
          <table:table-cell table:style-name="Таблица1.G3" office:value-type="string">
            <text:p text:style-name="P31"><text:s text:c="3"/>2</text:p>
          </table:table-cell>
          <table:table-cell table:style-name="Таблица1.H3" office:value-type="string">
            <text:p text:style-name="P46"/>
          </table:table-cell>
          <table:table-cell table:style-name="Таблица1.I3" office:value-type="string">
            <text:p text:style-name="P31"><text:s text:c="4"/>4</text:p>
          </table:table-cell>
          <table:table-cell table:style-name="Таблица1.J3" office:value-type="string">
            <text:p text:style-name="P49"/>
          </table:table-cell>
          <table:table-cell table:style-name="Таблица1.K3" office:value-type="string">
            <text:p text:style-name="P25">5</text:p>
          </table:table-cell>
          <table:table-cell table:style-name="Таблица1.L3" office:value-type="string">
            <text:p text:style-name="P50"/>
          </table:table-cell>
          <table:table-cell table:style-name="Таблица1.M3" office:value-type="string">
            <text:p text:style-name="P25">2</text:p>
          </table:table-cell>
        </table:table-row>
        <table:table-row table:style-name="Таблица1.4">
          <table:table-cell table:style-name="Таблица1.A4" office:value-type="string">
            <text:p text:style-name="P36"><text:span text:style-name="T127">e</text:span><text:span text:style-name="T71">3</text:span></text:p>
          </table:table-cell>
          <table:table-cell table:style-name="Таблица1.B4" office:value-type="string">
            <text:p text:style-name="P24">1</text:p>
          </table:table-cell>
          <table:table-cell table:style-name="Таблица1.C4" office:value-type="string">
            <text:p text:style-name="P31"/>
          </table:table-cell>
          <table:table-cell table:style-name="Таблица1.D4" office:value-type="string">
            <text:p text:style-name="P30">0</text:p>
          </table:table-cell>
          <table:table-cell table:style-name="Таблица1.E4" office:value-type="string">
            <text:p text:style-name="P49"/>
          </table:table-cell>
          <table:table-cell table:style-name="Таблица1.F4" office:value-type="string">
            <text:p text:style-name="P31"/>
          </table:table-cell>
          <table:table-cell table:style-name="Таблица1.G4" office:value-type="string">
            <text:p text:style-name="P47"/>
          </table:table-cell>
          <table:table-cell table:style-name="Таблица1.H4" office:value-type="string">
            <text:p text:style-name="P46"/>
          </table:table-cell>
          <table:table-cell table:style-name="Таблица1.I4" office:value-type="string">
            <text:p text:style-name="P31"><text:s text:c="5"/>3</text:p>
          </table:table-cell>
          <table:table-cell table:style-name="Таблица1.J4" office:value-type="string">
            <text:p text:style-name="P49"/>
          </table:table-cell>
          <table:table-cell table:style-name="Таблица1.K4" office:value-type="string">
            <text:p text:style-name="P31"><text:s text:c="5"/>2</text:p>
          </table:table-cell>
          <table:table-cell table:style-name="Таблица1.L4" office:value-type="string">
            <text:p text:style-name="P50"/>
          </table:table-cell>
          <table:table-cell table:style-name="Таблица1.M4" office:value-type="string">
            <text:p text:style-name="P31"/>
          </table:table-cell>
        </table:table-row>
        <table:table-row table:style-name="Таблица1.5">
          <table:table-cell table:style-name="Таблица1.A5" office:value-type="string">
            <text:p text:style-name="P36"><text:span text:style-name="T127">e</text:span><text:span text:style-name="T71">4</text:span></text:p>
          </table:table-cell>
          <table:table-cell table:style-name="Таблица1.B5" office:value-type="string">
            <text:p text:style-name="P31"/>
          </table:table-cell>
          <table:table-cell table:style-name="Таблица1.C5" office:value-type="string">
            <text:p text:style-name="P31"><text:s text:c="4"/>4</text:p>
          </table:table-cell>
          <table:table-cell table:style-name="Таблица1.D5" office:value-type="string">
            <text:p text:style-name="P51"/>
          </table:table-cell>
          <table:table-cell table:style-name="Таблица1.E5" office:value-type="string">
            <text:p text:style-name="P25">0</text:p>
          </table:table-cell>
          <table:table-cell table:style-name="Таблица1.F5" office:value-type="string">
            <text:p text:style-name="P31"/>
          </table:table-cell>
          <table:table-cell table:style-name="Таблица1.G5" office:value-type="string">
            <text:p text:style-name="P28">4</text:p>
          </table:table-cell>
          <table:table-cell table:style-name="Таблица1.H5" office:value-type="string">
            <text:p text:style-name="P29">2</text:p>
          </table:table-cell>
          <table:table-cell table:style-name="Таблица1.I5" office:value-type="string">
            <text:p text:style-name="P31"><text:s text:c="5"/>3</text:p>
          </table:table-cell>
          <table:table-cell table:style-name="Таблица1.J5" office:value-type="string">
            <text:p text:style-name="P31"/>
          </table:table-cell>
          <table:table-cell table:style-name="Таблица1.K5" office:value-type="string">
            <text:p text:style-name="P31"/>
          </table:table-cell>
          <table:table-cell table:style-name="Таблица1.L5" office:value-type="string">
            <text:p text:style-name="P26">2</text:p>
          </table:table-cell>
          <table:table-cell table:style-name="Таблица1.M5" office:value-type="string">
            <text:p text:style-name="P31"><text:s text:c="7"/>2</text:p>
          </table:table-cell>
        </table:table-row>
        <table:table-row table:style-name="Таблица1.6">
          <table:table-cell table:style-name="Таблица1.A6" office:value-type="string">
            <text:p text:style-name="P36"><text:span text:style-name="T127">e</text:span><text:span text:style-name="T71">5</text:span></text:p>
          </table:table-cell>
          <table:table-cell table:style-name="Таблица1.B6" office:value-type="string">
            <text:p text:style-name="P31"/>
          </table:table-cell>
          <table:table-cell table:style-name="Таблица1.C6" office:value-type="string">
            <text:p text:style-name="P31"><text:s text:c="4"/>5</text:p>
          </table:table-cell>
          <table:table-cell table:style-name="Таблица1.D6" office:value-type="string">
            <text:p text:style-name="P31"/>
          </table:table-cell>
          <table:table-cell table:style-name="Таблица1.E6" office:value-type="string">
            <text:p text:style-name="P31"/>
          </table:table-cell>
          <table:table-cell table:style-name="Таблица1.F6" office:value-type="string">
            <text:p text:style-name="P27">0</text:p>
          </table:table-cell>
          <table:table-cell table:style-name="Таблица1.G6" office:value-type="string">
            <text:p text:style-name="P47"/>
          </table:table-cell>
          <table:table-cell table:style-name="Таблица1.H6" office:value-type="string">
            <text:p text:style-name="P46"/>
          </table:table-cell>
          <table:table-cell table:style-name="Таблица1.I6" office:value-type="string">
            <text:p text:style-name="P29">3</text:p>
          </table:table-cell>
          <table:table-cell table:style-name="Таблица1.J6" office:value-type="string">
            <text:p text:style-name="P25">5</text:p>
          </table:table-cell>
          <table:table-cell table:style-name="Таблица1.K6" office:value-type="string">
            <text:p text:style-name="P49"/>
          </table:table-cell>
          <table:table-cell table:style-name="Таблица1.L6" office:value-type="string">
            <text:p text:style-name="P31"><text:s text:c="5"/>5</text:p>
          </table:table-cell>
          <table:table-cell table:style-name="Таблица1.M6" office:value-type="string">
            <text:p text:style-name="P31"><text:s text:c="7"/>2</text:p>
          </table:table-cell>
        </table:table-row>
        <table:table-row table:style-name="Таблица1.7">
          <table:table-cell table:style-name="Таблица1.A7" office:value-type="string">
            <text:p text:style-name="P36"><text:span text:style-name="T127">e</text:span><text:span text:style-name="T71">6</text:span></text:p>
          </table:table-cell>
          <table:table-cell table:style-name="Таблица1.B7" office:value-type="string">
            <text:p text:style-name="P31"><text:s text:c="3"/>4</text:p>
          </table:table-cell>
          <table:table-cell table:style-name="Таблица1.C7" office:value-type="string">
            <text:p text:style-name="P31"><text:s text:c="4"/>2</text:p>
          </table:table-cell>
          <table:table-cell table:style-name="Таблица1.D7" office:value-type="string">
            <text:p text:style-name="P51"/>
          </table:table-cell>
          <table:table-cell table:style-name="Таблица1.E7" office:value-type="string">
            <text:p text:style-name="P25">4</text:p>
          </table:table-cell>
          <table:table-cell table:style-name="Таблица1.F7" office:value-type="string">
            <text:p text:style-name="P48"/>
          </table:table-cell>
          <table:table-cell table:style-name="Таблица1.G7" office:value-type="string">
            <text:p text:style-name="P28">0</text:p>
          </table:table-cell>
          <table:table-cell table:style-name="Таблица1.H7" office:value-type="string">
            <text:p text:style-name="P31"><text:s text:c="5"/>2</text:p>
          </table:table-cell>
          <table:table-cell table:style-name="Таблица1.I7" office:value-type="string">
            <text:p text:style-name="P29">2</text:p>
          </table:table-cell>
          <table:table-cell table:style-name="Таблица1.J7" office:value-type="string">
            <text:p text:style-name="P31"><text:s text:c="3"/>2</text:p>
          </table:table-cell>
          <table:table-cell table:style-name="Таблица1.K7" office:value-type="string">
            <text:p text:style-name="P31"><text:s text:c="5"/>2</text:p>
          </table:table-cell>
          <table:table-cell table:style-name="Таблица1.L7" office:value-type="string">
            <text:p text:style-name="P26">3</text:p>
          </table:table-cell>
          <table:table-cell table:style-name="Таблица1.M7" office:value-type="string">
            <text:p text:style-name="P31"/>
          </table:table-cell>
        </table:table-row>
        <table:table-row table:style-name="Таблица1.8">
          <table:table-cell table:style-name="Таблица1.A8" office:value-type="string">
            <text:p text:style-name="P36"><text:span text:style-name="T127">e</text:span><text:span text:style-name="T71">7</text:span></text:p>
          </table:table-cell>
          <table:table-cell table:style-name="Таблица1.B8" office:value-type="string">
            <text:p text:style-name="P31"/>
          </table:table-cell>
          <table:table-cell table:style-name="Таблица1.C8" office:value-type="string">
            <text:p text:style-name="P48"/>
          </table:table-cell>
          <table:table-cell table:style-name="Таблица1.D8" office:value-type="string">
            <text:p text:style-name="P51"/>
          </table:table-cell>
          <table:table-cell table:style-name="Таблица1.E8" office:value-type="string">
            <text:p text:style-name="P25">2</text:p>
          </table:table-cell>
          <table:table-cell table:style-name="Таблица1.F8" office:value-type="string">
            <text:p text:style-name="P48"/>
          </table:table-cell>
          <table:table-cell table:style-name="Таблица1.G8" office:value-type="string">
            <text:p text:style-name="P31"><text:s text:c="3"/>2</text:p>
          </table:table-cell>
          <table:table-cell table:style-name="Таблица1.H8" office:value-type="string">
            <text:p text:style-name="P29">0</text:p>
          </table:table-cell>
          <table:table-cell table:style-name="Таблица1.I8" office:value-type="string">
            <text:p text:style-name="P31"/>
          </table:table-cell>
          <table:table-cell table:style-name="Таблица1.J8" office:value-type="string">
            <text:p text:style-name="P31"/>
          </table:table-cell>
          <table:table-cell table:style-name="Таблица1.K8" office:value-type="string">
            <text:p text:style-name="P49"/>
          </table:table-cell>
          <table:table-cell table:style-name="Таблица1.L8" office:value-type="string">
            <text:p text:style-name="P26">2</text:p>
          </table:table-cell>
          <table:table-cell table:style-name="Таблица1.M8" office:value-type="string">
            <text:p text:style-name="P49"/>
          </table:table-cell>
        </table:table-row>
        <table:table-row table:style-name="Таблица1.9">
          <table:table-cell table:style-name="Таблица1.A9" office:value-type="string">
            <text:p text:style-name="P36"><text:span text:style-name="T127">e</text:span><text:span text:style-name="T71">8</text:span></text:p>
          </table:table-cell>
          <table:table-cell table:style-name="Таблица1.B9" office:value-type="string">
            <text:p text:style-name="P31"/>
          </table:table-cell>
          <table:table-cell table:style-name="Таблица1.C9" office:value-type="string">
            <text:p text:style-name="P31"><text:s text:c="4"/>4</text:p>
          </table:table-cell>
          <table:table-cell table:style-name="Таблица1.D9" office:value-type="string">
            <text:p text:style-name="P31"><text:s text:c="4"/>3</text:p>
          </table:table-cell>
          <table:table-cell table:style-name="Таблица1.E9" office:value-type="string">
            <text:p text:style-name="P31"><text:s text:c="3"/>3</text:p>
          </table:table-cell>
          <table:table-cell table:style-name="Таблица1.F9" office:value-type="string">
            <text:p text:style-name="P27">3</text:p>
          </table:table-cell>
          <table:table-cell table:style-name="Таблица1.G9" office:value-type="string">
            <text:p text:style-name="P28">2</text:p>
          </table:table-cell>
          <table:table-cell table:style-name="Таблица1.H9" office:value-type="string">
            <text:p text:style-name="P31"/>
          </table:table-cell>
          <table:table-cell table:style-name="Таблица1.I9" office:value-type="string">
            <text:p text:style-name="P29">0</text:p>
          </table:table-cell>
          <table:table-cell table:style-name="Таблица1.J9" office:value-type="string">
            <text:p text:style-name="P31"/>
          </table:table-cell>
          <table:table-cell table:style-name="Таблица1.K9" office:value-type="string">
            <text:p text:style-name="P49"/>
          </table:table-cell>
          <table:table-cell table:style-name="Таблица1.L9" office:value-type="string">
            <text:p text:style-name="P50"/>
          </table:table-cell>
          <table:table-cell table:style-name="Таблица1.M9" office:value-type="string">
            <text:p text:style-name="P31"/>
          </table:table-cell>
        </table:table-row>
        <table:table-row table:style-name="Таблица1.10">
          <table:table-cell table:style-name="Таблица1.A10" office:value-type="string">
            <text:p text:style-name="P36"><text:span text:style-name="T127">e</text:span><text:span text:style-name="T71">9</text:span></text:p>
          </table:table-cell>
          <table:table-cell table:style-name="Таблица1.B10" office:value-type="string">
            <text:p text:style-name="P24">5</text:p>
          </table:table-cell>
          <table:table-cell table:style-name="Таблица1.C10" office:value-type="string">
            <text:p text:style-name="P48"/>
          </table:table-cell>
          <table:table-cell table:style-name="Таблица1.D10" office:value-type="string">
            <text:p text:style-name="P51"/>
          </table:table-cell>
          <table:table-cell table:style-name="Таблица1.E10" office:value-type="string">
            <text:p text:style-name="P31"/>
          </table:table-cell>
          <table:table-cell table:style-name="Таблица1.F10" office:value-type="string">
            <text:p text:style-name="P27">5</text:p>
          </table:table-cell>
          <table:table-cell table:style-name="Таблица1.G10" office:value-type="string">
            <text:p text:style-name="P31"><text:s text:c="4"/>2</text:p>
          </table:table-cell>
          <table:table-cell table:style-name="Таблица1.H10" office:value-type="string">
            <text:p text:style-name="P31"/>
          </table:table-cell>
          <table:table-cell table:style-name="Таблица1.I10" office:value-type="string">
            <text:p text:style-name="P31"/>
          </table:table-cell>
          <table:table-cell table:style-name="Таблица1.J10" office:value-type="string">
            <text:p text:style-name="P25">0</text:p>
          </table:table-cell>
          <table:table-cell table:style-name="Таблица1.K10" office:value-type="string">
            <text:p text:style-name="P31"><text:s text:c="5"/>1</text:p>
          </table:table-cell>
          <table:table-cell table:style-name="Таблица1.L10" office:value-type="string">
            <text:p text:style-name="P26">5</text:p>
          </table:table-cell>
          <table:table-cell table:style-name="Таблица1.M10" office:value-type="string">
            <text:p text:style-name="P31"><text:s text:c="7"/>5</text:p>
          </table:table-cell>
        </table:table-row>
        <table:table-row table:style-name="Таблица1.11">
          <table:table-cell table:style-name="Таблица1.A11" office:value-type="string">
            <text:p text:style-name="P45"><text:span text:style-name="T133">e</text:span><text:span text:style-name="T134">10</text:span></text:p>
          </table:table-cell>
          <table:table-cell table:style-name="Таблица1.B11" office:value-type="string">
            <text:p text:style-name="P31"><text:s text:c="4"/>5</text:p>
          </table:table-cell>
          <table:table-cell table:style-name="Таблица1.C11" office:value-type="string">
            <text:p text:style-name="P27">5</text:p>
          </table:table-cell>
          <table:table-cell table:style-name="Таблица1.D11" office:value-type="string">
            <text:p text:style-name="P31"><text:s text:c="3"/>2</text:p>
          </table:table-cell>
          <table:table-cell table:style-name="Таблица1.E11" office:value-type="string">
            <text:p text:style-name="P31"/>
          </table:table-cell>
          <table:table-cell table:style-name="Таблица1.F11" office:value-type="string">
            <text:p text:style-name="P48"/>
          </table:table-cell>
          <table:table-cell table:style-name="Таблица1.G11" office:value-type="string">
            <text:p text:style-name="P31"><text:s text:c="4"/>2</text:p>
          </table:table-cell>
          <table:table-cell table:style-name="Таблица1.H11" office:value-type="string">
            <text:p text:style-name="P23"/>
          </table:table-cell>
          <table:table-cell table:style-name="Таблица1.I11" office:value-type="string">
            <text:p text:style-name="P46"/>
          </table:table-cell>
          <table:table-cell table:style-name="Таблица1.J11" office:value-type="string">
            <text:p text:style-name="P31"><text:s text:c="4"/>1</text:p>
          </table:table-cell>
          <table:table-cell table:style-name="Таблица1.K11" office:value-type="string">
            <text:p text:style-name="P25">0</text:p>
          </table:table-cell>
          <table:table-cell table:style-name="Таблица1.L11" office:value-type="string">
            <text:p text:style-name="P31"/>
          </table:table-cell>
          <table:table-cell table:style-name="Таблица1.M11" office:value-type="string">
            <text:p text:style-name="P49"/>
          </table:table-cell>
        </table:table-row>
        <table:table-row table:style-name="Таблица1.12">
          <table:table-cell table:style-name="Таблица1.A12" office:value-type="string">
            <text:p text:style-name="P45"><text:span text:style-name="T133">e</text:span><text:span text:style-name="T134">11</text:span></text:p>
          </table:table-cell>
          <table:table-cell table:style-name="Таблица1.B12" office:value-type="string">
            <text:p text:style-name="P24">5</text:p>
          </table:table-cell>
          <table:table-cell table:style-name="Таблица1.C12" office:value-type="string">
            <text:p text:style-name="P48"/>
          </table:table-cell>
          <table:table-cell table:style-name="Таблица1.D12" office:value-type="string">
            <text:p text:style-name="P51"/>
          </table:table-cell>
          <table:table-cell table:style-name="Таблица1.E12" office:value-type="string">
            <text:p text:style-name="P25">2</text:p>
          </table:table-cell>
          <table:table-cell table:style-name="Таблица1.F12" office:value-type="string">
            <text:p text:style-name="P31"><text:s text:c="3"/>5</text:p>
          </table:table-cell>
          <table:table-cell table:style-name="Таблица1.G12" office:value-type="string">
            <text:p text:style-name="P28">3</text:p>
          </table:table-cell>
          <table:table-cell table:style-name="Таблица1.H12" office:value-type="string">
            <text:p text:style-name="P29">2</text:p>
          </table:table-cell>
          <table:table-cell table:style-name="Таблица1.I12" office:value-type="string">
            <text:p text:style-name="P46"/>
          </table:table-cell>
          <table:table-cell table:style-name="Таблица1.J12" office:value-type="string">
            <text:p text:style-name="P25">5</text:p>
          </table:table-cell>
          <table:table-cell table:style-name="Таблица1.K12" office:value-type="string">
            <text:p text:style-name="P31"/>
          </table:table-cell>
          <table:table-cell table:style-name="Таблица1.L12" office:value-type="string">
            <text:p text:style-name="P26">0</text:p>
          </table:table-cell>
          <table:table-cell table:style-name="Таблица1.M12" office:value-type="string">
            <text:p text:style-name="P31"/>
          </table:table-cell>
        </table:table-row>
        <table:table-row table:style-name="Таблица1.13">
          <table:table-cell table:style-name="Таблица1.A13" office:value-type="string">
            <text:p text:style-name="P45"><text:span text:style-name="T133">e</text:span><text:span text:style-name="T134">12</text:span></text:p>
          </table:table-cell>
          <table:table-cell table:style-name="Таблица1.B13" office:value-type="string">
            <text:p text:style-name="P31"/>
          </table:table-cell>
          <table:table-cell table:style-name="Таблица1.C13" office:value-type="string">
            <text:p text:style-name="P27">2</text:p>
          </table:table-cell>
          <table:table-cell table:style-name="Таблица1.D13" office:value-type="string">
            <text:p text:style-name="P31"/>
          </table:table-cell>
          <table:table-cell table:style-name="Таблица1.E13" office:value-type="string">
            <text:p text:style-name="P31"><text:s text:c="3"/>2</text:p>
          </table:table-cell>
          <table:table-cell table:style-name="Таблица1.F13" office:value-type="string">
            <text:p text:style-name="P31"><text:s text:c="4"/>2</text:p>
          </table:table-cell>
          <table:table-cell table:style-name="Таблица1.G13" office:value-type="string">
            <text:p text:style-name="P31"/>
          </table:table-cell>
          <table:table-cell table:style-name="Таблица1.H13" office:value-type="string">
            <text:p text:style-name="P46"/>
          </table:table-cell>
          <table:table-cell table:style-name="Таблица1.I13" office:value-type="string">
            <text:p text:style-name="P31"/>
          </table:table-cell>
          <table:table-cell table:style-name="Таблица1.J13" office:value-type="string">
            <text:p text:style-name="P31"><text:s text:c="4"/>5</text:p>
          </table:table-cell>
          <table:table-cell table:style-name="Таблица1.K13" office:value-type="string">
            <text:p text:style-name="P49"/>
          </table:table-cell>
          <table:table-cell table:style-name="Таблица1.L13" office:value-type="string">
            <text:p text:style-name="P31"/>
          </table:table-cell>
          <table:table-cell table:style-name="Таблица1.M13" office:value-type="string">
            <text:p text:style-name="P25">0</text:p>
          </table:table-cell>
        </table:table-row>
      </table:table>
      <text:p text:style-name="P4"/>
      <text:p text:style-name="P3">Найти кратчайшие пути от начальной вершины <text:span text:style-name="T1">e</text:span><text:span text:style-name="T24">1</text:span> ко всем остальным вершинам</text:p>
      <text:p text:style-name="P5"/>
      <text:p text:style-name="P5">1. <text:s/><text:span text:style-name="T1">l</text:span>(<text:span text:style-name="T1">e</text:span><text:span text:style-name="T24">1</text:span>) = 0<text:span text:style-name="T88">+</text:span>; <text:span text:style-name="T1">l</text:span>(<text:span text:style-name="T1">e</text:span><text:span text:style-name="T25">i</text:span>) = ∞, для всех <text:span text:style-name="T1">i</text:span> ≠1, <text:span text:style-name="T1">p</text:span> = <text:span text:style-name="T1">e</text:span><text:span text:style-name="T24">1</text:span></text:p>
      <text:p text:style-name="P5">Результаты итерации запишем в таблицу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14">1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1">e</text:span><text:span text:style-name="T25">1</text:span></text:p>
          </table:table-cell>
          <table:table-cell table:style-name="Таблица2.A1" office:value-type="string">
            <text:p text:style-name="P14">0*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1">e</text:span><text:span text:style-name="T25">2</text:span></text:p>
          </table:table-cell>
          <table:table-cell table:style-name="Таблица2.A1" office:value-type="string">
            <text:p text:style-name="P6">∞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1">e</text:span><text:span text:style-name="T25">3</text:span></text:p>
          </table:table-cell>
          <table:table-cell table:style-name="Таблица2.A1" office:value-type="string">
            <text:p text:style-name="P6">∞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1">e</text:span><text:span text:style-name="T25">4</text:span></text:p>
          </table:table-cell>
          <table:table-cell table:style-name="Таблица2.A1" office:value-type="string">
            <text:p text:style-name="P6">∞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1">e</text:span><text:span text:style-name="T25">5</text:span></text:p>
          </table:table-cell>
          <table:table-cell table:style-name="Таблица2.A1" office:value-type="string">
            <text:p text:style-name="P6">∞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1">e</text:span><text:span text:style-name="T25">6</text:span></text:p>
          </table:table-cell>
          <table:table-cell table:style-name="Таблица2.A1" office:value-type="string">
            <text:p text:style-name="P6">∞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1">e</text:span><text:span text:style-name="T25">7</text:span></text:p>
          </table:table-cell>
          <table:table-cell table:style-name="Таблица2.A1" office:value-type="string">
            <text:p text:style-name="P6">∞</text:p>
          </table:table-cell>
        </table:table-row>
        <table:table-row table:style-name="Таблица2.9">
          <table:table-cell table:style-name="Таблица2.A1" office:value-type="string">
            <text:p text:style-name="P11"><text:span text:style-name="T1">e</text:span><text:span text:style-name="T25">8</text:span></text:p>
          </table:table-cell>
          <table:table-cell table:style-name="Таблица2.A1" office:value-type="string">
            <text:p text:style-name="P6">∞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1">e</text:span><text:span text:style-name="T25">9</text:span></text:p>
          </table:table-cell>
          <table:table-cell table:style-name="Таблица2.A1" office:value-type="string">
            <text:p text:style-name="P6">∞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1">e</text:span><text:span text:style-name="T25">10</text:span></text:p>
          </table:table-cell>
          <table:table-cell table:style-name="Таблица2.A1" office:value-type="string">
            <text:p text:style-name="P6">∞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1">e</text:span><text:span text:style-name="T25">11</text:span></text:p>
          </table:table-cell>
          <table:table-cell table:style-name="Таблица2.A1" office:value-type="string">
            <text:p text:style-name="P6">∞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1">e</text:span><text:span text:style-name="T25">12</text:span></text:p>
          </table:table-cell>
          <table:table-cell table:style-name="Таблица2.A1" office:value-type="string">
            <text:p text:style-name="P6">∞</text:p>
          </table:table-cell>
        </table:table-row>
      </table:table>
      <text:p text:style-name="P5">2. Г<text:span text:style-name="T1">e</text:span><text:span text:style-name="T24">1</text:span> = {<text:span text:style-name="T1">e</text:span><text:span text:style-name="T26">2</text:span>, <text:span text:style-name="T1">e</text:span><text:span text:style-name="T26">3</text:span>, <text:span text:style-name="T1">e</text:span><text:span text:style-name="T27">6</text:span>, <text:span text:style-name="T1">e</text:span><text:span text:style-name="T27">9</text:span>, <text:span text:style-name="T1">e</text:span><text:span text:style-name="T24">1</text:span><text:span text:style-name="T73">0</text:span><text:span text:style-name="T24">, </text:span><text:span text:style-name="T1">e</text:span><text:span text:style-name="T24">1</text:span><text:span text:style-name="T73">1</text:span>} - все пометки временные, уточним их:</text:p>
      <text:p text:style-name="P16"><text:span text:style-name="T1"><text:tab/>l(e</text:span><text:span text:style-name="T27">2</text:span><text:span text:style-name="T1">) = min[∞, 0*</text:span><text:span text:style-name="T3">+2</text:span><text:span text:style-name="T1">] = </text:span><text:span text:style-name="T3">2</text:span><text:span text:style-name="T1">;</text:span></text:p>
      <text:p text:style-name="P16"><text:span text:style-name="T1"><text:tab/>l(e</text:span><text:span text:style-name="T27">3</text:span><text:span text:style-name="T1">) = min[∞, 0*+</text:span><text:span text:style-name="T3">1</text:span><text:span text:style-name="T1">] = </text:span><text:span text:style-name="T3">1</text:span><text:span text:style-name="T1">;</text:span></text:p>
      <text:p text:style-name="P16"><text:span text:style-name="T1"><text:tab/>l(e</text:span><text:span text:style-name="T27">6</text:span><text:span text:style-name="T1">) = min[∞, 0*+</text:span><text:span text:style-name="T3">4</text:span><text:span text:style-name="T1">] = </text:span><text:span text:style-name="T3">4</text:span><text:span text:style-name="T1">;</text:span></text:p>
      <text:p text:style-name="P16"><text:span text:style-name="T1"><text:tab/>l(e</text:span><text:span text:style-name="T27">9</text:span><text:span text:style-name="T1">) = min[∞, 0*+</text:span><text:span text:style-name="T3">5</text:span><text:span text:style-name="T1">] = </text:span><text:span text:style-name="T3">5</text:span><text:span text:style-name="T1">;</text:span></text:p>
      <text:p text:style-name="P16"><text:span text:style-name="T1"><text:tab/>l(e</text:span><text:span text:style-name="T25">1</text:span><text:span text:style-name="T27">0</text:span><text:span text:style-name="T1">) = min[∞, 0*+</text:span><text:span text:style-name="T3">5</text:span><text:span text:style-name="T1">] = </text:span><text:span text:style-name="T3">5</text:span><text:span text:style-name="T1">;</text:span></text:p>
      <text:p text:style-name="P17"><text:span text:style-name="T1">l(e</text:span><text:span text:style-name="T25">11</text:span><text:span text:style-name="T1">) = min[∞, 0*+</text:span><text:span text:style-name="T3">5</text:span><text:span text:style-name="T1">] = </text:span><text:span text:style-name="T3">5</text:span><text:span text:style-name="T1">.</text:span></text:p>
      <text:p text:style-name="P18"><text:soft-page-break/><text:span text:style-name="T1">3. l(e</text:span><text:span text:style-name="T25">i</text:span><text:span text:style-name="T1">*) = min[l(e</text:span><text:span text:style-name="T25">i</text:span><text:span text:style-name="T1">)] = l(e</text:span><text:span text:style-name="T27">3</text:span><text:span text:style-name="T1">) </text:span><text:span text:style-name="T3">= 1</text:span><text:span text:style-name="T1">;</text:span></text:p>
      <text:p text:style-name="P19">4. Вершина <text:span text:style-name="T1">e</text:span><text:span text:style-name="T28">3</text:span> получает постоянную пометку <text:span text:style-name="T1">l</text:span>(<text:span text:style-name="T1">e</text:span><text:span text:style-name="T29">3</text:span>) = <text:span text:style-name="T136">1</text:span><text:span text:style-name="T88">+</text:span>, p = <text:span text:style-name="T1">e</text:span><text:span text:style-name="T29">3</text:span></text:p>
      <text:p text:style-name="P52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2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e</text:span><text:span text:style-name="T25">1</text:span></text:p>
          </table:table-cell>
          <table:table-cell table:style-name="Table3.A1" office:value-type="string">
            <text:p text:style-name="P12"><text:span text:style-name="T1">0</text:span><text:span text:style-name="T89">*</text:span></text:p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12"><text:span text:style-name="T1">e</text:span><text:span text:style-name="T25">2</text:span></text:p>
          </table:table-cell>
          <table:table-cell table:style-name="Table3.A1" office:value-type="string">
            <text:p text:style-name="P7">∞</text:p>
          </table:table-cell>
          <table:table-cell table:style-name="Table3.A1" office:value-type="string">
            <text:p text:style-name="P53">2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e</text:span><text:span text:style-name="T25">3</text:span></text:p>
          </table:table-cell>
          <table:table-cell table:style-name="Table3.A1" office:value-type="string">
            <text:p text:style-name="P7">∞</text:p>
          </table:table-cell>
          <table:table-cell table:style-name="Table3.A1" office:value-type="string">
            <text:p text:style-name="P10">1<text:span text:style-name="T90">*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e</text:span><text:span text:style-name="T25">4</text:span></text:p>
          </table:table-cell>
          <table:table-cell table:style-name="Table3.A1" office:value-type="string">
            <text:p text:style-name="P7">∞</text:p>
          </table:table-cell>
          <table:table-cell table:style-name="Table3.A1" office:value-type="string">
            <text:p text:style-name="P13">∞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e</text:span><text:span text:style-name="T25">5</text:span></text:p>
          </table:table-cell>
          <table:table-cell table:style-name="Table3.A1" office:value-type="string">
            <text:p text:style-name="P7">∞</text:p>
          </table:table-cell>
          <table:table-cell table:style-name="Table3.A1" office:value-type="string">
            <text:p text:style-name="P7">∞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e</text:span><text:span text:style-name="T25">6</text:span></text:p>
          </table:table-cell>
          <table:table-cell table:style-name="Table3.A1" office:value-type="string">
            <text:p text:style-name="P7">∞</text:p>
          </table:table-cell>
          <table:table-cell table:style-name="Table3.A1" office:value-type="string">
            <text:p text:style-name="P15">4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e</text:span><text:span text:style-name="T25">7</text:span></text:p>
          </table:table-cell>
          <table:table-cell table:style-name="Table3.A1" office:value-type="string">
            <text:p text:style-name="P7">∞</text:p>
          </table:table-cell>
          <table:table-cell table:style-name="Table3.A1" office:value-type="string">
            <text:p text:style-name="P7">∞</text:p>
          </table:table-cell>
        </table:table-row>
        <table:table-row table:style-name="Table3.9">
          <table:table-cell table:style-name="Table3.A1" office:value-type="string">
            <text:p text:style-name="P12"><text:span text:style-name="T1">e</text:span><text:span text:style-name="T25">8</text:span></text:p>
          </table:table-cell>
          <table:table-cell table:style-name="Table3.A1" office:value-type="string">
            <text:p text:style-name="P7">∞</text:p>
          </table:table-cell>
          <table:table-cell table:style-name="Table3.A1" office:value-type="string">
            <text:p text:style-name="P7">∞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e</text:span><text:span text:style-name="T25">9</text:span></text:p>
          </table:table-cell>
          <table:table-cell table:style-name="Table3.A1" office:value-type="string">
            <text:p text:style-name="P7">∞</text:p>
          </table:table-cell>
          <table:table-cell table:style-name="Table3.A1" office:value-type="string">
            <text:p text:style-name="P9">5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e</text:span><text:span text:style-name="T25">10</text:span></text:p>
          </table:table-cell>
          <table:table-cell table:style-name="Table3.A1" office:value-type="string">
            <text:p text:style-name="P7">∞</text:p>
          </table:table-cell>
          <table:table-cell table:style-name="Table3.A1" office:value-type="string">
            <text:p text:style-name="P9">5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e</text:span><text:span text:style-name="T25">11</text:span></text:p>
          </table:table-cell>
          <table:table-cell table:style-name="Table3.A1" office:value-type="string">
            <text:p text:style-name="P7">∞</text:p>
          </table:table-cell>
          <table:table-cell table:style-name="Table3.A1" office:value-type="string">
            <text:p text:style-name="P9">5</text:p>
          </table:table-cell>
        </table:table-row>
        <table:table-row table:style-name="Table3.1">
          <table:table-cell table:style-name="Table3.A1" office:value-type="string">
            <text:p text:style-name="P12"><text:span text:style-name="T1">e</text:span><text:span text:style-name="T25">12</text:span></text:p>
          </table:table-cell>
          <table:table-cell table:style-name="Table3.A1" office:value-type="string">
            <text:p text:style-name="P7">∞</text:p>
          </table:table-cell>
          <table:table-cell table:style-name="Table3.A1" office:value-type="string">
            <text:p text:style-name="P7">∞</text:p>
          </table:table-cell>
        </table:table-row>
      </table:table>
      <text:p text:style-name="P20"/>
      <text:p text:style-name="P20">5. Не все вершины имеют постоянные пометки, </text:p>
      <text:p text:style-name="P21">Г<text:span text:style-name="T1">e</text:span><text:span text:style-name="T32">3</text:span> = {<text:span text:style-name="T1">e</text:span><text:span text:style-name="T24">1</text:span>, <text:span text:style-name="T1">e</text:span><text:span text:style-name="T33">8</text:span>, <text:span text:style-name="T1">e</text:span><text:span text:style-name="T33">10</text:span>}</text:p>
      <text:p text:style-name="P22">Временные пометки имеют вершины <text:s/><text:span text:style-name="T1">e</text:span><text:span text:style-name="T33">8</text:span>, <text:span text:style-name="T1">e</text:span><text:span text:style-name="T33">10</text:span><text:span text:style-name="T74"> </text:span><text:span text:style-name="T24"><text:s/></text:span>-<text:span text:style-name="T135">у</text:span>точняем их:</text:p>
      <text:p text:style-name="P22"><text:span text:style-name="T1"><text:tab/>l(e</text:span><text:span text:style-name="T31">8</text:span><text:span text:style-name="T1">) = min[</text:span><text:span text:style-name="T112">∞</text:span><text:span text:style-name="T1">, </text:span><text:span text:style-name="T4">1</text:span><text:span text:style-name="T1">*+</text:span><text:span text:style-name="T4">3</text:span><text:span text:style-name="T1">] = </text:span><text:span text:style-name="T4">4</text:span><text:span text:style-name="T1">; </text:span></text:p>
      <text:p text:style-name="P22"><text:span text:style-name="T1"><text:tab/>l(e</text:span><text:span text:style-name="T25">1</text:span><text:span text:style-name="T30">0</text:span><text:span text:style-name="T1">) = min[</text:span><text:span text:style-name="T113">5</text:span><text:span text:style-name="T1">, </text:span><text:span text:style-name="T4">1</text:span><text:span text:style-name="T1">*+</text:span><text:span text:style-name="T4">2</text:span><text:span text:style-name="T1">] = </text:span><text:span text:style-name="T4">3</text:span><text:span text:style-name="T1">;</text:span></text:p>
      <text:p text:style-name="P70"><text:span text:style-name="T11">6. l(e</text:span><text:span text:style-name="T51">i</text:span><text:span text:style-name="T11">*) = min[l(e</text:span><text:span text:style-name="T51">i</text:span><text:span text:style-name="T11">)] = l(e</text:span><text:span text:style-name="T33">10</text:span><text:span text:style-name="T11">) </text:span><text:span text:style-name="T2">=</text:span><text:span text:style-name="T11"> </text:span><text:span text:style-name="T4">3</text:span></text:p>
      <text:p text:style-name="P177">7. Вершина e<text:span text:style-name="T75">10 </text:span>постоянную пометку <text:span text:style-name="T1">l</text:span>(<text:span text:style-name="T1">e</text:span><text:span text:style-name="T55">2</text:span>) = <text:span text:style-name="T140">2</text:span>*, <text:span text:style-name="T1">p</text:span> = <text:span text:style-name="T1">e</text:span><text:span text:style-name="T33">1</text:span><text:span text:style-name="T55">2</text:span> = <text:span text:style-name="T140">2</text:span>*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74"/>
          </table:table-cell>
          <table:table-cell table:style-name="Таблица3.A1" office:value-type="string">
            <text:p text:style-name="P115">1</text:p>
          </table:table-cell>
          <table:table-cell table:style-name="Таблица3.A1" office:value-type="string">
            <text:p text:style-name="P115">2</text:p>
          </table:table-cell>
          <table:table-cell table:style-name="Таблица3.A1" office:value-type="string">
            <text:p text:style-name="P115">3</text:p>
          </table:table-cell>
        </table:table-row>
        <table:table-row table:style-name="Таблица3.1">
          <table:table-cell table:style-name="Таблица3.A1" office:value-type="string">
            <text:p text:style-name="P175"><text:span text:style-name="T1">e</text:span><text:span text:style-name="T25">1</text:span></text:p>
          </table:table-cell>
          <table:table-cell table:style-name="Таблица3.A1" office:value-type="string">
            <text:p text:style-name="P175"><text:span text:style-name="T1">0</text:span><text:span text:style-name="T89">*</text:span></text:p>
          </table:table-cell>
          <table:table-cell table:style-name="Таблица3.A1" office:value-type="string">
            <text:p text:style-name="P74"/>
          </table:table-cell>
          <table:table-cell table:style-name="Таблица3.A1" office:value-type="string">
            <text:p text:style-name="P74"/>
          </table:table-cell>
        </table:table-row>
        <table:table-row table:style-name="Таблица3.1">
          <table:table-cell table:style-name="Таблица3.A1" office:value-type="string">
            <text:p text:style-name="P175"><text:span text:style-name="T1">e</text:span><text:span text:style-name="T25">2</text:span>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54">2</text:p>
          </table:table-cell>
          <table:table-cell table:style-name="Таблица3.A1" office:value-type="string">
            <text:p text:style-name="P80"><text:span text:style-name="T109">2</text:span><text:span text:style-name="T88">*</text:span></text:p>
          </table:table-cell>
        </table:table-row>
        <table:table-row table:style-name="Таблица3.1">
          <table:table-cell table:style-name="Таблица3.A1" office:value-type="string">
            <text:p text:style-name="P175"><text:span text:style-name="T1">e</text:span><text:span text:style-name="T25">3</text:span>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80"><text:span text:style-name="T92">1</text:span><text:span text:style-name="T88">*</text:span></text:p>
          </table:table-cell>
          <table:table-cell table:style-name="Таблица3.A1" office:value-type="string">
            <text:p text:style-name="P74"/>
          </table:table-cell>
        </table:table-row>
        <table:table-row table:style-name="Таблица3.1">
          <table:table-cell table:style-name="Таблица3.A1" office:value-type="string">
            <text:p text:style-name="P175"><text:span text:style-name="T1">e</text:span><text:span text:style-name="T25">4</text:span>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115">∞</text:p>
          </table:table-cell>
          <table:table-cell table:style-name="Таблица3.A1" office:value-type="string">
            <text:p text:style-name="P74">∞</text:p>
          </table:table-cell>
        </table:table-row>
        <table:table-row table:style-name="Таблица3.1">
          <table:table-cell table:style-name="Таблица3.A1" office:value-type="string">
            <text:p text:style-name="P175"><text:span text:style-name="T1">e</text:span><text:span text:style-name="T25">5</text:span>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74">∞</text:p>
          </table:table-cell>
        </table:table-row>
        <table:table-row table:style-name="Таблица3.1">
          <table:table-cell table:style-name="Таблица3.A1" office:value-type="string">
            <text:p text:style-name="P175"><text:span text:style-name="T1">e</text:span><text:span text:style-name="T25">6</text:span>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120">4</text:p>
          </table:table-cell>
          <table:table-cell table:style-name="Таблица3.A1" office:value-type="string">
            <text:p text:style-name="P88">4</text:p>
          </table:table-cell>
        </table:table-row>
        <table:table-row table:style-name="Таблица3.1">
          <table:table-cell table:style-name="Таблица3.A1" office:value-type="string">
            <text:p text:style-name="P175"><text:span text:style-name="T1">e</text:span><text:span text:style-name="T25">7</text:span>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74">∞</text:p>
          </table:table-cell>
        </table:table-row>
        <table:table-row table:style-name="Таблица3.9">
          <table:table-cell table:style-name="Таблица3.A1" office:value-type="string">
            <text:p text:style-name="P175"><text:span text:style-name="T1">e</text:span><text:span text:style-name="T25">8</text:span>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84">4</text:p>
          </table:table-cell>
        </table:table-row>
        <table:table-row table:style-name="Таблица3.1">
          <table:table-cell table:style-name="Таблица3.A1" office:value-type="string">
            <text:p text:style-name="P175"><text:span text:style-name="T1">e</text:span><text:span text:style-name="T25">9</text:span>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85">5</text:p>
          </table:table-cell>
          <table:table-cell table:style-name="Таблица3.A1" office:value-type="string">
            <text:p text:style-name="P108">5</text:p>
          </table:table-cell>
        </table:table-row>
        <table:table-row table:style-name="Таблица3.1">
          <table:table-cell table:style-name="Таблица3.A1" office:value-type="string">
            <text:p text:style-name="P175"><text:span text:style-name="T1">e</text:span><text:span text:style-name="T25">10</text:span>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87">5</text:p>
          </table:table-cell>
          <table:table-cell table:style-name="Таблица3.A1" office:value-type="string">
            <text:p text:style-name="P88"><text:span text:style-name="T93">3</text:span></text:p>
          </table:table-cell>
        </table:table-row>
        <table:table-row table:style-name="Таблица3.1">
          <table:table-cell table:style-name="Таблица3.A1" office:value-type="string">
            <text:p text:style-name="P175"><text:span text:style-name="T1">e</text:span><text:span text:style-name="T25">11</text:span>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87">5</text:p>
          </table:table-cell>
          <table:table-cell table:style-name="Таблица3.A1" office:value-type="string">
            <text:p text:style-name="P102">5</text:p>
          </table:table-cell>
        </table:table-row>
        <table:table-row table:style-name="Таблица3.1">
          <table:table-cell table:style-name="Таблица3.A1" office:value-type="string">
            <text:p text:style-name="P175"><text:span text:style-name="T1">e</text:span><text:span text:style-name="T25">12</text:span>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74">∞</text:p>
          </table:table-cell>
          <table:table-cell table:style-name="Таблица3.A1" office:value-type="string">
            <text:p text:style-name="P74">∞</text:p>
          </table:table-cell>
        </table:table-row>
      </table:table>
      <text:p text:style-name="P177">8. Не все вершины имеют постоянные пометки, </text:p>
      <text:p text:style-name="P73"><text:span text:style-name="T137">Гe</text:span><text:span text:style-name="T80">2</text:span><text:span text:style-name="T137"> = {e</text:span><text:span text:style-name="T75">1</text:span><text:span text:style-name="T137">, e</text:span><text:span text:style-name="T80">4</text:span><text:span text:style-name="T75">,</text:span><text:span text:style-name="T137"> e</text:span><text:span text:style-name="T80">5</text:span><text:span text:style-name="T137">, e</text:span><text:span text:style-name="T76">6</text:span><text:span text:style-name="T137">,е</text:span><text:span text:style-name="T80">8</text:span><text:span text:style-name="T137">, e</text:span><text:span text:style-name="T80">10</text:span><text:span text:style-name="T137">,е</text:span><text:span text:style-name="T80">12</text:span><text:span text:style-name="T75">,</text:span><text:span text:style-name="T137">}</text:span></text:p>
      <text:p text:style-name="P177">Временные пометки имеют вершины <text:span text:style-name="T1">e</text:span><text:span text:style-name="T55">4</text:span>, <text:span text:style-name="T1">e</text:span><text:span text:style-name="T55">5</text:span>,<text:span text:style-name="T101">e</text:span>6<text:span text:style-name="T101">,е</text:span><text:span text:style-name="T55">8</text:span><text:span text:style-name="T101">, e</text:span><text:span text:style-name="T55">10</text:span><text:span text:style-name="T101">,</text:span><text:span text:style-name="T101">е</text:span><text:span text:style-name="T55">12</text:span><text:span text:style-name="T91"> </text:span>- уточняем их:</text:p>
      <text:p text:style-name="P180"><text:span text:style-name="T1"><text:tab/>l(e</text:span><text:span text:style-name="T55">4</text:span><text:span text:style-name="T1">) = min[∞, </text:span><text:span text:style-name="T15">2</text:span><text:span text:style-name="T1">*+</text:span><text:span text:style-name="T15">4</text:span><text:span text:style-name="T1">] = </text:span><text:span text:style-name="T15">6</text:span><text:span text:style-name="T1">;</text:span></text:p>
      <text:p text:style-name="P178"><text:tab/>l(e<text:span text:style-name="T80">6</text:span>) = min[<text:span text:style-name="T142">4</text:span>, <text:span text:style-name="T141">2</text:span>*+<text:span text:style-name="T141">2</text:span>] = <text:span text:style-name="T138">4</text:span>;</text:p>
      <text:p text:style-name="P177"><text:span text:style-name="T128"><text:tab/>l(e</text:span><text:span text:style-name="T72">8</text:span><text:span text:style-name="T128">) = min[</text:span><text:span text:style-name="T131">4</text:span><text:span text:style-name="T128">,</text:span><text:span text:style-name="T130">2</text:span><text:span text:style-name="T128">*+</text:span><text:span text:style-name="T130">4</text:span><text:span text:style-name="T129">]</text:span><text:span text:style-name="T128"> = </text:span><text:span text:style-name="T132">4</text:span><text:span text:style-name="T128">;</text:span></text:p>
      <text:p text:style-name="P180"><text:soft-page-break/><text:span text:style-name="T1"><text:tab/>l(e</text:span><text:span text:style-name="T56">10</text:span><text:span text:style-name="T1">) = min[</text:span><text:span text:style-name="T16">3</text:span><text:span text:style-name="T1">,</text:span><text:span text:style-name="T15">2</text:span><text:span text:style-name="T1">*+</text:span><text:span text:style-name="T15">5</text:span><text:span text:style-name="T1">] = </text:span><text:span text:style-name="T16">3</text:span><text:span text:style-name="T1">;</text:span></text:p>
      <text:p text:style-name="P178"><text:tab/>l(e<text:span text:style-name="T81">12</text:span>) = min[∞,<text:span text:style-name="T141">2</text:span>*+<text:span text:style-name="T141">2</text:span>] = <text:span text:style-name="T141">4</text:span>;</text:p>
      <text:p text:style-name="P179">9. I(e<text:span text:style-name="T24">i</text:span>*) = min[I(e<text:span text:style-name="T24">i</text:span>)] = l(e<text:span text:style-name="T81">6</text:span>) = <text:span text:style-name="T138">4</text:span></text:p>
      <text:p text:style-name="P183">10. Вершина e<text:span text:style-name="T82">10</text:span><text:span text:style-name="T77"> </text:span>получает постоянную пометку <text:span text:style-name="T1">l</text:span>(<text:span text:style-name="T1">e</text:span><text:span text:style-name="T57">10</text:span>) = <text:span text:style-name="T143">3</text:span>*, <text:span text:style-name="T1">p</text:span> = <text:span text:style-name="T1">e</text:span><text:span text:style-name="T57">10</text:span></text:p>
      <text:p text:style-name="P181"/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column table:style-name="Table5.E"/>
        <table:table-row table:style-name="Table5.1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115">1</text:p>
          </table:table-cell>
          <table:table-cell table:style-name="Table5.A1" office:value-type="string">
            <text:p text:style-name="P115">2</text:p>
          </table:table-cell>
          <table:table-cell table:style-name="Table5.A1" office:value-type="string">
            <text:p text:style-name="P115">3</text:p>
          </table:table-cell>
          <table:table-cell table:style-name="Table5.A1" office:value-type="string">
            <text:p text:style-name="P116">4</text:p>
          </table:table-cell>
        </table:table-row>
        <table:table-row table:style-name="Table5.1">
          <table:table-cell table:style-name="Table5.A1" office:value-type="string">
            <text:p text:style-name="P175"><text:span text:style-name="T1">e</text:span><text:span text:style-name="T25">1</text:span></text:p>
          </table:table-cell>
          <table:table-cell table:style-name="Table5.A1" office:value-type="string">
            <text:p text:style-name="P175"><text:span text:style-name="T1">0</text:span><text:span text:style-name="T89">*</text:span></text:p>
          </table:table-cell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5"/>
          </table:table-cell>
        </table:table-row>
        <table:table-row table:style-name="Table5.1">
          <table:table-cell table:style-name="Table5.A1" office:value-type="string">
            <text:p text:style-name="P175"><text:span text:style-name="T1">e</text:span><text:span text:style-name="T25">2</text:span>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54">2</text:p>
          </table:table-cell>
          <table:table-cell table:style-name="Table5.A1" office:value-type="string">
            <text:p text:style-name="P80"><text:span text:style-name="T109">2</text:span><text:span text:style-name="T88">*</text:span></text:p>
          </table:table-cell>
          <table:table-cell table:style-name="Table5.A1" office:value-type="string">
            <text:p text:style-name="P89"/>
          </table:table-cell>
        </table:table-row>
        <table:table-row table:style-name="Table5.1">
          <table:table-cell table:style-name="Table5.A1" office:value-type="string">
            <text:p text:style-name="P175"><text:span text:style-name="T1">e</text:span><text:span text:style-name="T25">3</text:span>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80"><text:span text:style-name="T92">1</text:span><text:span text:style-name="T88">*</text:span></text:p>
          </table:table-cell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89"/>
          </table:table-cell>
        </table:table-row>
        <table:table-row table:style-name="Table5.1">
          <table:table-cell table:style-name="Table5.A1" office:value-type="string">
            <text:p text:style-name="P175"><text:span text:style-name="T1">e</text:span><text:span text:style-name="T25">4</text:span>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115">∞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90">6</text:p>
          </table:table-cell>
        </table:table-row>
        <table:table-row table:style-name="Table5.1">
          <table:table-cell table:style-name="Table5.A1" office:value-type="string">
            <text:p text:style-name="P175"><text:span text:style-name="T1">e</text:span><text:span text:style-name="T25">5</text:span>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75">∞</text:p>
          </table:table-cell>
        </table:table-row>
        <table:table-row table:style-name="Table5.1">
          <table:table-cell table:style-name="Table5.A1" office:value-type="string">
            <text:p text:style-name="P175"><text:span text:style-name="T1">e</text:span><text:span text:style-name="T25">6</text:span>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120">4</text:p>
          </table:table-cell>
          <table:table-cell table:style-name="Table5.A1" office:value-type="string">
            <text:p text:style-name="P88">4</text:p>
          </table:table-cell>
          <table:table-cell table:style-name="Table5.A1" office:value-type="string">
            <text:p text:style-name="P81"><text:span text:style-name="T110">4</text:span></text:p>
          </table:table-cell>
        </table:table-row>
        <table:table-row table:style-name="Table5.1">
          <table:table-cell table:style-name="Table5.A1" office:value-type="string">
            <text:p text:style-name="P175"><text:span text:style-name="T1">e</text:span><text:span text:style-name="T25">7</text:span>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75">∞</text:p>
          </table:table-cell>
        </table:table-row>
        <table:table-row table:style-name="Table5.9">
          <table:table-cell table:style-name="Table5.A1" office:value-type="string">
            <text:p text:style-name="P175"><text:span text:style-name="T1">e</text:span><text:span text:style-name="T25">8</text:span>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84">4</text:p>
          </table:table-cell>
          <table:table-cell table:style-name="Table5.A1" office:value-type="string">
            <text:p text:style-name="P91">4</text:p>
          </table:table-cell>
        </table:table-row>
        <table:table-row table:style-name="Table5.1">
          <table:table-cell table:style-name="Table5.A1" office:value-type="string">
            <text:p text:style-name="P175"><text:span text:style-name="T1">e</text:span><text:span text:style-name="T25">9</text:span>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85">5</text:p>
          </table:table-cell>
          <table:table-cell table:style-name="Table5.A1" office:value-type="string">
            <text:p text:style-name="P108">5</text:p>
          </table:table-cell>
          <table:table-cell table:style-name="Table5.A1" office:value-type="string">
            <text:p text:style-name="P61">5</text:p>
          </table:table-cell>
        </table:table-row>
        <table:table-row table:style-name="Table5.1">
          <table:table-cell table:style-name="Table5.A1" office:value-type="string">
            <text:p text:style-name="P175"><text:span text:style-name="T1">e</text:span><text:span text:style-name="T25">10</text:span>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87">5</text:p>
          </table:table-cell>
          <table:table-cell table:style-name="Table5.A1" office:value-type="string">
            <text:p text:style-name="P88"><text:span text:style-name="T93">3</text:span></text:p>
          </table:table-cell>
          <table:table-cell table:style-name="Table5.A1" office:value-type="string">
            <text:p text:style-name="P91">3<text:span text:style-name="T88">*</text:span></text:p>
          </table:table-cell>
        </table:table-row>
        <table:table-row table:style-name="Table5.1">
          <table:table-cell table:style-name="Table5.A1" office:value-type="string">
            <text:p text:style-name="P175"><text:span text:style-name="T1">e</text:span><text:span text:style-name="T25">11</text:span>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87">5</text:p>
          </table:table-cell>
          <table:table-cell table:style-name="Table5.A1" office:value-type="string">
            <text:p text:style-name="P103">5</text:p>
          </table:table-cell>
          <table:table-cell table:style-name="Table5.A1" office:value-type="string">
            <text:p text:style-name="P104">5</text:p>
          </table:table-cell>
        </table:table-row>
        <table:table-row table:style-name="Table5.1">
          <table:table-cell table:style-name="Table5.A1" office:value-type="string">
            <text:p text:style-name="P175"><text:span text:style-name="T1">e</text:span><text:span text:style-name="T25">12</text:span>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74">∞</text:p>
          </table:table-cell>
          <table:table-cell table:style-name="Table5.A1" office:value-type="string">
            <text:p text:style-name="P91">4</text:p>
          </table:table-cell>
        </table:table-row>
      </table:table>
      <text:p text:style-name="P183">11. Не все вершины имеют постоянные пометки,</text:p>
      <text:p text:style-name="P184">Г<text:span text:style-name="T1">e</text:span><text:span text:style-name="T57">10</text:span> = {<text:span text:style-name="T1">e</text:span><text:span text:style-name="T36">1</text:span><text:span text:style-name="T34">, </text:span><text:span text:style-name="T1">e</text:span><text:span text:style-name="T56">2</text:span>, <text:span text:style-name="T1">e</text:span><text:span text:style-name="T57">3</text:span>,<text:span text:style-name="T24"> <text:s/></text:span><text:span text:style-name="T1">e</text:span><text:span text:style-name="T57">6</text:span>,<text:span text:style-name="T94">e</text:span><text:span text:style-name="T56">9</text:span>} </text:p>
      <text:p text:style-name="P185">Временные пометки имеют вершины <text:span text:style-name="T25"><text:s/></text:span><text:span text:style-name="T1">e</text:span><text:span text:style-name="T57">6</text:span><text:span text:style-name="T1">,e</text:span><text:span text:style-name="T57">9</text:span>- уточняем их:</text:p>
      <text:p text:style-name="P183"><text:tab/><text:span text:style-name="T1">l(e</text:span><text:span text:style-name="T57">6</text:span><text:span text:style-name="T1">) = min[</text:span><text:span text:style-name="T116">4</text:span><text:span text:style-name="T1">, </text:span><text:span text:style-name="T16">3</text:span><text:span text:style-name="T1">*+</text:span><text:span text:style-name="T16">2</text:span><text:span text:style-name="T1">] = </text:span><text:span text:style-name="T16">4</text:span><text:span text:style-name="T1">;</text:span></text:p>
      <text:p text:style-name="P185"><text:span text:style-name="T1"><text:tab/>l(e</text:span><text:span text:style-name="T57">9</text:span><text:span text:style-name="T1">) = min[</text:span><text:span text:style-name="T115">∞</text:span><text:span text:style-name="T1">, </text:span><text:span text:style-name="T16">3</text:span><text:span text:style-name="T1">*+</text:span><text:span text:style-name="T16">1</text:span><text:span text:style-name="T1">] = </text:span><text:span text:style-name="T16">4</text:span><text:span text:style-name="T1">;</text:span></text:p>
      <text:p text:style-name="P186"><text:span text:style-name="T5">12. l(e</text:span><text:span text:style-name="T37">i</text:span><text:span text:style-name="T5">*) = min[l(e</text:span><text:span text:style-name="T37">i</text:span><text:span text:style-name="T5">)] = l(e</text:span><text:span text:style-name="T38">6</text:span><text:span text:style-name="T5">) </text:span><text:span text:style-name="T6">= </text:span><text:span text:style-name="T16">4</text:span></text:p>
      <text:p text:style-name="P186">13. Вершина e<text:span text:style-name="T78">6</text:span> получает постоянную отметку <text:span text:style-name="T1">I</text:span>(<text:span text:style-name="T1">e</text:span><text:span text:style-name="T58">4</text:span>) = <text:span text:style-name="T144">4</text:span>*, <text:span text:style-name="T1">p</text:span> = <text:span text:style-name="T1">e</text:span><text:span text:style-name="T58">4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D"/>
        <table:table-row table:style-name="Таблица4.1">
          <table:table-cell table:style-name="Таблица4.A1" office:value-type="string">
            <text:p text:style-name="P74"/>
          </table:table-cell>
          <table:table-cell table:style-name="Таблица4.A1" office:value-type="string">
            <text:p text:style-name="P115">1</text:p>
          </table:table-cell>
          <table:table-cell table:style-name="Таблица4.A1" office:value-type="string">
            <text:p text:style-name="P115">2</text:p>
          </table:table-cell>
          <table:table-cell table:style-name="Таблица4.A1" office:value-type="string">
            <text:p text:style-name="P115">3</text:p>
          </table:table-cell>
          <table:table-cell table:style-name="Таблица4.E1" office:value-type="string">
            <text:p text:style-name="P116">4</text:p>
          </table:table-cell>
          <table:table-cell table:style-name="Таблица4.A1" office:value-type="string">
            <text:p text:style-name="P121">5</text:p>
          </table:table-cell>
        </table:table-row>
        <table:table-row table:style-name="Таблица4.1">
          <table:table-cell table:style-name="Таблица4.A1" office:value-type="string">
            <text:p text:style-name="P175"><text:span text:style-name="T1">e</text:span><text:span text:style-name="T25">1</text:span></text:p>
          </table:table-cell>
          <table:table-cell table:style-name="Таблица4.A1" office:value-type="string">
            <text:p text:style-name="P175"><text:span text:style-name="T1">0</text:span><text:span text:style-name="T89">*</text:span></text:p>
          </table:table-cell>
          <table:table-cell table:style-name="Таблица4.A1" office:value-type="string">
            <text:p text:style-name="P74"/>
          </table:table-cell>
          <table:table-cell table:style-name="Таблица4.A1" office:value-type="string">
            <text:p text:style-name="P74"/>
          </table:table-cell>
          <table:table-cell table:style-name="Таблица4.E1" office:value-type="string">
            <text:p text:style-name="P75"/>
          </table:table-cell>
          <table:table-cell table:style-name="Таблица4.A1" office:value-type="string">
            <text:p text:style-name="P76"/>
          </table:table-cell>
        </table:table-row>
        <table:table-row table:style-name="Таблица4.1">
          <table:table-cell table:style-name="Таблица4.A1" office:value-type="string">
            <text:p text:style-name="P175"><text:span text:style-name="T1">e</text:span><text:span text:style-name="T25">2</text:span>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54">2</text:p>
          </table:table-cell>
          <table:table-cell table:style-name="Таблица4.A1" office:value-type="string">
            <text:p text:style-name="P80"><text:span text:style-name="T109">2</text:span><text:span text:style-name="T88">*</text:span></text:p>
          </table:table-cell>
          <table:table-cell table:style-name="Таблица4.E1" office:value-type="string">
            <text:p text:style-name="P89"/>
          </table:table-cell>
          <table:table-cell table:style-name="Таблица4.A1" office:value-type="string">
            <text:p text:style-name="P76"/>
          </table:table-cell>
        </table:table-row>
        <table:table-row table:style-name="Таблица4.1">
          <table:table-cell table:style-name="Таблица4.A1" office:value-type="string">
            <text:p text:style-name="P175"><text:span text:style-name="T1">e</text:span><text:span text:style-name="T25">3</text:span>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80"><text:span text:style-name="T92">1</text:span><text:span text:style-name="T88">*</text:span></text:p>
          </table:table-cell>
          <table:table-cell table:style-name="Таблица4.A1" office:value-type="string">
            <text:p text:style-name="P74"/>
          </table:table-cell>
          <table:table-cell table:style-name="Таблица4.E1" office:value-type="string">
            <text:p text:style-name="P89"/>
          </table:table-cell>
          <table:table-cell table:style-name="Таблица4.A1" office:value-type="string">
            <text:p text:style-name="P76"/>
          </table:table-cell>
        </table:table-row>
        <table:table-row table:style-name="Таблица4.1">
          <table:table-cell table:style-name="Таблица4.A1" office:value-type="string">
            <text:p text:style-name="P175"><text:span text:style-name="T1">e</text:span><text:span text:style-name="T25">4</text:span>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115">∞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E1" office:value-type="string">
            <text:p text:style-name="P90">6</text:p>
          </table:table-cell>
          <table:table-cell table:style-name="Таблица4.A1" office:value-type="string">
            <text:p text:style-name="P95">6</text:p>
          </table:table-cell>
        </table:table-row>
        <table:table-row table:style-name="Таблица4.1">
          <table:table-cell table:style-name="Таблица4.A1" office:value-type="string">
            <text:p text:style-name="P175"><text:span text:style-name="T1">e</text:span><text:span text:style-name="T25">5</text:span>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E1" office:value-type="string">
            <text:p text:style-name="P75">∞</text:p>
          </table:table-cell>
          <table:table-cell table:style-name="Таблица4.A1" office:value-type="string">
            <text:p text:style-name="P93">∞</text:p>
          </table:table-cell>
        </table:table-row>
        <table:table-row table:style-name="Таблица4.1">
          <table:table-cell table:style-name="Таблица4.A1" office:value-type="string">
            <text:p text:style-name="P175"><text:span text:style-name="T1">e</text:span><text:span text:style-name="T25">6</text:span>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120">4</text:p>
          </table:table-cell>
          <table:table-cell table:style-name="Таблица4.A1" office:value-type="string">
            <text:p text:style-name="P88">4</text:p>
          </table:table-cell>
          <table:table-cell table:style-name="Таблица4.E1" office:value-type="string">
            <text:p text:style-name="P81"><text:span text:style-name="T110">4</text:span></text:p>
          </table:table-cell>
          <table:table-cell table:style-name="Таблица4.A1" office:value-type="string">
            <text:p text:style-name="P55">4<text:span text:style-name="T88">*</text:span></text:p>
          </table:table-cell>
        </table:table-row>
        <table:table-row table:style-name="Таблица4.1">
          <table:table-cell table:style-name="Таблица4.A1" office:value-type="string">
            <text:p text:style-name="P175"><text:span text:style-name="T1">e</text:span><text:span text:style-name="T25">7</text:span>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E1" office:value-type="string">
            <text:p text:style-name="P75">∞</text:p>
          </table:table-cell>
          <table:table-cell table:style-name="Таблица4.A1" office:value-type="string">
            <text:p text:style-name="P77">∞</text:p>
          </table:table-cell>
        </table:table-row>
        <table:table-row table:style-name="Таблица4.9">
          <table:table-cell table:style-name="Таблица4.A1" office:value-type="string">
            <text:p text:style-name="P175"><text:span text:style-name="T1">e</text:span><text:span text:style-name="T25">8</text:span>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84">4</text:p>
          </table:table-cell>
          <table:table-cell table:style-name="Таблица4.E1" office:value-type="string">
            <text:p text:style-name="P91">4</text:p>
          </table:table-cell>
          <table:table-cell table:style-name="Таблица4.A1" office:value-type="string">
            <text:p text:style-name="P95">4</text:p>
          </table:table-cell>
        </table:table-row>
        <table:table-row table:style-name="Таблица4.1">
          <table:table-cell table:style-name="Таблица4.A1" office:value-type="string">
            <text:p text:style-name="P175"><text:span text:style-name="T1">e</text:span><text:span text:style-name="T25">9</text:span>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85">5</text:p>
          </table:table-cell>
          <table:table-cell table:style-name="Таблица4.A1" office:value-type="string">
            <text:p text:style-name="P108">5</text:p>
          </table:table-cell>
          <table:table-cell table:style-name="Таблица4.E1" office:value-type="string">
            <text:p text:style-name="P61">5</text:p>
          </table:table-cell>
          <table:table-cell table:style-name="Таблица4.A1" office:value-type="string">
            <text:p text:style-name="P95">4</text:p>
          </table:table-cell>
        </table:table-row>
        <table:table-row table:style-name="Таблица4.1">
          <table:table-cell table:style-name="Таблица4.A1" office:value-type="string">
            <text:p text:style-name="P175"><text:span text:style-name="T1">e</text:span><text:span text:style-name="T25">10</text:span>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87">5</text:p>
          </table:table-cell>
          <table:table-cell table:style-name="Таблица4.A1" office:value-type="string">
            <text:p text:style-name="P88"><text:span text:style-name="T93">3</text:span></text:p>
          </table:table-cell>
          <table:table-cell table:style-name="Таблица4.E1" office:value-type="string">
            <text:p text:style-name="P91">3<text:span text:style-name="T88">*</text:span></text:p>
          </table:table-cell>
          <table:table-cell table:style-name="Таблица4.A1" office:value-type="string">
            <text:p text:style-name="P92"/>
          </table:table-cell>
        </table:table-row>
        <table:table-row table:style-name="Таблица4.1">
          <table:table-cell table:style-name="Таблица4.A1" office:value-type="string">
            <text:p text:style-name="P175"><text:span text:style-name="T1">e</text:span><text:span text:style-name="T25">11</text:span>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87">5</text:p>
          </table:table-cell>
          <table:table-cell table:style-name="Таблица4.A1" office:value-type="string">
            <text:p text:style-name="P105">5</text:p>
          </table:table-cell>
          <table:table-cell table:style-name="Таблица4.E1" office:value-type="string">
            <text:p text:style-name="P105">5</text:p>
          </table:table-cell>
          <table:table-cell table:style-name="Таблица4.A1" office:value-type="string">
            <text:p text:style-name="P105">5</text:p>
          </table:table-cell>
        </table:table-row>
        <table:table-row table:style-name="Таблица4.13">
          <table:table-cell table:style-name="Таблица4.A1" office:value-type="string">
            <text:p text:style-name="P175"><text:span text:style-name="T1">e</text:span><text:span text:style-name="T25">12</text:span>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A1" office:value-type="string">
            <text:p text:style-name="P74">∞</text:p>
          </table:table-cell>
          <table:table-cell table:style-name="Таблица4.E1" office:value-type="string">
            <text:p text:style-name="P95">4</text:p>
          </table:table-cell>
          <table:table-cell table:style-name="Таблица4.A1" office:value-type="string">
            <text:p text:style-name="P95">4</text:p>
          </table:table-cell>
        </table:table-row>
      </table:table>
      <text:p text:style-name="P187">14. Не все вершины имеют постоянные пометки,</text:p>
      <text:p text:style-name="P188">Г<text:span text:style-name="T1">e</text:span><text:span text:style-name="T58">4</text:span> = {<text:span text:style-name="T1">e</text:span><text:span text:style-name="T58">2</text:span><text:span text:style-name="T34">, </text:span><text:span text:style-name="T1">e</text:span><text:span text:style-name="T58">6</text:span>, <text:span text:style-name="T1">e</text:span><text:span text:style-name="T58">7</text:span><text:span text:style-name="T35">,</text:span> <text:span text:style-name="T1">e</text:span><text:span text:style-name="T58">8</text:span>,<text:span text:style-name="T24"> </text:span><text:span text:style-name="T1">e</text:span><text:span text:style-name="T58">11</text:span>,<text:span text:style-name="T24"> </text:span><text:span text:style-name="T1">e</text:span><text:span text:style-name="T58">12</text:span>} <text:s/></text:p>
      <text:p text:style-name="P187"><text:soft-page-break/>Временные пометки имеют вершины<text:span text:style-name="T34"> </text:span><text:span text:style-name="T1">e</text:span><text:span text:style-name="T58">7</text:span><text:span text:style-name="T1">, e</text:span><text:span text:style-name="T58">8</text:span><text:span text:style-name="T1">,</text:span><text:span text:style-name="T25"> </text:span><text:span text:style-name="T1">e</text:span><text:span text:style-name="T58">11</text:span><text:span text:style-name="T1">,</text:span><text:span text:style-name="T8">e</text:span><text:span text:style-name="T39">1</text:span><text:span text:style-name="T58">2</text:span><text:span text:style-name="T8">,</text:span><text:span text:style-name="T39"> </text:span>-<text:span text:style-name="T139">у</text:span>точняем их:</text:p>
      <text:p text:style-name="P187"><text:tab/><text:span text:style-name="T1">l(e</text:span><text:span text:style-name="T59">7</text:span><text:span text:style-name="T1">) = min[</text:span><text:span text:style-name="T112">∞</text:span><text:span text:style-name="T1">, </text:span><text:span text:style-name="T17">4</text:span><text:span text:style-name="T1">*+</text:span><text:span text:style-name="T7">2</text:span><text:span text:style-name="T1">] = </text:span><text:span text:style-name="T17">6</text:span></text:p>
      <text:p text:style-name="P187"><text:span text:style-name="T1"><text:tab/>l(e</text:span><text:span text:style-name="T59">8</text:span><text:span text:style-name="T1">) = min[</text:span><text:span text:style-name="T117">4</text:span><text:span text:style-name="T1">, </text:span><text:span text:style-name="T17">4</text:span><text:span text:style-name="T1">*+ </text:span><text:span text:style-name="T17">3</text:span><text:span text:style-name="T1">] = </text:span><text:span text:style-name="T17">4</text:span><text:span text:style-name="T1">;</text:span></text:p>
      <text:p text:style-name="P187"><text:span text:style-name="T1"><text:tab/>l(e</text:span><text:span text:style-name="T59">11</text:span><text:span text:style-name="T1">) = min[</text:span><text:span text:style-name="T118">5</text:span><text:span text:style-name="T1">,</text:span><text:span text:style-name="T17">4</text:span><text:span text:style-name="T1">*+ </text:span><text:span text:style-name="T9">2</text:span><text:span text:style-name="T1">] = </text:span><text:span text:style-name="T18">5</text:span><text:span text:style-name="T1">;</text:span></text:p>
      <text:p text:style-name="P187"><text:span text:style-name="T1"><text:tab/>l(e</text:span><text:span text:style-name="T59">12</text:span><text:span text:style-name="T1">) = min[</text:span><text:span text:style-name="T117">4</text:span><text:span text:style-name="T1">,</text:span><text:span text:style-name="T17">4</text:span><text:span text:style-name="T1">*+ </text:span><text:span text:style-name="T9">2</text:span><text:span text:style-name="T1">] = </text:span><text:span text:style-name="T17">4</text:span><text:span text:style-name="T1">;</text:span></text:p>
      <text:p text:style-name="P189"><text:span text:style-name="T9">15. l(e</text:span><text:span text:style-name="T40">i</text:span><text:span text:style-name="T9">*) = min[l(e</text:span><text:span text:style-name="T40">i</text:span><text:span text:style-name="T9">)] = l(e</text:span><text:span text:style-name="T59">8</text:span><text:span text:style-name="T9">) = </text:span><text:span text:style-name="T17">4</text:span></text:p>
      <text:p text:style-name="P189">16. Вершина e<text:span text:style-name="T83">8</text:span> получает постоянную отметку <text:span text:style-name="T1">I</text:span>(<text:span text:style-name="T1">e</text:span><text:span text:style-name="T60">8</text:span>) = <text:span text:style-name="T145">4</text:span>*, <text:span text:style-name="T1">p</text:span> = <text:span text:style-name="T1">e</text:span><text:span text:style-name="T60">8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A"/>
        <table:table-row table:style-name="Table7.1"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115">1</text:p>
          </table:table-cell>
          <table:table-cell table:style-name="Table7.A1" office:value-type="string">
            <text:p text:style-name="P115">2</text:p>
          </table:table-cell>
          <table:table-cell table:style-name="Table7.A1" office:value-type="string">
            <text:p text:style-name="P115">3</text:p>
          </table:table-cell>
          <table:table-cell table:style-name="Table7.E1" office:value-type="string">
            <text:p text:style-name="P116">4</text:p>
          </table:table-cell>
          <table:table-cell table:style-name="Table7.E1" office:value-type="string">
            <text:p text:style-name="P121">5</text:p>
          </table:table-cell>
          <table:table-cell table:style-name="Table7.A1" office:value-type="string">
            <text:p text:style-name="P123">6</text:p>
          </table:table-cell>
        </table:table-row>
        <table:table-row table:style-name="Table7.1">
          <table:table-cell table:style-name="Table7.A1" office:value-type="string">
            <text:p text:style-name="P175"><text:span text:style-name="T1">e</text:span><text:span text:style-name="T25">1</text:span></text:p>
          </table:table-cell>
          <table:table-cell table:style-name="Table7.A1" office:value-type="string">
            <text:p text:style-name="P175"><text:span text:style-name="T1">0</text:span><text:span text:style-name="T89">*</text:span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4"/>
          </table:table-cell>
          <table:table-cell table:style-name="Table7.E1" office:value-type="string">
            <text:p text:style-name="P75"/>
          </table:table-cell>
          <table:table-cell table:style-name="Table7.E1" office:value-type="string">
            <text:p text:style-name="P76"/>
          </table:table-cell>
          <table:table-cell table:style-name="Table7.A1" office:value-type="string">
            <text:p text:style-name="P78"/>
          </table:table-cell>
        </table:table-row>
        <table:table-row table:style-name="Table7.1">
          <table:table-cell table:style-name="Table7.A1" office:value-type="string">
            <text:p text:style-name="P175"><text:span text:style-name="T1">e</text:span><text:span text:style-name="T25">2</text:span>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54">2</text:p>
          </table:table-cell>
          <table:table-cell table:style-name="Table7.A1" office:value-type="string">
            <text:p text:style-name="P80"><text:span text:style-name="T109">2</text:span><text:span text:style-name="T88">*</text:span></text:p>
          </table:table-cell>
          <table:table-cell table:style-name="Table7.E1" office:value-type="string">
            <text:p text:style-name="P89"/>
          </table:table-cell>
          <table:table-cell table:style-name="Table7.E1" office:value-type="string">
            <text:p text:style-name="P76"/>
          </table:table-cell>
          <table:table-cell table:style-name="Table7.A1" office:value-type="string">
            <text:p text:style-name="P82"><text:span text:style-name="T88"/></text:p>
          </table:table-cell>
        </table:table-row>
        <table:table-row table:style-name="Table7.1">
          <table:table-cell table:style-name="Table7.A1" office:value-type="string">
            <text:p text:style-name="P175"><text:span text:style-name="T1">e</text:span><text:span text:style-name="T25">3</text:span>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80"><text:span text:style-name="T92">1</text:span><text:span text:style-name="T88">*</text:span></text:p>
          </table:table-cell>
          <table:table-cell table:style-name="Table7.A1" office:value-type="string">
            <text:p text:style-name="P74"/>
          </table:table-cell>
          <table:table-cell table:style-name="Table7.E1" office:value-type="string">
            <text:p text:style-name="P89"/>
          </table:table-cell>
          <table:table-cell table:style-name="Table7.E1" office:value-type="string">
            <text:p text:style-name="P76"/>
          </table:table-cell>
          <table:table-cell table:style-name="Table7.A1" office:value-type="string">
            <text:p text:style-name="P96"/>
          </table:table-cell>
        </table:table-row>
        <table:table-row table:style-name="Table7.1">
          <table:table-cell table:style-name="Table7.A1" office:value-type="string">
            <text:p text:style-name="P175"><text:span text:style-name="T1">e</text:span><text:span text:style-name="T25">4</text:span>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115">∞</text:p>
          </table:table-cell>
          <table:table-cell table:style-name="Table7.A1" office:value-type="string">
            <text:p text:style-name="P74">∞</text:p>
          </table:table-cell>
          <table:table-cell table:style-name="Table7.E1" office:value-type="string">
            <text:p text:style-name="P90">6</text:p>
          </table:table-cell>
          <table:table-cell table:style-name="Table7.E1" office:value-type="string">
            <text:p text:style-name="P95">6</text:p>
          </table:table-cell>
          <table:table-cell table:style-name="Table7.A1" office:value-type="string">
            <text:p text:style-name="P56">6</text:p>
          </table:table-cell>
        </table:table-row>
        <table:table-row table:style-name="Table7.1">
          <table:table-cell table:style-name="Table7.A1" office:value-type="string">
            <text:p text:style-name="P175"><text:span text:style-name="T1">e</text:span><text:span text:style-name="T25">5</text:span>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74">∞</text:p>
          </table:table-cell>
          <table:table-cell table:style-name="Table7.E1" office:value-type="string">
            <text:p text:style-name="P75">∞</text:p>
          </table:table-cell>
          <table:table-cell table:style-name="Table7.E1" office:value-type="string">
            <text:p text:style-name="P93">∞</text:p>
          </table:table-cell>
          <table:table-cell table:style-name="Table7.A1" office:value-type="string">
            <text:p text:style-name="P94">∞</text:p>
          </table:table-cell>
        </table:table-row>
        <table:table-row table:style-name="Table7.1">
          <table:table-cell table:style-name="Table7.A1" office:value-type="string">
            <text:p text:style-name="P175"><text:span text:style-name="T1">e</text:span><text:span text:style-name="T25">6</text:span>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120">4</text:p>
          </table:table-cell>
          <table:table-cell table:style-name="Table7.A1" office:value-type="string">
            <text:p text:style-name="P88">4</text:p>
          </table:table-cell>
          <table:table-cell table:style-name="Table7.E1" office:value-type="string">
            <text:p text:style-name="P81"><text:span text:style-name="T110">4</text:span></text:p>
          </table:table-cell>
          <table:table-cell table:style-name="Table7.E1" office:value-type="string">
            <text:p text:style-name="P55">4<text:span text:style-name="T88">*</text:span></text:p>
          </table:table-cell>
          <table:table-cell table:style-name="Table7.A1" office:value-type="string">
            <text:p text:style-name="P100"/>
          </table:table-cell>
        </table:table-row>
        <table:table-row table:style-name="Table7.1">
          <table:table-cell table:style-name="Table7.A1" office:value-type="string">
            <text:p text:style-name="P175"><text:span text:style-name="T1">e</text:span><text:span text:style-name="T25">7</text:span>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74">∞</text:p>
          </table:table-cell>
          <table:table-cell table:style-name="Table7.E1" office:value-type="string">
            <text:p text:style-name="P75">∞</text:p>
          </table:table-cell>
          <table:table-cell table:style-name="Table7.E1" office:value-type="string">
            <text:p text:style-name="P77">∞</text:p>
          </table:table-cell>
          <table:table-cell table:style-name="Table7.A1" office:value-type="string">
            <text:p text:style-name="P106">6</text:p>
          </table:table-cell>
        </table:table-row>
        <table:table-row table:style-name="Table7.9">
          <table:table-cell table:style-name="Table7.A1" office:value-type="string">
            <text:p text:style-name="P175"><text:span text:style-name="T1">e</text:span><text:span text:style-name="T25">8</text:span>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84">4</text:p>
          </table:table-cell>
          <table:table-cell table:style-name="Table7.E1" office:value-type="string">
            <text:p text:style-name="P91">4</text:p>
          </table:table-cell>
          <table:table-cell table:style-name="Table7.E1" office:value-type="string">
            <text:p text:style-name="P95">4</text:p>
          </table:table-cell>
          <table:table-cell table:style-name="Table7.A1" office:value-type="string">
            <text:p text:style-name="P106">4<text:span text:style-name="T88">*</text:span></text:p>
          </table:table-cell>
        </table:table-row>
        <table:table-row table:style-name="Table7.1">
          <table:table-cell table:style-name="Table7.A1" office:value-type="string">
            <text:p text:style-name="P175"><text:span text:style-name="T1">e</text:span><text:span text:style-name="T25">9</text:span>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85">5</text:p>
          </table:table-cell>
          <table:table-cell table:style-name="Table7.A1" office:value-type="string">
            <text:p text:style-name="P108">5</text:p>
          </table:table-cell>
          <table:table-cell table:style-name="Table7.E1" office:value-type="string">
            <text:p text:style-name="P61">5</text:p>
          </table:table-cell>
          <table:table-cell table:style-name="Table7.E1" office:value-type="string">
            <text:p text:style-name="P95">4</text:p>
          </table:table-cell>
          <table:table-cell table:style-name="Table7.A1" office:value-type="string">
            <text:p text:style-name="P106">4</text:p>
          </table:table-cell>
        </table:table-row>
        <table:table-row table:style-name="Table7.1">
          <table:table-cell table:style-name="Table7.A1" office:value-type="string">
            <text:p text:style-name="P175"><text:span text:style-name="T1">e</text:span><text:span text:style-name="T25">10</text:span>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88"><text:span text:style-name="T93">3</text:span></text:p>
          </table:table-cell>
          <table:table-cell table:style-name="Table7.E1" office:value-type="string">
            <text:p text:style-name="P91">3<text:span text:style-name="T88">*</text:span></text:p>
          </table:table-cell>
          <table:table-cell table:style-name="Table7.E1" office:value-type="string">
            <text:p text:style-name="P92"/>
          </table:table-cell>
          <table:table-cell table:style-name="Table7.A1" office:value-type="string">
            <text:p text:style-name="P101"/>
          </table:table-cell>
        </table:table-row>
        <table:table-row table:style-name="Table7.1">
          <table:table-cell table:style-name="Table7.A1" office:value-type="string">
            <text:p text:style-name="P175"><text:span text:style-name="T1">e</text:span><text:span text:style-name="T25">11</text:span>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87">5</text:p>
          </table:table-cell>
          <table:table-cell table:style-name="Table7.A1" office:value-type="string">
            <text:p text:style-name="P105">5</text:p>
          </table:table-cell>
          <table:table-cell table:style-name="Table7.E1" office:value-type="string">
            <text:p text:style-name="P105">5</text:p>
          </table:table-cell>
          <table:table-cell table:style-name="Table7.E1" office:value-type="string">
            <text:p text:style-name="P105">5</text:p>
          </table:table-cell>
          <table:table-cell table:style-name="Table7.A1" office:value-type="string">
            <text:p text:style-name="P106">5</text:p>
          </table:table-cell>
        </table:table-row>
        <table:table-row table:style-name="Table7.1">
          <table:table-cell table:style-name="Table7.A1" office:value-type="string">
            <text:p text:style-name="P175"><text:span text:style-name="T1">e</text:span><text:span text:style-name="T25">12</text:span>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74">∞</text:p>
          </table:table-cell>
          <table:table-cell table:style-name="Table7.A1" office:value-type="string">
            <text:p text:style-name="P74">∞</text:p>
          </table:table-cell>
          <table:table-cell table:style-name="Table7.E1" office:value-type="string">
            <text:p text:style-name="P95">4</text:p>
          </table:table-cell>
          <table:table-cell table:style-name="Table7.E1" office:value-type="string">
            <text:p text:style-name="P95">4</text:p>
          </table:table-cell>
          <table:table-cell table:style-name="Table7.A1" office:value-type="string">
            <text:p text:style-name="P106">4</text:p>
          </table:table-cell>
        </table:table-row>
      </table:table>
      <text:p text:style-name="P190"><text:span text:style-name="T9"><text:s/>17. Не все вершины имеют постоянные пометки,</text:span></text:p>
      <text:p text:style-name="P191">Г<text:span text:style-name="T1">e</text:span><text:span text:style-name="T60">8</text:span> = {<text:span text:style-name="T1">e</text:span><text:span text:style-name="T60">2</text:span>,<text:span text:style-name="T24"> </text:span><text:span text:style-name="T1">e</text:span><text:span text:style-name="T60">3</text:span>,<text:span text:style-name="T1">e</text:span><text:span text:style-name="T60">4</text:span>, <text:span text:style-name="T1">e</text:span><text:span text:style-name="T60">5</text:span>,<text:span text:style-name="T24"> </text:span><text:span text:style-name="T1">e</text:span><text:span text:style-name="T60">6</text:span><text:span text:style-name="T95">}</text:span></text:p>
      <text:p text:style-name="P190">Временные пометки имеют вершины<text:span text:style-name="T34"> </text:span><text:span text:style-name="T35"><text:s/></text:span><text:span text:style-name="T1">e</text:span><text:span text:style-name="T39">4</text:span><text:span text:style-name="T1">, e</text:span><text:span text:style-name="T43">5</text:span><text:span text:style-name="T39"> </text:span>-<text:span text:style-name="T139">у</text:span>точняем их:</text:p>
      <text:p text:style-name="P190"><text:span text:style-name="T1"><text:tab/>l(e</text:span><text:span text:style-name="T39">4</text:span><text:span text:style-name="T1">) = min[</text:span><text:span text:style-name="T119">6</text:span><text:span text:style-name="T1">, </text:span><text:span text:style-name="T19">4</text:span><text:span text:style-name="T1">*+ </text:span><text:span text:style-name="T19">3</text:span><text:span text:style-name="T1">] = </text:span><text:span text:style-name="T19">6</text:span><text:span text:style-name="T1">;</text:span></text:p>
      <text:p text:style-name="P190"><text:span text:style-name="T1"><text:tab/>l(e</text:span><text:span text:style-name="T42">5</text:span><text:span text:style-name="T1">) = min[</text:span><text:span text:style-name="T114">∞</text:span><text:span text:style-name="T1">, </text:span><text:span text:style-name="T19">4</text:span><text:span text:style-name="T1">*+ </text:span><text:span text:style-name="T19">3</text:span><text:span text:style-name="T1">] = </text:span><text:span text:style-name="T19">7</text:span><text:span text:style-name="T1">;</text:span></text:p>
      <text:p text:style-name="P190"><text:span text:style-name="T95">18. l(e</text:span><text:span text:style-name="T41">i</text:span><text:span text:style-name="T95">*) = min[l(e</text:span><text:span text:style-name="T41">i</text:span><text:span text:style-name="T95">)] = l(e</text:span><text:span text:style-name="T44">4</text:span><text:span text:style-name="T95">) = </text:span><text:span text:style-name="T102">6</text:span></text:p>
      <text:p text:style-name="P190">19. Вершина e<text:span text:style-name="T83">4 </text:span>получает постоянную отметку <text:span text:style-name="T1">I</text:span>(<text:span text:style-name="T1">e</text:span><text:span text:style-name="T60">9</text:span>) = <text:span text:style-name="T145">4</text:span>*, <text:span text:style-name="T1">p</text:span> = <text:span text:style-name="T1">e</text:span><text:span text:style-name="T60">9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E"/>
        <table:table-column table:style-name="Table8.H"/>
        <table:table-row table:style-name="Table8.1">
          <table:table-cell table:style-name="Table8.A1" office:value-type="string">
            <text:p text:style-name="P74"/>
          </table:table-cell>
          <table:table-cell table:style-name="Table8.A1" office:value-type="string">
            <text:p text:style-name="P115">1</text:p>
          </table:table-cell>
          <table:table-cell table:style-name="Table8.A1" office:value-type="string">
            <text:p text:style-name="P115">2</text:p>
          </table:table-cell>
          <table:table-cell table:style-name="Table8.A1" office:value-type="string">
            <text:p text:style-name="P115">3</text:p>
          </table:table-cell>
          <table:table-cell table:style-name="Table8.E1" office:value-type="string">
            <text:p text:style-name="P116">4</text:p>
          </table:table-cell>
          <table:table-cell table:style-name="Table8.E1" office:value-type="string">
            <text:p text:style-name="P121">5</text:p>
          </table:table-cell>
          <table:table-cell table:style-name="Table8.E1" office:value-type="string">
            <text:p text:style-name="P123">6</text:p>
          </table:table-cell>
          <table:table-cell table:style-name="Table8.A1" office:value-type="string">
            <text:p text:style-name="P125">7</text:p>
          </table:table-cell>
        </table:table-row>
        <table:table-row table:style-name="Table8.1">
          <table:table-cell table:style-name="Table8.A1" office:value-type="string">
            <text:p text:style-name="P175"><text:span text:style-name="T1">e</text:span><text:span text:style-name="T25">1</text:span></text:p>
          </table:table-cell>
          <table:table-cell table:style-name="Table8.A1" office:value-type="string">
            <text:p text:style-name="P175"><text:span text:style-name="T1">0</text:span><text:span text:style-name="T89">*</text:span></text:p>
          </table:table-cell>
          <table:table-cell table:style-name="Table8.A1" office:value-type="string">
            <text:p text:style-name="P74"/>
          </table:table-cell>
          <table:table-cell table:style-name="Table8.A1" office:value-type="string">
            <text:p text:style-name="P74"/>
          </table:table-cell>
          <table:table-cell table:style-name="Table8.E1" office:value-type="string">
            <text:p text:style-name="P75"/>
          </table:table-cell>
          <table:table-cell table:style-name="Table8.E1" office:value-type="string">
            <text:p text:style-name="P76"/>
          </table:table-cell>
          <table:table-cell table:style-name="Table8.E1" office:value-type="string">
            <text:p text:style-name="P78"/>
          </table:table-cell>
          <table:table-cell table:style-name="Table8.A1" office:value-type="string">
            <text:p text:style-name="P117"/>
          </table:table-cell>
        </table:table-row>
        <table:table-row table:style-name="Table8.1">
          <table:table-cell table:style-name="Table8.A1" office:value-type="string">
            <text:p text:style-name="P175"><text:span text:style-name="T1">e</text:span><text:span text:style-name="T25">2</text:span>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54">2</text:p>
          </table:table-cell>
          <table:table-cell table:style-name="Table8.A1" office:value-type="string">
            <text:p text:style-name="P80"><text:span text:style-name="T109">2</text:span><text:span text:style-name="T88">*</text:span></text:p>
          </table:table-cell>
          <table:table-cell table:style-name="Table8.E1" office:value-type="string">
            <text:p text:style-name="P89"/>
          </table:table-cell>
          <table:table-cell table:style-name="Table8.E1" office:value-type="string">
            <text:p text:style-name="P76"/>
          </table:table-cell>
          <table:table-cell table:style-name="Table8.E1" office:value-type="string">
            <text:p text:style-name="P82"><text:span text:style-name="T88"/></text:p>
          </table:table-cell>
          <table:table-cell table:style-name="Table8.A1" office:value-type="string">
            <text:p text:style-name="P127"/>
          </table:table-cell>
        </table:table-row>
        <table:table-row table:style-name="Table8.1">
          <table:table-cell table:style-name="Table8.A1" office:value-type="string">
            <text:p text:style-name="P175"><text:span text:style-name="T1">e</text:span><text:span text:style-name="T25">3</text:span>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80"><text:span text:style-name="T92">1</text:span><text:span text:style-name="T88">*</text:span></text:p>
          </table:table-cell>
          <table:table-cell table:style-name="Table8.A1" office:value-type="string">
            <text:p text:style-name="P74"/>
          </table:table-cell>
          <table:table-cell table:style-name="Table8.E1" office:value-type="string">
            <text:p text:style-name="P89"/>
          </table:table-cell>
          <table:table-cell table:style-name="Table8.E1" office:value-type="string">
            <text:p text:style-name="P76"/>
          </table:table-cell>
          <table:table-cell table:style-name="Table8.E1" office:value-type="string">
            <text:p text:style-name="P96"/>
          </table:table-cell>
          <table:table-cell table:style-name="Table8.A1" office:value-type="string">
            <text:p text:style-name="P97"/>
          </table:table-cell>
        </table:table-row>
        <table:table-row table:style-name="Table8.1">
          <table:table-cell table:style-name="Table8.A1" office:value-type="string">
            <text:p text:style-name="P175"><text:span text:style-name="T1">e</text:span><text:span text:style-name="T25">4</text:span>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115">∞</text:p>
          </table:table-cell>
          <table:table-cell table:style-name="Table8.A1" office:value-type="string">
            <text:p text:style-name="P74">∞</text:p>
          </table:table-cell>
          <table:table-cell table:style-name="Table8.E1" office:value-type="string">
            <text:p text:style-name="P90">6</text:p>
          </table:table-cell>
          <table:table-cell table:style-name="Table8.E1" office:value-type="string">
            <text:p text:style-name="P95">6</text:p>
          </table:table-cell>
          <table:table-cell table:style-name="Table8.E1" office:value-type="string">
            <text:p text:style-name="P56">6</text:p>
          </table:table-cell>
          <table:table-cell table:style-name="Table8.A1" office:value-type="string">
            <text:p text:style-name="P56">6</text:p>
          </table:table-cell>
        </table:table-row>
        <table:table-row table:style-name="Table8.1">
          <table:table-cell table:style-name="Table8.A1" office:value-type="string">
            <text:p text:style-name="P175"><text:span text:style-name="T1">e</text:span><text:span text:style-name="T25">5</text:span>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74">∞</text:p>
          </table:table-cell>
          <table:table-cell table:style-name="Table8.E1" office:value-type="string">
            <text:p text:style-name="P75">∞</text:p>
          </table:table-cell>
          <table:table-cell table:style-name="Table8.E1" office:value-type="string">
            <text:p text:style-name="P93">∞</text:p>
          </table:table-cell>
          <table:table-cell table:style-name="Table8.E1" office:value-type="string">
            <text:p text:style-name="P94">∞</text:p>
          </table:table-cell>
          <table:table-cell table:style-name="Table8.A1" office:value-type="string">
            <text:p text:style-name="P56">7</text:p>
          </table:table-cell>
        </table:table-row>
        <table:table-row table:style-name="Table8.1">
          <table:table-cell table:style-name="Table8.A1" office:value-type="string">
            <text:p text:style-name="P175"><text:span text:style-name="T1">e</text:span><text:span text:style-name="T25">6</text:span>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120">4</text:p>
          </table:table-cell>
          <table:table-cell table:style-name="Table8.A1" office:value-type="string">
            <text:p text:style-name="P88">4</text:p>
          </table:table-cell>
          <table:table-cell table:style-name="Table8.E1" office:value-type="string">
            <text:p text:style-name="P81"><text:span text:style-name="T110">4</text:span></text:p>
          </table:table-cell>
          <table:table-cell table:style-name="Table8.E1" office:value-type="string">
            <text:p text:style-name="P55">4<text:span text:style-name="T88">*</text:span></text:p>
          </table:table-cell>
          <table:table-cell table:style-name="Table8.E1" office:value-type="string">
            <text:p text:style-name="P100"/>
          </table:table-cell>
          <table:table-cell table:style-name="Table8.A1" office:value-type="string">
            <text:p text:style-name="P63"/>
          </table:table-cell>
        </table:table-row>
        <table:table-row table:style-name="Table8.1">
          <table:table-cell table:style-name="Table8.A1" office:value-type="string">
            <text:p text:style-name="P175"><text:span text:style-name="T1">e</text:span><text:span text:style-name="T25">7</text:span>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74">∞</text:p>
          </table:table-cell>
          <table:table-cell table:style-name="Table8.E1" office:value-type="string">
            <text:p text:style-name="P75">∞</text:p>
          </table:table-cell>
          <table:table-cell table:style-name="Table8.E1" office:value-type="string">
            <text:p text:style-name="P77">∞</text:p>
          </table:table-cell>
          <table:table-cell table:style-name="Table8.E1" office:value-type="string">
            <text:p text:style-name="P106">6</text:p>
          </table:table-cell>
          <table:table-cell table:style-name="Table8.A1" office:value-type="string">
            <text:p text:style-name="P106">6</text:p>
          </table:table-cell>
        </table:table-row>
        <table:table-row table:style-name="Table8.9">
          <table:table-cell table:style-name="Table8.A1" office:value-type="string">
            <text:p text:style-name="P175"><text:span text:style-name="T1">e</text:span><text:span text:style-name="T25">8</text:span>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84">4</text:p>
          </table:table-cell>
          <table:table-cell table:style-name="Table8.E1" office:value-type="string">
            <text:p text:style-name="P91">4</text:p>
          </table:table-cell>
          <table:table-cell table:style-name="Table8.E1" office:value-type="string">
            <text:p text:style-name="P95">4</text:p>
          </table:table-cell>
          <table:table-cell table:style-name="Table8.E1" office:value-type="string">
            <text:p text:style-name="P106">4<text:span text:style-name="T88">*</text:span></text:p>
          </table:table-cell>
          <table:table-cell table:style-name="Table8.A1" office:value-type="string">
            <text:p text:style-name="P132"/>
          </table:table-cell>
        </table:table-row>
        <table:table-row table:style-name="Table8.1">
          <table:table-cell table:style-name="Table8.A1" office:value-type="string">
            <text:p text:style-name="P175"><text:span text:style-name="T1">e</text:span><text:span text:style-name="T25">9</text:span>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85">5</text:p>
          </table:table-cell>
          <table:table-cell table:style-name="Table8.A1" office:value-type="string">
            <text:p text:style-name="P108">5</text:p>
          </table:table-cell>
          <table:table-cell table:style-name="Table8.E1" office:value-type="string">
            <text:p text:style-name="P61">5</text:p>
          </table:table-cell>
          <table:table-cell table:style-name="Table8.E1" office:value-type="string">
            <text:p text:style-name="P95">4</text:p>
          </table:table-cell>
          <table:table-cell table:style-name="Table8.E1" office:value-type="string">
            <text:p text:style-name="P106">4</text:p>
          </table:table-cell>
          <table:table-cell table:style-name="Table8.A1" office:value-type="string">
            <text:p text:style-name="P135">4<text:span text:style-name="T88">*</text:span></text:p>
          </table:table-cell>
        </table:table-row>
        <table:table-row table:style-name="Table8.1">
          <table:table-cell table:style-name="Table8.A1" office:value-type="string">
            <text:p text:style-name="P175"><text:span text:style-name="T1">e</text:span><text:span text:style-name="T25">10</text:span>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87">5</text:p>
          </table:table-cell>
          <table:table-cell table:style-name="Table8.A1" office:value-type="string">
            <text:p text:style-name="P88"><text:span text:style-name="T93">3</text:span></text:p>
          </table:table-cell>
          <table:table-cell table:style-name="Table8.E1" office:value-type="string">
            <text:p text:style-name="P91">3<text:span text:style-name="T88">*</text:span></text:p>
          </table:table-cell>
          <table:table-cell table:style-name="Table8.E1" office:value-type="string">
            <text:p text:style-name="P92"/>
          </table:table-cell>
          <table:table-cell table:style-name="Table8.E1" office:value-type="string">
            <text:p text:style-name="P101"/>
          </table:table-cell>
          <table:table-cell table:style-name="Table8.A1" office:value-type="string">
            <text:p text:style-name="P133"/>
          </table:table-cell>
        </table:table-row>
        <table:table-row table:style-name="Table8.1">
          <table:table-cell table:style-name="Table8.A1" office:value-type="string">
            <text:p text:style-name="P175"><text:span text:style-name="T1">e</text:span><text:span text:style-name="T25">11</text:span>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87">5</text:p>
          </table:table-cell>
          <table:table-cell table:style-name="Table8.A1" office:value-type="string">
            <text:p text:style-name="P105">5</text:p>
          </table:table-cell>
          <table:table-cell table:style-name="Table8.E1" office:value-type="string">
            <text:p text:style-name="P105">5</text:p>
          </table:table-cell>
          <table:table-cell table:style-name="Table8.E1" office:value-type="string">
            <text:p text:style-name="P105">5</text:p>
          </table:table-cell>
          <table:table-cell table:style-name="Table8.E1" office:value-type="string">
            <text:p text:style-name="P106">5</text:p>
          </table:table-cell>
          <table:table-cell table:style-name="Table8.A1" office:value-type="string">
            <text:p text:style-name="P106">5</text:p>
          </table:table-cell>
        </table:table-row>
        <table:table-row table:style-name="Table8.1">
          <table:table-cell table:style-name="Table8.A1" office:value-type="string">
            <text:p text:style-name="P175"><text:span text:style-name="T1">e</text:span><text:span text:style-name="T25">12</text:span>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74">∞</text:p>
          </table:table-cell>
          <table:table-cell table:style-name="Table8.A1" office:value-type="string">
            <text:p text:style-name="P74">∞</text:p>
          </table:table-cell>
          <table:table-cell table:style-name="Table8.E1" office:value-type="string">
            <text:p text:style-name="P95">4</text:p>
          </table:table-cell>
          <table:table-cell table:style-name="Table8.E1" office:value-type="string">
            <text:p text:style-name="P95">4</text:p>
          </table:table-cell>
          <table:table-cell table:style-name="Table8.E1" office:value-type="string">
            <text:p text:style-name="P106">4</text:p>
          </table:table-cell>
          <table:table-cell table:style-name="Table8.A1" office:value-type="string">
            <text:p text:style-name="P135">4</text:p>
          </table:table-cell>
        </table:table-row>
      </table:table>
      <text:p text:style-name="P190"><text:soft-page-break/>20. Не все вершины имеют постоянные пометки,</text:p>
      <text:p text:style-name="P191">Г<text:span text:style-name="T1">e</text:span><text:span text:style-name="T60">9</text:span> = {<text:span text:style-name="T1">e</text:span><text:span text:style-name="T60">1</text:span>, <text:span text:style-name="T1">e</text:span><text:span text:style-name="T60">5</text:span>,<text:span text:style-name="T24"> </text:span><text:span text:style-name="T1">e</text:span><text:span text:style-name="T60">6</text:span>,<text:span text:style-name="T24"> </text:span><text:span text:style-name="T1">e</text:span><text:span text:style-name="T60">10</text:span><text:span text:style-name="T24">, </text:span>е<text:span text:style-name="T79">11</text:span>, <text:span text:style-name="T1">e</text:span><text:span text:style-name="T45">12</text:span>} </text:p>
      <text:p text:style-name="P190">Временные пометки имеют вершины <text:span text:style-name="T1">e</text:span><text:span text:style-name="T60">5</text:span><text:span text:style-name="T97">,</text:span><text:span text:style-name="T1">e</text:span><text:span text:style-name="T45">11</text:span>,<text:span text:style-name="T1">e</text:span><text:span text:style-name="T45">12</text:span> уточняем их:</text:p>
      <text:p text:style-name="P197"><text:span text:style-name="T96">l(e</text:span><text:span text:style-name="T60">5</text:span><text:span text:style-name="T96">) = min[</text:span><text:span text:style-name="T108">7</text:span><text:span text:style-name="T96">, </text:span><text:span text:style-name="T102">4</text:span><text:span text:style-name="T96">*+</text:span><text:span text:style-name="T103">5</text:span><text:span text:style-name="T96">] = </text:span><text:span text:style-name="T103">7</text:span><text:span text:style-name="T96">;</text:span></text:p>
      <text:p text:style-name="P197"><text:span text:style-name="T96">l(e</text:span><text:span text:style-name="T25">11</text:span><text:span text:style-name="T96">) = min[</text:span><text:span text:style-name="T106">5</text:span><text:span text:style-name="T96">,</text:span><text:span text:style-name="T102">4</text:span><text:span text:style-name="T96">*+</text:span><text:span text:style-name="T103">5</text:span><text:span text:style-name="T96">] =</text:span><text:span text:style-name="T103">5</text:span><text:span text:style-name="T96">;</text:span></text:p>
      <text:p text:style-name="P197"><text:span text:style-name="T96">l(e</text:span><text:span text:style-name="T44">12</text:span><text:span text:style-name="T96">) = min[</text:span><text:span text:style-name="T108">4</text:span><text:span text:style-name="T96">,</text:span><text:span text:style-name="T102">4</text:span><text:span text:style-name="T96">*+</text:span><text:span text:style-name="T103">5</text:span><text:span text:style-name="T96">] =</text:span><text:span text:style-name="T103">4</text:span><text:span text:style-name="T96">;</text:span></text:p>
      <text:p text:style-name="P199"><text:span text:style-name="T1">21. l(e</text:span><text:span text:style-name="T25">i</text:span><text:span text:style-name="T1">*) = min[l(e</text:span><text:span text:style-name="T25">i</text:span><text:span text:style-name="T1">)] = l(e</text:span><text:span text:style-name="T61">12</text:span><text:span text:style-name="T1">) = </text:span><text:span text:style-name="T20">4</text:span></text:p>
      <text:p text:style-name="P199">22. Вершина e<text:span text:style-name="T84">12</text:span> получает постоянную отметку <text:span text:style-name="T1">I</text:span>(<text:span text:style-name="T1">e</text:span><text:span text:style-name="T61">12</text:span>) = <text:span text:style-name="T146">4</text:span>*, <text:span text:style-name="T1">p</text:span> = <text:span text:style-name="T1">e</text:span><text:span text:style-name="T47">8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C" table:number-columns-repeated="2"/>
        <table:table-column table:style-name="Table9.D"/>
        <table:table-column table:style-name="Table9.I"/>
        <table:table-row table:style-name="Table9.1">
          <table:table-cell table:style-name="Table9.A1" office:value-type="string">
            <text:p text:style-name="P74"/>
          </table:table-cell>
          <table:table-cell table:style-name="Table9.A1" office:value-type="string">
            <text:p text:style-name="P115">1</text:p>
          </table:table-cell>
          <table:table-cell table:style-name="Table9.A1" office:value-type="string">
            <text:p text:style-name="P115">2</text:p>
          </table:table-cell>
          <table:table-cell table:style-name="Table9.A1" office:value-type="string">
            <text:p text:style-name="P115">3</text:p>
          </table:table-cell>
          <table:table-cell table:style-name="Table9.E1" office:value-type="string">
            <text:p text:style-name="P116">4</text:p>
          </table:table-cell>
          <table:table-cell table:style-name="Table9.E1" office:value-type="string">
            <text:p text:style-name="P121">5</text:p>
          </table:table-cell>
          <table:table-cell table:style-name="Table9.E1" office:value-type="string">
            <text:p text:style-name="P123">6</text:p>
          </table:table-cell>
          <table:table-cell table:style-name="Table9.E1" office:value-type="string">
            <text:p text:style-name="P125">7</text:p>
          </table:table-cell>
          <table:table-cell table:style-name="Table9.A1" office:value-type="string">
            <text:p text:style-name="P136">8</text:p>
          </table:table-cell>
        </table:table-row>
        <table:table-row table:style-name="Table9.1">
          <table:table-cell table:style-name="Table9.A1" office:value-type="string">
            <text:p text:style-name="P175"><text:span text:style-name="T1">e</text:span><text:span text:style-name="T25">1</text:span></text:p>
          </table:table-cell>
          <table:table-cell table:style-name="Table9.A1" office:value-type="string">
            <text:p text:style-name="P175"><text:span text:style-name="T1">0</text:span><text:span text:style-name="T89">*</text:span></text:p>
          </table:table-cell>
          <table:table-cell table:style-name="Table9.A1" office:value-type="string">
            <text:p text:style-name="P74"/>
          </table:table-cell>
          <table:table-cell table:style-name="Table9.A1" office:value-type="string">
            <text:p text:style-name="P74"/>
          </table:table-cell>
          <table:table-cell table:style-name="Table9.E1" office:value-type="string">
            <text:p text:style-name="P75"/>
          </table:table-cell>
          <table:table-cell table:style-name="Table9.E1" office:value-type="string">
            <text:p text:style-name="P76"/>
          </table:table-cell>
          <table:table-cell table:style-name="Table9.E1" office:value-type="string">
            <text:p text:style-name="P78"/>
          </table:table-cell>
          <table:table-cell table:style-name="Table9.E1" office:value-type="string">
            <text:p text:style-name="P117"/>
          </table:table-cell>
          <table:table-cell table:style-name="Table9.A1" office:value-type="string">
            <text:p text:style-name="P118"/>
          </table:table-cell>
        </table:table-row>
        <table:table-row table:style-name="Table9.1">
          <table:table-cell table:style-name="Table9.A1" office:value-type="string">
            <text:p text:style-name="P175"><text:span text:style-name="T1">e</text:span><text:span text:style-name="T25">2</text:span>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54">2</text:p>
          </table:table-cell>
          <table:table-cell table:style-name="Table9.A1" office:value-type="string">
            <text:p text:style-name="P80"><text:span text:style-name="T109">2</text:span><text:span text:style-name="T88">*</text:span></text:p>
          </table:table-cell>
          <table:table-cell table:style-name="Table9.E1" office:value-type="string">
            <text:p text:style-name="P89"/>
          </table:table-cell>
          <table:table-cell table:style-name="Table9.E1" office:value-type="string">
            <text:p text:style-name="P76"/>
          </table:table-cell>
          <table:table-cell table:style-name="Table9.E1" office:value-type="string">
            <text:p text:style-name="P82"><text:span text:style-name="T88"/></text:p>
          </table:table-cell>
          <table:table-cell table:style-name="Table9.E1" office:value-type="string">
            <text:p text:style-name="P127"/>
          </table:table-cell>
          <table:table-cell table:style-name="Table9.A1" office:value-type="string">
            <text:p text:style-name="P128"/>
          </table:table-cell>
        </table:table-row>
        <table:table-row table:style-name="Table9.1">
          <table:table-cell table:style-name="Table9.A1" office:value-type="string">
            <text:p text:style-name="P175"><text:span text:style-name="T1">e</text:span><text:span text:style-name="T25">3</text:span>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80"><text:span text:style-name="T92">1</text:span><text:span text:style-name="T88">*</text:span></text:p>
          </table:table-cell>
          <table:table-cell table:style-name="Table9.A1" office:value-type="string">
            <text:p text:style-name="P74"/>
          </table:table-cell>
          <table:table-cell table:style-name="Table9.E1" office:value-type="string">
            <text:p text:style-name="P89"/>
          </table:table-cell>
          <table:table-cell table:style-name="Table9.E1" office:value-type="string">
            <text:p text:style-name="P76"/>
          </table:table-cell>
          <table:table-cell table:style-name="Table9.E1" office:value-type="string">
            <text:p text:style-name="P96"/>
          </table:table-cell>
          <table:table-cell table:style-name="Table9.E1" office:value-type="string">
            <text:p text:style-name="P97"/>
          </table:table-cell>
          <table:table-cell table:style-name="Table9.A1" office:value-type="string">
            <text:p text:style-name="P98"/>
          </table:table-cell>
        </table:table-row>
        <table:table-row table:style-name="Table9.1">
          <table:table-cell table:style-name="Table9.A1" office:value-type="string">
            <text:p text:style-name="P175"><text:span text:style-name="T1">e</text:span><text:span text:style-name="T25">4</text:span>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115">∞</text:p>
          </table:table-cell>
          <table:table-cell table:style-name="Table9.A1" office:value-type="string">
            <text:p text:style-name="P74">∞</text:p>
          </table:table-cell>
          <table:table-cell table:style-name="Table9.E1" office:value-type="string">
            <text:p text:style-name="P90">6</text:p>
          </table:table-cell>
          <table:table-cell table:style-name="Table9.E1" office:value-type="string">
            <text:p text:style-name="P95">6</text:p>
          </table:table-cell>
          <table:table-cell table:style-name="Table9.E1" office:value-type="string">
            <text:p text:style-name="P56">6</text:p>
          </table:table-cell>
          <table:table-cell table:style-name="Table9.E1" office:value-type="string">
            <text:p text:style-name="P56">6</text:p>
          </table:table-cell>
          <table:table-cell table:style-name="Table9.A1" office:value-type="string">
            <text:p text:style-name="P142">6</text:p>
          </table:table-cell>
        </table:table-row>
        <table:table-row table:style-name="Table9.1">
          <table:table-cell table:style-name="Table9.A1" office:value-type="string">
            <text:p text:style-name="P175"><text:span text:style-name="T1">e</text:span><text:span text:style-name="T25">5</text:span>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74">∞</text:p>
          </table:table-cell>
          <table:table-cell table:style-name="Table9.E1" office:value-type="string">
            <text:p text:style-name="P75">∞</text:p>
          </table:table-cell>
          <table:table-cell table:style-name="Table9.E1" office:value-type="string">
            <text:p text:style-name="P93">∞</text:p>
          </table:table-cell>
          <table:table-cell table:style-name="Table9.E1" office:value-type="string">
            <text:p text:style-name="P94">∞</text:p>
          </table:table-cell>
          <table:table-cell table:style-name="Table9.E1" office:value-type="string">
            <text:p text:style-name="P56">7</text:p>
          </table:table-cell>
          <table:table-cell table:style-name="Table9.A1" office:value-type="string">
            <text:p text:style-name="P59">7</text:p>
          </table:table-cell>
        </table:table-row>
        <table:table-row table:style-name="Table9.1">
          <table:table-cell table:style-name="Table9.A1" office:value-type="string">
            <text:p text:style-name="P175"><text:span text:style-name="T1">e</text:span><text:span text:style-name="T25">6</text:span>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120">4</text:p>
          </table:table-cell>
          <table:table-cell table:style-name="Table9.A1" office:value-type="string">
            <text:p text:style-name="P88">4</text:p>
          </table:table-cell>
          <table:table-cell table:style-name="Table9.E1" office:value-type="string">
            <text:p text:style-name="P81"><text:span text:style-name="T110">4</text:span></text:p>
          </table:table-cell>
          <table:table-cell table:style-name="Table9.E1" office:value-type="string">
            <text:p text:style-name="P55">4<text:span text:style-name="T88">*</text:span></text:p>
          </table:table-cell>
          <table:table-cell table:style-name="Table9.E1" office:value-type="string">
            <text:p text:style-name="P100"/>
          </table:table-cell>
          <table:table-cell table:style-name="Table9.E1" office:value-type="string">
            <text:p text:style-name="P63"/>
          </table:table-cell>
          <table:table-cell table:style-name="Table9.A1" office:value-type="string">
            <text:p text:style-name="P138"/>
          </table:table-cell>
        </table:table-row>
        <table:table-row table:style-name="Table9.1">
          <table:table-cell table:style-name="Table9.A1" office:value-type="string">
            <text:p text:style-name="P175"><text:span text:style-name="T1">e</text:span><text:span text:style-name="T25">7</text:span>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74">∞</text:p>
          </table:table-cell>
          <table:table-cell table:style-name="Table9.E1" office:value-type="string">
            <text:p text:style-name="P75">∞</text:p>
          </table:table-cell>
          <table:table-cell table:style-name="Table9.E1" office:value-type="string">
            <text:p text:style-name="P77">∞</text:p>
          </table:table-cell>
          <table:table-cell table:style-name="Table9.E1" office:value-type="string">
            <text:p text:style-name="P106">6</text:p>
          </table:table-cell>
          <table:table-cell table:style-name="Table9.E1" office:value-type="string">
            <text:p text:style-name="P106">6</text:p>
          </table:table-cell>
          <table:table-cell table:style-name="Table9.A1" office:value-type="string">
            <text:p text:style-name="P107">6</text:p>
          </table:table-cell>
        </table:table-row>
        <table:table-row table:style-name="Table9.9">
          <table:table-cell table:style-name="Table9.A1" office:value-type="string">
            <text:p text:style-name="P175"><text:span text:style-name="T1">e</text:span><text:span text:style-name="T25">8</text:span>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84">4</text:p>
          </table:table-cell>
          <table:table-cell table:style-name="Table9.E1" office:value-type="string">
            <text:p text:style-name="P91">4</text:p>
          </table:table-cell>
          <table:table-cell table:style-name="Table9.E1" office:value-type="string">
            <text:p text:style-name="P95">4</text:p>
          </table:table-cell>
          <table:table-cell table:style-name="Table9.E1" office:value-type="string">
            <text:p text:style-name="P106">4<text:span text:style-name="T88">*</text:span></text:p>
          </table:table-cell>
          <table:table-cell table:style-name="Table9.E1" office:value-type="string">
            <text:p text:style-name="P132"/>
          </table:table-cell>
          <table:table-cell table:style-name="Table9.A1" office:value-type="string">
            <text:p text:style-name="P57"><text:span text:style-name="T88"/></text:p>
          </table:table-cell>
        </table:table-row>
        <table:table-row table:style-name="Table9.1">
          <table:table-cell table:style-name="Table9.A1" office:value-type="string">
            <text:p text:style-name="P175"><text:span text:style-name="T1">e</text:span><text:span text:style-name="T25">9</text:span>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85">5</text:p>
          </table:table-cell>
          <table:table-cell table:style-name="Table9.A1" office:value-type="string">
            <text:p text:style-name="P108">5</text:p>
          </table:table-cell>
          <table:table-cell table:style-name="Table9.E1" office:value-type="string">
            <text:p text:style-name="P61">5</text:p>
          </table:table-cell>
          <table:table-cell table:style-name="Table9.E1" office:value-type="string">
            <text:p text:style-name="P95">4</text:p>
          </table:table-cell>
          <table:table-cell table:style-name="Table9.E1" office:value-type="string">
            <text:p text:style-name="P106">4</text:p>
          </table:table-cell>
          <table:table-cell table:style-name="Table9.E1" office:value-type="string">
            <text:p text:style-name="P135">4<text:span text:style-name="T88">*</text:span></text:p>
          </table:table-cell>
          <table:table-cell table:style-name="Table9.A1" office:value-type="string">
            <text:p text:style-name="P140"/>
          </table:table-cell>
        </table:table-row>
        <table:table-row table:style-name="Table9.1">
          <table:table-cell table:style-name="Table9.A1" office:value-type="string">
            <text:p text:style-name="P175"><text:span text:style-name="T1">e</text:span><text:span text:style-name="T25">10</text:span>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87">5</text:p>
          </table:table-cell>
          <table:table-cell table:style-name="Table9.A1" office:value-type="string">
            <text:p text:style-name="P88"><text:span text:style-name="T93">3</text:span></text:p>
          </table:table-cell>
          <table:table-cell table:style-name="Table9.E1" office:value-type="string">
            <text:p text:style-name="P91">3<text:span text:style-name="T88">*</text:span></text:p>
          </table:table-cell>
          <table:table-cell table:style-name="Table9.E1" office:value-type="string">
            <text:p text:style-name="P92"/>
          </table:table-cell>
          <table:table-cell table:style-name="Table9.E1" office:value-type="string">
            <text:p text:style-name="P101"/>
          </table:table-cell>
          <table:table-cell table:style-name="Table9.E1" office:value-type="string">
            <text:p text:style-name="P133"/>
          </table:table-cell>
          <table:table-cell table:style-name="Table9.A1" office:value-type="string">
            <text:p text:style-name="P138"/>
          </table:table-cell>
        </table:table-row>
        <table:table-row table:style-name="Table9.1">
          <table:table-cell table:style-name="Table9.A1" office:value-type="string">
            <text:p text:style-name="P175"><text:span text:style-name="T1">e</text:span><text:span text:style-name="T25">11</text:span>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87">5</text:p>
          </table:table-cell>
          <table:table-cell table:style-name="Table9.A1" office:value-type="string">
            <text:p text:style-name="P105">5</text:p>
          </table:table-cell>
          <table:table-cell table:style-name="Table9.E1" office:value-type="string">
            <text:p text:style-name="P105">5</text:p>
          </table:table-cell>
          <table:table-cell table:style-name="Table9.E1" office:value-type="string">
            <text:p text:style-name="P105">5</text:p>
          </table:table-cell>
          <table:table-cell table:style-name="Table9.E1" office:value-type="string">
            <text:p text:style-name="P106">5</text:p>
          </table:table-cell>
          <table:table-cell table:style-name="Table9.E1" office:value-type="string">
            <text:p text:style-name="P106">5</text:p>
          </table:table-cell>
          <table:table-cell table:style-name="Table9.A1" office:value-type="string">
            <text:p text:style-name="P142">5</text:p>
          </table:table-cell>
        </table:table-row>
        <table:table-row table:style-name="Table9.1">
          <table:table-cell table:style-name="Table9.A1" office:value-type="string">
            <text:p text:style-name="P175"><text:span text:style-name="T1">e</text:span><text:span text:style-name="T25">12</text:span>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74">∞</text:p>
          </table:table-cell>
          <table:table-cell table:style-name="Table9.A1" office:value-type="string">
            <text:p text:style-name="P74">∞</text:p>
          </table:table-cell>
          <table:table-cell table:style-name="Table9.E1" office:value-type="string">
            <text:p text:style-name="P95">4</text:p>
          </table:table-cell>
          <table:table-cell table:style-name="Table9.E1" office:value-type="string">
            <text:p text:style-name="P95">4</text:p>
          </table:table-cell>
          <table:table-cell table:style-name="Table9.E1" office:value-type="string">
            <text:p text:style-name="P106">4</text:p>
          </table:table-cell>
          <table:table-cell table:style-name="Table9.E1" office:value-type="string">
            <text:p text:style-name="P135">4</text:p>
          </table:table-cell>
          <table:table-cell table:style-name="Table9.A1" office:value-type="string">
            <text:p text:style-name="P142">4<text:span text:style-name="T88">*</text:span></text:p>
          </table:table-cell>
        </table:table-row>
      </table:table>
      <text:p text:style-name="P199"><text:span text:style-name="T95">23. Не все вершины имеют постоянные пометки,</text:span></text:p>
      <text:p text:style-name="P199"><text:span text:style-name="T96">Гe</text:span><text:span text:style-name="T61">12</text:span><text:span text:style-name="T96">= {e</text:span><text:span text:style-name="T48">2</text:span><text:span text:style-name="T96">, e</text:span><text:span text:style-name="T61">4</text:span><text:span text:style-name="T96">,</text:span><text:span text:style-name="T44"> </text:span><text:span text:style-name="T96">e</text:span><text:span text:style-name="T61">5</text:span><text:span text:style-name="T49"> , </text:span><text:span text:style-name="T96">e</text:span><text:span text:style-name="T61">9</text:span><text:span text:style-name="T96">} </text:span></text:p>
      <text:p text:style-name="P199">Временные пометки имеют вершины <text:span text:style-name="T1">e</text:span><text:span text:style-name="T61">4</text:span><text:span text:style-name="T103">,e</text:span><text:span text:style-name="T61">5</text:span>- уточняем их:</text:p>
      <text:p text:style-name="P198"><text:span text:style-name="T96">l(e</text:span><text:span text:style-name="T61">4</text:span><text:span text:style-name="T96">) = min[</text:span><text:span text:style-name="T107">6</text:span><text:span text:style-name="T96">, </text:span><text:span text:style-name="T103">4</text:span><text:span text:style-name="T96">*+</text:span><text:span text:style-name="T103">2</text:span><text:span text:style-name="T96">] = </text:span><text:span text:style-name="T98">6</text:span><text:span text:style-name="T96">;</text:span></text:p>
      <text:p text:style-name="P198"><text:span text:style-name="T96">l(e</text:span><text:span text:style-name="T46">5</text:span><text:span text:style-name="T96">) = min[</text:span><text:span text:style-name="T107">7</text:span><text:span text:style-name="T96">, </text:span><text:span text:style-name="T103">4</text:span><text:span text:style-name="T96">*+</text:span><text:span text:style-name="T103">2</text:span><text:span text:style-name="T96">] = </text:span><text:span text:style-name="T98">6</text:span><text:span text:style-name="T96">;</text:span></text:p>
      <text:p text:style-name="P71">24.<text:span text:style-name="T1">. l(e</text:span><text:span text:style-name="T25">i</text:span><text:span text:style-name="T1">*) = min[l(e</text:span><text:span text:style-name="T25">i</text:span><text:span text:style-name="T1">)] = l(e</text:span><text:span text:style-name="T61">4</text:span><text:span text:style-name="T1">) = 6</text:span></text:p>
      <text:p text:style-name="P199">25. Вершина e<text:span text:style-name="T84">4</text:span> получает постоянную отметку <text:span text:style-name="T1">I</text:span>(<text:span text:style-name="T1">e</text:span><text:span text:style-name="T61">11</text:span>) = <text:span text:style-name="T146">5</text:span>*, <text:span text:style-name="T1">p</text:span> = <text:span text:style-name="T1">e</text:span><text:span text:style-name="T61">11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D"/>
        <table:table-column table:style-name="Table10.E"/>
        <table:table-column table:style-name="Table10.H"/>
        <table:table-column table:style-name="Table10.I"/>
        <table:table-column table:style-name="Table10.J"/>
        <table:table-row table:style-name="Table10.1">
          <table:table-cell table:style-name="Table10.A1" office:value-type="string">
            <text:p text:style-name="P74"/>
          </table:table-cell>
          <table:table-cell table:style-name="Table10.A1" office:value-type="string">
            <text:p text:style-name="P115">1</text:p>
          </table:table-cell>
          <table:table-cell table:style-name="Table10.A1" office:value-type="string">
            <text:p text:style-name="P115">2</text:p>
          </table:table-cell>
          <table:table-cell table:style-name="Table10.A1" office:value-type="string">
            <text:p text:style-name="P115">3</text:p>
          </table:table-cell>
          <table:table-cell table:style-name="Table10.E1" office:value-type="string">
            <text:p text:style-name="P116">4</text:p>
          </table:table-cell>
          <table:table-cell table:style-name="Table10.E1" office:value-type="string">
            <text:p text:style-name="P121">5</text:p>
          </table:table-cell>
          <table:table-cell table:style-name="Table10.E1" office:value-type="string">
            <text:p text:style-name="P123">6</text:p>
          </table:table-cell>
          <table:table-cell table:style-name="Table10.E1" office:value-type="string">
            <text:p text:style-name="P125">7</text:p>
          </table:table-cell>
          <table:table-cell table:style-name="Table10.E1" office:value-type="string">
            <text:p text:style-name="P136">8</text:p>
          </table:table-cell>
          <table:table-cell table:style-name="Table10.A1" office:value-type="string">
            <text:p text:style-name="P143">9</text:p>
          </table:table-cell>
        </table:table-row>
        <table:table-row table:style-name="Table10.1">
          <table:table-cell table:style-name="Table10.A1" office:value-type="string">
            <text:p text:style-name="P175"><text:span text:style-name="T1">e</text:span><text:span text:style-name="T25">1</text:span></text:p>
          </table:table-cell>
          <table:table-cell table:style-name="Table10.A1" office:value-type="string">
            <text:p text:style-name="P175"><text:span text:style-name="T1">0</text:span><text:span text:style-name="T89">*</text:span></text:p>
          </table:table-cell>
          <table:table-cell table:style-name="Table10.A1" office:value-type="string">
            <text:p text:style-name="P74"/>
          </table:table-cell>
          <table:table-cell table:style-name="Table10.A1" office:value-type="string">
            <text:p text:style-name="P74"/>
          </table:table-cell>
          <table:table-cell table:style-name="Table10.E1" office:value-type="string">
            <text:p text:style-name="P75"/>
          </table:table-cell>
          <table:table-cell table:style-name="Table10.E1" office:value-type="string">
            <text:p text:style-name="P76"/>
          </table:table-cell>
          <table:table-cell table:style-name="Table10.E1" office:value-type="string">
            <text:p text:style-name="P78"/>
          </table:table-cell>
          <table:table-cell table:style-name="Table10.E1" office:value-type="string">
            <text:p text:style-name="P117"/>
          </table:table-cell>
          <table:table-cell table:style-name="Table10.E1" office:value-type="string">
            <text:p text:style-name="P118"/>
          </table:table-cell>
          <table:table-cell table:style-name="Table10.A1" office:value-type="string">
            <text:p text:style-name="P118"/>
          </table:table-cell>
        </table:table-row>
        <table:table-row table:style-name="Table10.1">
          <table:table-cell table:style-name="Table10.A1" office:value-type="string">
            <text:p text:style-name="P175"><text:span text:style-name="T1">e</text:span><text:span text:style-name="T25">2</text:span>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54">2</text:p>
          </table:table-cell>
          <table:table-cell table:style-name="Table10.A1" office:value-type="string">
            <text:p text:style-name="P80"><text:span text:style-name="T109">2</text:span><text:span text:style-name="T88">*</text:span></text:p>
          </table:table-cell>
          <table:table-cell table:style-name="Table10.E1" office:value-type="string">
            <text:p text:style-name="P89"/>
          </table:table-cell>
          <table:table-cell table:style-name="Table10.E1" office:value-type="string">
            <text:p text:style-name="P76"/>
          </table:table-cell>
          <table:table-cell table:style-name="Table10.E1" office:value-type="string">
            <text:p text:style-name="P82"><text:span text:style-name="T88"/></text:p>
          </table:table-cell>
          <table:table-cell table:style-name="Table10.E1" office:value-type="string">
            <text:p text:style-name="P127"/>
          </table:table-cell>
          <table:table-cell table:style-name="Table10.E1" office:value-type="string">
            <text:p text:style-name="P128"/>
          </table:table-cell>
          <table:table-cell table:style-name="Table10.A1" office:value-type="string">
            <text:p text:style-name="P129"/>
          </table:table-cell>
        </table:table-row>
        <table:table-row table:style-name="Table10.1">
          <table:table-cell table:style-name="Table10.A1" office:value-type="string">
            <text:p text:style-name="P175"><text:span text:style-name="T1">e</text:span><text:span text:style-name="T25">3</text:span>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80"><text:span text:style-name="T92">1</text:span><text:span text:style-name="T88">*</text:span></text:p>
          </table:table-cell>
          <table:table-cell table:style-name="Table10.A1" office:value-type="string">
            <text:p text:style-name="P74"/>
          </table:table-cell>
          <table:table-cell table:style-name="Table10.E1" office:value-type="string">
            <text:p text:style-name="P89"/>
          </table:table-cell>
          <table:table-cell table:style-name="Table10.E1" office:value-type="string">
            <text:p text:style-name="P76"/>
          </table:table-cell>
          <table:table-cell table:style-name="Table10.E1" office:value-type="string">
            <text:p text:style-name="P96"/>
          </table:table-cell>
          <table:table-cell table:style-name="Table10.E1" office:value-type="string">
            <text:p text:style-name="P97"/>
          </table:table-cell>
          <table:table-cell table:style-name="Table10.E1" office:value-type="string">
            <text:p text:style-name="P98"/>
          </table:table-cell>
          <table:table-cell table:style-name="Table10.A1" office:value-type="string">
            <text:p text:style-name="P98"/>
          </table:table-cell>
        </table:table-row>
        <table:table-row table:style-name="Table10.1">
          <table:table-cell table:style-name="Table10.A1" office:value-type="string">
            <text:p text:style-name="P175"><text:span text:style-name="T1">e</text:span><text:span text:style-name="T25">4</text:span>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115">∞</text:p>
          </table:table-cell>
          <table:table-cell table:style-name="Table10.A1" office:value-type="string">
            <text:p text:style-name="P74">∞</text:p>
          </table:table-cell>
          <table:table-cell table:style-name="Table10.E1" office:value-type="string">
            <text:p text:style-name="P90">6</text:p>
          </table:table-cell>
          <table:table-cell table:style-name="Table10.E1" office:value-type="string">
            <text:p text:style-name="P95">6</text:p>
          </table:table-cell>
          <table:table-cell table:style-name="Table10.E1" office:value-type="string">
            <text:p text:style-name="P56">6</text:p>
          </table:table-cell>
          <table:table-cell table:style-name="Table10.E1" office:value-type="string">
            <text:p text:style-name="P56">6</text:p>
          </table:table-cell>
          <table:table-cell table:style-name="Table10.E1" office:value-type="string">
            <text:p text:style-name="P142">6</text:p>
          </table:table-cell>
          <table:table-cell table:style-name="Table10.A1" office:value-type="string">
            <text:p text:style-name="P142">6</text:p>
          </table:table-cell>
        </table:table-row>
        <table:table-row table:style-name="Table10.1">
          <table:table-cell table:style-name="Table10.A1" office:value-type="string">
            <text:p text:style-name="P175"><text:span text:style-name="T1">e</text:span><text:span text:style-name="T25">5</text:span>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74">∞</text:p>
          </table:table-cell>
          <table:table-cell table:style-name="Table10.E1" office:value-type="string">
            <text:p text:style-name="P75">∞</text:p>
          </table:table-cell>
          <table:table-cell table:style-name="Table10.E1" office:value-type="string">
            <text:p text:style-name="P93">∞</text:p>
          </table:table-cell>
          <table:table-cell table:style-name="Table10.E1" office:value-type="string">
            <text:p text:style-name="P94">∞</text:p>
          </table:table-cell>
          <table:table-cell table:style-name="Table10.E1" office:value-type="string">
            <text:p text:style-name="P56">7</text:p>
          </table:table-cell>
          <table:table-cell table:style-name="Table10.E1" office:value-type="string">
            <text:p text:style-name="P59">7</text:p>
          </table:table-cell>
          <table:table-cell table:style-name="Table10.A1" office:value-type="string">
            <text:p text:style-name="P59">6</text:p>
          </table:table-cell>
        </table:table-row>
        <table:table-row table:style-name="Table10.1">
          <table:table-cell table:style-name="Table10.A1" office:value-type="string">
            <text:p text:style-name="P175"><text:span text:style-name="T1">e</text:span><text:span text:style-name="T25">6</text:span>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120">4</text:p>
          </table:table-cell>
          <table:table-cell table:style-name="Table10.A1" office:value-type="string">
            <text:p text:style-name="P88">4</text:p>
          </table:table-cell>
          <table:table-cell table:style-name="Table10.E1" office:value-type="string">
            <text:p text:style-name="P81"><text:span text:style-name="T110">4</text:span></text:p>
          </table:table-cell>
          <table:table-cell table:style-name="Table10.E1" office:value-type="string">
            <text:p text:style-name="P55">4<text:span text:style-name="T88">*</text:span></text:p>
          </table:table-cell>
          <table:table-cell table:style-name="Table10.E1" office:value-type="string">
            <text:p text:style-name="P100"/>
          </table:table-cell>
          <table:table-cell table:style-name="Table10.E1" office:value-type="string">
            <text:p text:style-name="P63"/>
          </table:table-cell>
          <table:table-cell table:style-name="Table10.E1" office:value-type="string">
            <text:p text:style-name="P138"/>
          </table:table-cell>
          <table:table-cell table:style-name="Table10.A1" office:value-type="string">
            <text:p text:style-name="P145"/>
          </table:table-cell>
        </table:table-row>
        <table:table-row table:style-name="Table10.1">
          <table:table-cell table:style-name="Table10.A1" office:value-type="string">
            <text:p text:style-name="P175"><text:span text:style-name="T1">e</text:span><text:span text:style-name="T25">7</text:span>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74">∞</text:p>
          </table:table-cell>
          <table:table-cell table:style-name="Table10.E1" office:value-type="string">
            <text:p text:style-name="P75">∞</text:p>
          </table:table-cell>
          <table:table-cell table:style-name="Table10.E1" office:value-type="string">
            <text:p text:style-name="P77">∞</text:p>
          </table:table-cell>
          <table:table-cell table:style-name="Table10.E1" office:value-type="string">
            <text:p text:style-name="P106">6</text:p>
          </table:table-cell>
          <table:table-cell table:style-name="Table10.E1" office:value-type="string">
            <text:p text:style-name="P106">6</text:p>
          </table:table-cell>
          <table:table-cell table:style-name="Table10.E1" office:value-type="string">
            <text:p text:style-name="P107">6</text:p>
          </table:table-cell>
          <table:table-cell table:style-name="Table10.A1" office:value-type="string">
            <text:p text:style-name="P59">6</text:p>
          </table:table-cell>
        </table:table-row>
        <table:table-row table:style-name="Table10.9">
          <table:table-cell table:style-name="Table10.A1" office:value-type="string">
            <text:p text:style-name="P175"><text:span text:style-name="T1">e</text:span><text:span text:style-name="T25">8</text:span>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84">4</text:p>
          </table:table-cell>
          <table:table-cell table:style-name="Table10.E1" office:value-type="string">
            <text:p text:style-name="P91">4</text:p>
          </table:table-cell>
          <table:table-cell table:style-name="Table10.E1" office:value-type="string">
            <text:p text:style-name="P95">4</text:p>
          </table:table-cell>
          <table:table-cell table:style-name="Table10.E1" office:value-type="string">
            <text:p text:style-name="P106">4<text:span text:style-name="T88">*</text:span></text:p>
          </table:table-cell>
          <table:table-cell table:style-name="Table10.E1" office:value-type="string">
            <text:p text:style-name="P132"/>
          </table:table-cell>
          <table:table-cell table:style-name="Table10.E1" office:value-type="string">
            <text:p text:style-name="P57"><text:span text:style-name="T88"/></text:p>
          </table:table-cell>
          <table:table-cell table:style-name="Table10.A1" office:value-type="string">
            <text:p text:style-name="P147"/>
          </table:table-cell>
        </table:table-row>
        <table:table-row table:style-name="Table10.1">
          <table:table-cell table:style-name="Table10.A1" office:value-type="string">
            <text:p text:style-name="P175"><text:span text:style-name="T1">e</text:span><text:span text:style-name="T25">9</text:span>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85">5</text:p>
          </table:table-cell>
          <table:table-cell table:style-name="Table10.A1" office:value-type="string">
            <text:p text:style-name="P107">5</text:p>
          </table:table-cell>
          <table:table-cell table:style-name="Table10.E1" office:value-type="string">
            <text:p text:style-name="P59">5</text:p>
          </table:table-cell>
          <table:table-cell table:style-name="Table10.E1" office:value-type="string">
            <text:p text:style-name="P95">4</text:p>
          </table:table-cell>
          <table:table-cell table:style-name="Table10.E1" office:value-type="string">
            <text:p text:style-name="P106">4</text:p>
          </table:table-cell>
          <table:table-cell table:style-name="Table10.E1" office:value-type="string">
            <text:p text:style-name="P135">4<text:span text:style-name="T88">*</text:span></text:p>
          </table:table-cell>
          <table:table-cell table:style-name="Table10.E1" office:value-type="string">
            <text:p text:style-name="P140"/>
          </table:table-cell>
          <table:table-cell table:style-name="Table10.A1" office:value-type="string">
            <text:p text:style-name="P149"/>
          </table:table-cell>
        </table:table-row>
        <table:table-row table:style-name="Table10.1">
          <table:table-cell table:style-name="Table10.A1" office:value-type="string">
            <text:p text:style-name="P175"><text:span text:style-name="T1">e</text:span><text:span text:style-name="T25">10</text:span>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87">5</text:p>
          </table:table-cell>
          <table:table-cell table:style-name="Table10.A1" office:value-type="string">
            <text:p text:style-name="P88"><text:span text:style-name="T93">3</text:span></text:p>
          </table:table-cell>
          <table:table-cell table:style-name="Table10.E1" office:value-type="string">
            <text:p text:style-name="P91">3<text:span text:style-name="T88">*</text:span></text:p>
          </table:table-cell>
          <table:table-cell table:style-name="Table10.E1" office:value-type="string">
            <text:p text:style-name="P92"/>
          </table:table-cell>
          <table:table-cell table:style-name="Table10.E1" office:value-type="string">
            <text:p text:style-name="P101"/>
          </table:table-cell>
          <table:table-cell table:style-name="Table10.E1" office:value-type="string">
            <text:p text:style-name="P133"/>
          </table:table-cell>
          <table:table-cell table:style-name="Table10.E1" office:value-type="string">
            <text:p text:style-name="P138"/>
          </table:table-cell>
          <table:table-cell table:style-name="Table10.A1" office:value-type="string">
            <text:p text:style-name="P151"/>
          </table:table-cell>
        </table:table-row>
        <text:soft-page-break/>
        <table:table-row table:style-name="Table10.1">
          <table:table-cell table:style-name="Table10.A1" office:value-type="string">
            <text:p text:style-name="P175"><text:span text:style-name="T1">e</text:span><text:span text:style-name="T25">11</text:span>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87">5</text:p>
          </table:table-cell>
          <table:table-cell table:style-name="Table10.A1" office:value-type="string">
            <text:p text:style-name="P105">5</text:p>
          </table:table-cell>
          <table:table-cell table:style-name="Table10.E1" office:value-type="string">
            <text:p text:style-name="P105">5</text:p>
          </table:table-cell>
          <table:table-cell table:style-name="Table10.E1" office:value-type="string">
            <text:p text:style-name="P105">5</text:p>
          </table:table-cell>
          <table:table-cell table:style-name="Table10.E1" office:value-type="string">
            <text:p text:style-name="P106">5</text:p>
          </table:table-cell>
          <table:table-cell table:style-name="Table10.E1" office:value-type="string">
            <text:p text:style-name="P106">5</text:p>
          </table:table-cell>
          <table:table-cell table:style-name="Table10.E1" office:value-type="string">
            <text:p text:style-name="P142">5</text:p>
          </table:table-cell>
          <table:table-cell table:style-name="Table10.A1" office:value-type="string">
            <text:p text:style-name="P59">5<text:span text:style-name="T88">*</text:span></text:p>
          </table:table-cell>
        </table:table-row>
        <table:table-row table:style-name="Table10.1">
          <table:table-cell table:style-name="Table10.A1" office:value-type="string">
            <text:p text:style-name="P175"><text:span text:style-name="T1">e</text:span><text:span text:style-name="T25">12</text:span>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74">∞</text:p>
          </table:table-cell>
          <table:table-cell table:style-name="Table10.A1" office:value-type="string">
            <text:p text:style-name="P74">∞</text:p>
          </table:table-cell>
          <table:table-cell table:style-name="Table10.E1" office:value-type="string">
            <text:p text:style-name="P95">4</text:p>
          </table:table-cell>
          <table:table-cell table:style-name="Table10.E1" office:value-type="string">
            <text:p text:style-name="P95">4</text:p>
          </table:table-cell>
          <table:table-cell table:style-name="Table10.E1" office:value-type="string">
            <text:p text:style-name="P106">4</text:p>
          </table:table-cell>
          <table:table-cell table:style-name="Table10.E1" office:value-type="string">
            <text:p text:style-name="P135">4</text:p>
          </table:table-cell>
          <table:table-cell table:style-name="Table10.E1" office:value-type="string">
            <text:p text:style-name="P142">4<text:span text:style-name="T88">*</text:span></text:p>
          </table:table-cell>
          <table:table-cell table:style-name="Table10.A1" office:value-type="string">
            <text:p text:style-name="P60"/>
          </table:table-cell>
        </table:table-row>
      </table:table>
      <text:p text:style-name="P199">26. Не все вершины имеют постоянные пометки,</text:p>
      <text:p text:style-name="P200">Г<text:span text:style-name="T1">e</text:span><text:span text:style-name="T61">11</text:span> = {<text:span text:style-name="T1">e</text:span><text:span text:style-name="T62">1</text:span>, <text:span text:style-name="T1">e</text:span><text:span text:style-name="T62">4</text:span>,<text:span text:style-name="T24"> </text:span><text:span text:style-name="T1">e</text:span><text:span text:style-name="T62">5</text:span>,<text:span text:style-name="T24"> </text:span><text:span text:style-name="T1">e</text:span><text:span text:style-name="T62">6</text:span><text:span text:style-name="T50">,</text:span><text:span text:style-name="T99">e</text:span><text:span text:style-name="T62">7</text:span><text:span text:style-name="T99">,e</text:span><text:span text:style-name="T62">9</text:span>} </text:p>
      <text:p text:style-name="P199">Временные пометки имеют вершины <text:span text:style-name="T1">e</text:span><text:span text:style-name="T63">4</text:span><text:span text:style-name="T100">,e</text:span><text:span text:style-name="T63">5</text:span><text:span text:style-name="T104">,e</text:span><text:span text:style-name="T63">7</text:span> - уточняем их:</text:p>
      <text:p text:style-name="P71"><text:span text:style-name="T1"><text:tab/>l(e</text:span><text:span text:style-name="T63">4</text:span><text:span text:style-name="T1">) = min[</text:span><text:span text:style-name="T21">6</text:span><text:span text:style-name="T1">, </text:span><text:span text:style-name="T21">5</text:span><text:span text:style-name="T1">*+</text:span><text:span text:style-name="T21">2</text:span><text:span text:style-name="T1">] = </text:span><text:span text:style-name="T21">6</text:span></text:p>
      <text:p text:style-name="P71"><text:tab/><text:span text:style-name="T1">l(e</text:span><text:span text:style-name="T63">5</text:span><text:span text:style-name="T1">) = min[</text:span><text:span text:style-name="T21">6</text:span><text:span text:style-name="T1">, </text:span><text:span text:style-name="T21">5</text:span><text:span text:style-name="T1">*+</text:span><text:span text:style-name="T21">5</text:span><text:span text:style-name="T1">] = </text:span><text:span text:style-name="T21">6</text:span></text:p>
      <text:p text:style-name="P72"><text:span text:style-name="T1"><text:tab/>l(e</text:span><text:span text:style-name="T63">7</text:span><text:span text:style-name="T1">) = min[</text:span><text:span text:style-name="T21">6</text:span><text:span text:style-name="T1">, </text:span><text:span text:style-name="T21">5</text:span><text:span text:style-name="T1">*+2] = </text:span><text:span text:style-name="T21">6</text:span></text:p>
      <text:p text:style-name="P72"><text:span text:style-name="T21">27. l(e</text:span><text:span text:style-name="T63">i</text:span><text:span text:style-name="T21">*) = min[l(e</text:span><text:span text:style-name="T63">i</text:span><text:span text:style-name="T21">)] = l(e</text:span><text:span text:style-name="T63">4</text:span><text:span text:style-name="T21">) = 6</text:span></text:p>
      <text:p text:style-name="P201">28. Вершина e<text:span text:style-name="T85">4</text:span> получает постоянную отметку <text:span text:style-name="T1">I</text:span>(<text:span text:style-name="T1">e</text:span><text:span text:style-name="T63">4</text:span>) = <text:span text:style-name="T147">6</text:span>*, <text:span text:style-name="T1">p</text:span> = <text:span text:style-name="T1">e</text:span><text:span text:style-name="T63">4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D"/>
        <table:table-column table:style-name="Table11.G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74"/>
          </table:table-cell>
          <table:table-cell table:style-name="Table11.A1" office:value-type="string">
            <text:p text:style-name="P115">1</text:p>
          </table:table-cell>
          <table:table-cell table:style-name="Table11.A1" office:value-type="string">
            <text:p text:style-name="P115">2</text:p>
          </table:table-cell>
          <table:table-cell table:style-name="Table11.A1" office:value-type="string">
            <text:p text:style-name="P115">3</text:p>
          </table:table-cell>
          <table:table-cell table:style-name="Table11.E1" office:value-type="string">
            <text:p text:style-name="P116">4</text:p>
          </table:table-cell>
          <table:table-cell table:style-name="Table11.E1" office:value-type="string">
            <text:p text:style-name="P121">5</text:p>
          </table:table-cell>
          <table:table-cell table:style-name="Table11.E1" office:value-type="string">
            <text:p text:style-name="P123">6</text:p>
          </table:table-cell>
          <table:table-cell table:style-name="Table11.E1" office:value-type="string">
            <text:p text:style-name="P125">7</text:p>
          </table:table-cell>
          <table:table-cell table:style-name="Table11.E1" office:value-type="string">
            <text:p text:style-name="P136">8</text:p>
          </table:table-cell>
          <table:table-cell table:style-name="Table11.E1" office:value-type="string">
            <text:p text:style-name="P143">9</text:p>
          </table:table-cell>
          <table:table-cell table:style-name="Table11.A1" office:value-type="string">
            <text:p text:style-name="P153">10</text:p>
          </table:table-cell>
        </table:table-row>
        <table:table-row table:style-name="Table11.1">
          <table:table-cell table:style-name="Table11.A1" office:value-type="string">
            <text:p text:style-name="P175"><text:span text:style-name="T1">e</text:span><text:span text:style-name="T25">1</text:span></text:p>
          </table:table-cell>
          <table:table-cell table:style-name="Table11.A1" office:value-type="string">
            <text:p text:style-name="P175"><text:span text:style-name="T1">0</text:span><text:span text:style-name="T89">*</text:span></text:p>
          </table:table-cell>
          <table:table-cell table:style-name="Table11.A1" office:value-type="string">
            <text:p text:style-name="P74"/>
          </table:table-cell>
          <table:table-cell table:style-name="Table11.A1" office:value-type="string">
            <text:p text:style-name="P74"/>
          </table:table-cell>
          <table:table-cell table:style-name="Table11.E1" office:value-type="string">
            <text:p text:style-name="P75"/>
          </table:table-cell>
          <table:table-cell table:style-name="Table11.E1" office:value-type="string">
            <text:p text:style-name="P76"/>
          </table:table-cell>
          <table:table-cell table:style-name="Table11.E1" office:value-type="string">
            <text:p text:style-name="P78"/>
          </table:table-cell>
          <table:table-cell table:style-name="Table11.E1" office:value-type="string">
            <text:p text:style-name="P117"/>
          </table:table-cell>
          <table:table-cell table:style-name="Table11.E1" office:value-type="string">
            <text:p text:style-name="P118"/>
          </table:table-cell>
          <table:table-cell table:style-name="Table11.E1" office:value-type="string">
            <text:p text:style-name="P118"/>
          </table:table-cell>
          <table:table-cell table:style-name="Table11.A1" office:value-type="string">
            <text:p text:style-name="P119"/>
          </table:table-cell>
        </table:table-row>
        <table:table-row table:style-name="Table11.1">
          <table:table-cell table:style-name="Table11.A1" office:value-type="string">
            <text:p text:style-name="P175"><text:span text:style-name="T1">e</text:span><text:span text:style-name="T25">2</text:span>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54">2</text:p>
          </table:table-cell>
          <table:table-cell table:style-name="Table11.A1" office:value-type="string">
            <text:p text:style-name="P80"><text:span text:style-name="T109">2</text:span><text:span text:style-name="T88">*</text:span></text:p>
          </table:table-cell>
          <table:table-cell table:style-name="Table11.E1" office:value-type="string">
            <text:p text:style-name="P89"/>
          </table:table-cell>
          <table:table-cell table:style-name="Table11.E1" office:value-type="string">
            <text:p text:style-name="P76"/>
          </table:table-cell>
          <table:table-cell table:style-name="Table11.E1" office:value-type="string">
            <text:p text:style-name="P82"><text:span text:style-name="T88"/></text:p>
          </table:table-cell>
          <table:table-cell table:style-name="Table11.E1" office:value-type="string">
            <text:p text:style-name="P127"/>
          </table:table-cell>
          <table:table-cell table:style-name="Table11.E1" office:value-type="string">
            <text:p text:style-name="P128"/>
          </table:table-cell>
          <table:table-cell table:style-name="Table11.E1" office:value-type="string">
            <text:p text:style-name="P129"/>
          </table:table-cell>
          <table:table-cell table:style-name="Table11.A1" office:value-type="string">
            <text:p text:style-name="P131"/>
          </table:table-cell>
        </table:table-row>
        <table:table-row table:style-name="Table11.1">
          <table:table-cell table:style-name="Table11.A1" office:value-type="string">
            <text:p text:style-name="P175"><text:span text:style-name="T1">e</text:span><text:span text:style-name="T25">3</text:span>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80"><text:span text:style-name="T92">1</text:span><text:span text:style-name="T88">*</text:span></text:p>
          </table:table-cell>
          <table:table-cell table:style-name="Table11.A1" office:value-type="string">
            <text:p text:style-name="P74"/>
          </table:table-cell>
          <table:table-cell table:style-name="Table11.E1" office:value-type="string">
            <text:p text:style-name="P89"/>
          </table:table-cell>
          <table:table-cell table:style-name="Table11.E1" office:value-type="string">
            <text:p text:style-name="P76"/>
          </table:table-cell>
          <table:table-cell table:style-name="Table11.E1" office:value-type="string">
            <text:p text:style-name="P96"/>
          </table:table-cell>
          <table:table-cell table:style-name="Table11.E1" office:value-type="string">
            <text:p text:style-name="P97"/>
          </table:table-cell>
          <table:table-cell table:style-name="Table11.E1" office:value-type="string">
            <text:p text:style-name="P98"/>
          </table:table-cell>
          <table:table-cell table:style-name="Table11.E1" office:value-type="string">
            <text:p text:style-name="P98"/>
          </table:table-cell>
          <table:table-cell table:style-name="Table11.A1" office:value-type="string">
            <text:p text:style-name="P99"/>
          </table:table-cell>
        </table:table-row>
        <table:table-row table:style-name="Table11.1">
          <table:table-cell table:style-name="Table11.A1" office:value-type="string">
            <text:p text:style-name="P175"><text:span text:style-name="T1">e</text:span><text:span text:style-name="T25">4</text:span>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115">∞</text:p>
          </table:table-cell>
          <table:table-cell table:style-name="Table11.A1" office:value-type="string">
            <text:p text:style-name="P74">∞</text:p>
          </table:table-cell>
          <table:table-cell table:style-name="Table11.E1" office:value-type="string">
            <text:p text:style-name="P90">6</text:p>
          </table:table-cell>
          <table:table-cell table:style-name="Table11.E1" office:value-type="string">
            <text:p text:style-name="P95">6</text:p>
          </table:table-cell>
          <table:table-cell table:style-name="Table11.E1" office:value-type="string">
            <text:p text:style-name="P56">6</text:p>
          </table:table-cell>
          <table:table-cell table:style-name="Table11.E1" office:value-type="string">
            <text:p text:style-name="P56">6</text:p>
          </table:table-cell>
          <table:table-cell table:style-name="Table11.E1" office:value-type="string">
            <text:p text:style-name="P142">6</text:p>
          </table:table-cell>
          <table:table-cell table:style-name="Table11.E1" office:value-type="string">
            <text:p text:style-name="P142">6</text:p>
          </table:table-cell>
          <table:table-cell table:style-name="Table11.A1" office:value-type="string">
            <text:p text:style-name="P157">6<text:span text:style-name="T88">*</text:span></text:p>
          </table:table-cell>
        </table:table-row>
        <table:table-row table:style-name="Table11.1">
          <table:table-cell table:style-name="Table11.A1" office:value-type="string">
            <text:p text:style-name="P175"><text:span text:style-name="T1">e</text:span><text:span text:style-name="T25">5</text:span>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74">∞</text:p>
          </table:table-cell>
          <table:table-cell table:style-name="Table11.E1" office:value-type="string">
            <text:p text:style-name="P75">∞</text:p>
          </table:table-cell>
          <table:table-cell table:style-name="Table11.E1" office:value-type="string">
            <text:p text:style-name="P93">∞</text:p>
          </table:table-cell>
          <table:table-cell table:style-name="Table11.E1" office:value-type="string">
            <text:p text:style-name="P94">∞</text:p>
          </table:table-cell>
          <table:table-cell table:style-name="Table11.E1" office:value-type="string">
            <text:p text:style-name="P56">7</text:p>
          </table:table-cell>
          <table:table-cell table:style-name="Table11.E1" office:value-type="string">
            <text:p text:style-name="P59">7</text:p>
          </table:table-cell>
          <table:table-cell table:style-name="Table11.E1" office:value-type="string">
            <text:p text:style-name="P59">6</text:p>
          </table:table-cell>
          <table:table-cell table:style-name="Table11.A1" office:value-type="string">
            <text:p text:style-name="P157">6</text:p>
          </table:table-cell>
        </table:table-row>
        <table:table-row table:style-name="Table11.1">
          <table:table-cell table:style-name="Table11.A1" office:value-type="string">
            <text:p text:style-name="P175"><text:span text:style-name="T1">e</text:span><text:span text:style-name="T25">6</text:span>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120">4</text:p>
          </table:table-cell>
          <table:table-cell table:style-name="Table11.A1" office:value-type="string">
            <text:p text:style-name="P88">4</text:p>
          </table:table-cell>
          <table:table-cell table:style-name="Table11.E1" office:value-type="string">
            <text:p text:style-name="P81"><text:span text:style-name="T110">4</text:span></text:p>
          </table:table-cell>
          <table:table-cell table:style-name="Table11.E1" office:value-type="string">
            <text:p text:style-name="P55">4<text:span text:style-name="T88">*</text:span></text:p>
          </table:table-cell>
          <table:table-cell table:style-name="Table11.E1" office:value-type="string">
            <text:p text:style-name="P100"/>
          </table:table-cell>
          <table:table-cell table:style-name="Table11.E1" office:value-type="string">
            <text:p text:style-name="P63"/>
          </table:table-cell>
          <table:table-cell table:style-name="Table11.E1" office:value-type="string">
            <text:p text:style-name="P138"/>
          </table:table-cell>
          <table:table-cell table:style-name="Table11.E1" office:value-type="string">
            <text:p text:style-name="P145"/>
          </table:table-cell>
          <table:table-cell table:style-name="Table11.A1" office:value-type="string">
            <text:p text:style-name="P154"/>
          </table:table-cell>
        </table:table-row>
        <table:table-row table:style-name="Table11.1">
          <table:table-cell table:style-name="Table11.A1" office:value-type="string">
            <text:p text:style-name="P175"><text:span text:style-name="T1">e</text:span><text:span text:style-name="T25">7</text:span>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74">∞</text:p>
          </table:table-cell>
          <table:table-cell table:style-name="Table11.E1" office:value-type="string">
            <text:p text:style-name="P75">∞</text:p>
          </table:table-cell>
          <table:table-cell table:style-name="Table11.E1" office:value-type="string">
            <text:p text:style-name="P77">∞</text:p>
          </table:table-cell>
          <table:table-cell table:style-name="Table11.E1" office:value-type="string">
            <text:p text:style-name="P106">6</text:p>
          </table:table-cell>
          <table:table-cell table:style-name="Table11.E1" office:value-type="string">
            <text:p text:style-name="P106">6</text:p>
          </table:table-cell>
          <table:table-cell table:style-name="Table11.E1" office:value-type="string">
            <text:p text:style-name="P107">6</text:p>
          </table:table-cell>
          <table:table-cell table:style-name="Table11.E1" office:value-type="string">
            <text:p text:style-name="P59">6</text:p>
          </table:table-cell>
          <table:table-cell table:style-name="Table11.A1" office:value-type="string">
            <text:p text:style-name="P110">6</text:p>
          </table:table-cell>
        </table:table-row>
        <table:table-row table:style-name="Table11.9">
          <table:table-cell table:style-name="Table11.A1" office:value-type="string">
            <text:p text:style-name="P175"><text:span text:style-name="T1">e</text:span><text:span text:style-name="T25">8</text:span>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84">4</text:p>
          </table:table-cell>
          <table:table-cell table:style-name="Table11.E1" office:value-type="string">
            <text:p text:style-name="P91">4</text:p>
          </table:table-cell>
          <table:table-cell table:style-name="Table11.E1" office:value-type="string">
            <text:p text:style-name="P95">4</text:p>
          </table:table-cell>
          <table:table-cell table:style-name="Table11.E1" office:value-type="string">
            <text:p text:style-name="P106">4<text:span text:style-name="T88">*</text:span></text:p>
          </table:table-cell>
          <table:table-cell table:style-name="Table11.E1" office:value-type="string">
            <text:p text:style-name="P132"/>
          </table:table-cell>
          <table:table-cell table:style-name="Table11.E1" office:value-type="string">
            <text:p text:style-name="P57"><text:span text:style-name="T88"/></text:p>
          </table:table-cell>
          <table:table-cell table:style-name="Table11.E1" office:value-type="string">
            <text:p text:style-name="P147"/>
          </table:table-cell>
          <table:table-cell table:style-name="Table11.A1" office:value-type="string">
            <text:p text:style-name="P155"/>
          </table:table-cell>
        </table:table-row>
        <table:table-row table:style-name="Table11.1">
          <table:table-cell table:style-name="Table11.A1" office:value-type="string">
            <text:p text:style-name="P175"><text:span text:style-name="T1">e</text:span><text:span text:style-name="T25">9</text:span>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85">5</text:p>
          </table:table-cell>
          <table:table-cell table:style-name="Table11.A1" office:value-type="string">
            <text:p text:style-name="P107">5</text:p>
          </table:table-cell>
          <table:table-cell table:style-name="Table11.E1" office:value-type="string">
            <text:p text:style-name="P59">5</text:p>
          </table:table-cell>
          <table:table-cell table:style-name="Table11.E1" office:value-type="string">
            <text:p text:style-name="P95">4</text:p>
          </table:table-cell>
          <table:table-cell table:style-name="Table11.E1" office:value-type="string">
            <text:p text:style-name="P106">4</text:p>
          </table:table-cell>
          <table:table-cell table:style-name="Table11.E1" office:value-type="string">
            <text:p text:style-name="P135">4<text:span text:style-name="T88">*</text:span></text:p>
          </table:table-cell>
          <table:table-cell table:style-name="Table11.E1" office:value-type="string">
            <text:p text:style-name="P140"/>
          </table:table-cell>
          <table:table-cell table:style-name="Table11.E1" office:value-type="string">
            <text:p text:style-name="P149"/>
          </table:table-cell>
          <table:table-cell table:style-name="Table11.A1" office:value-type="string">
            <text:p text:style-name="P153"/>
          </table:table-cell>
        </table:table-row>
        <table:table-row table:style-name="Table11.1">
          <table:table-cell table:style-name="Table11.A1" office:value-type="string">
            <text:p text:style-name="P175"><text:span text:style-name="T1">e</text:span><text:span text:style-name="T25">10</text:span>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87">5</text:p>
          </table:table-cell>
          <table:table-cell table:style-name="Table11.A1" office:value-type="string">
            <text:p text:style-name="P88"><text:span text:style-name="T93">3</text:span></text:p>
          </table:table-cell>
          <table:table-cell table:style-name="Table11.E1" office:value-type="string">
            <text:p text:style-name="P91">3<text:span text:style-name="T88">*</text:span></text:p>
          </table:table-cell>
          <table:table-cell table:style-name="Table11.E1" office:value-type="string">
            <text:p text:style-name="P92"/>
          </table:table-cell>
          <table:table-cell table:style-name="Table11.E1" office:value-type="string">
            <text:p text:style-name="P101"/>
          </table:table-cell>
          <table:table-cell table:style-name="Table11.E1" office:value-type="string">
            <text:p text:style-name="P133"/>
          </table:table-cell>
          <table:table-cell table:style-name="Table11.E1" office:value-type="string">
            <text:p text:style-name="P138"/>
          </table:table-cell>
          <table:table-cell table:style-name="Table11.E1" office:value-type="string">
            <text:p text:style-name="P151"/>
          </table:table-cell>
          <table:table-cell table:style-name="Table11.A1" office:value-type="string">
            <text:p text:style-name="P192"/>
          </table:table-cell>
        </table:table-row>
        <table:table-row table:style-name="Table11.1">
          <table:table-cell table:style-name="Table11.A1" office:value-type="string">
            <text:p text:style-name="P175"><text:span text:style-name="T1">e</text:span><text:span text:style-name="T25">11</text:span>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87">5</text:p>
          </table:table-cell>
          <table:table-cell table:style-name="Table11.A1" office:value-type="string">
            <text:p text:style-name="P105">5</text:p>
          </table:table-cell>
          <table:table-cell table:style-name="Table11.E1" office:value-type="string">
            <text:p text:style-name="P105">5</text:p>
          </table:table-cell>
          <table:table-cell table:style-name="Table11.E1" office:value-type="string">
            <text:p text:style-name="P105">5</text:p>
          </table:table-cell>
          <table:table-cell table:style-name="Table11.E1" office:value-type="string">
            <text:p text:style-name="P106">5</text:p>
          </table:table-cell>
          <table:table-cell table:style-name="Table11.E1" office:value-type="string">
            <text:p text:style-name="P106">5</text:p>
          </table:table-cell>
          <table:table-cell table:style-name="Table11.E1" office:value-type="string">
            <text:p text:style-name="P142">5</text:p>
          </table:table-cell>
          <table:table-cell table:style-name="Table11.E1" office:value-type="string">
            <text:p text:style-name="P59">5<text:span text:style-name="T88">*</text:span></text:p>
          </table:table-cell>
          <table:table-cell table:style-name="Table11.A1" office:value-type="string">
            <text:p text:style-name="P156"/>
          </table:table-cell>
        </table:table-row>
        <table:table-row table:style-name="Table11.1">
          <table:table-cell table:style-name="Table11.A1" office:value-type="string">
            <text:p text:style-name="P175"><text:span text:style-name="T1">e</text:span><text:span text:style-name="T25">12</text:span>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74">∞</text:p>
          </table:table-cell>
          <table:table-cell table:style-name="Table11.A1" office:value-type="string">
            <text:p text:style-name="P74">∞</text:p>
          </table:table-cell>
          <table:table-cell table:style-name="Table11.E1" office:value-type="string">
            <text:p text:style-name="P95">4</text:p>
          </table:table-cell>
          <table:table-cell table:style-name="Table11.E1" office:value-type="string">
            <text:p text:style-name="P95">4</text:p>
          </table:table-cell>
          <table:table-cell table:style-name="Table11.E1" office:value-type="string">
            <text:p text:style-name="P106">4</text:p>
          </table:table-cell>
          <table:table-cell table:style-name="Table11.E1" office:value-type="string">
            <text:p text:style-name="P135">4</text:p>
          </table:table-cell>
          <table:table-cell table:style-name="Table11.E1" office:value-type="string">
            <text:p text:style-name="P142">4<text:span text:style-name="T88">*</text:span></text:p>
          </table:table-cell>
          <table:table-cell table:style-name="Table11.E1" office:value-type="string">
            <text:p text:style-name="P60"/>
          </table:table-cell>
          <table:table-cell table:style-name="Table11.A1" office:value-type="string">
            <text:p text:style-name="P58"><text:span text:style-name="T88"/></text:p>
          </table:table-cell>
        </table:table-row>
      </table:table>
      <text:p text:style-name="P201">29. Не все вершины имеют постоянные пометки,</text:p>
      <text:p text:style-name="P202">Г<text:span text:style-name="T1">e</text:span><text:span text:style-name="T63">4</text:span> = {<text:span text:style-name="T1">e</text:span><text:span text:style-name="T51">2</text:span>, <text:span text:style-name="T1">e</text:span><text:span text:style-name="T63">6</text:span>, <text:span text:style-name="T1">e</text:span><text:span text:style-name="T63">7</text:span>, <text:span text:style-name="T1">e</text:span><text:span text:style-name="T63">8 </text:span><text:span text:style-name="T104">, e</text:span><text:span text:style-name="T63">11</text:span><text:span text:style-name="T104">, e</text:span><text:span text:style-name="T63">12</text:span>} </text:p>
      <text:p text:style-name="P201">Временные пометки имеют вершины <text:span text:style-name="T1"><text:s/>e</text:span><text:span text:style-name="T63">7</text:span>- уточняем их:</text:p>
      <text:p text:style-name="P203"><text:span text:style-name="T1">l(e</text:span><text:span text:style-name="T63">7</text:span><text:span text:style-name="T1">) = min[</text:span><text:span text:style-name="T120">6</text:span><text:span text:style-name="T1">, </text:span><text:span text:style-name="T12">6</text:span><text:span text:style-name="T1">*+</text:span><text:span text:style-name="T14">2</text:span><text:span text:style-name="T1">] = </text:span><text:span text:style-name="T14">6</text:span><text:span text:style-name="T1">;</text:span></text:p>
      <text:p text:style-name="P201"><text:span text:style-name="T1">30. l(e</text:span><text:span text:style-name="T25">i</text:span><text:span text:style-name="T1">*) = min[l(e</text:span><text:span text:style-name="T25">i</text:span><text:span text:style-name="T1">)] = l(e</text:span><text:span text:style-name="T63">7</text:span><text:span text:style-name="T1">) = </text:span><text:span text:style-name="T22">6</text:span></text:p>
      <text:p text:style-name="P201">31. Вершина e<text:span text:style-name="T85">7</text:span> получает постоянную отметку <text:span text:style-name="T1">I</text:span>(<text:span text:style-name="T1">e</text:span><text:span text:style-name="T63">5</text:span>) = <text:span text:style-name="T148">6</text:span>*, <text:span text:style-name="T1">p</text:span> = <text:span text:style-name="T1">e</text:span><text:span text:style-name="T63">5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G"/>
        <table:table-column table:style-name="Table12.J"/>
        <table:table-column table:style-name="Table12.K"/>
        <table:table-column table:style-name="Table12.L"/>
        <table:table-row table:style-name="Table12.1">
          <table:table-cell table:style-name="Table12.A1" office:value-type="string">
            <text:p text:style-name="P74"/>
          </table:table-cell>
          <table:table-cell table:style-name="Table12.A1" office:value-type="string">
            <text:p text:style-name="P115">1</text:p>
          </table:table-cell>
          <table:table-cell table:style-name="Table12.A1" office:value-type="string">
            <text:p text:style-name="P115">2</text:p>
          </table:table-cell>
          <table:table-cell table:style-name="Table12.A1" office:value-type="string">
            <text:p text:style-name="P115">3</text:p>
          </table:table-cell>
          <table:table-cell table:style-name="Table12.E1" office:value-type="string">
            <text:p text:style-name="P116">4</text:p>
          </table:table-cell>
          <table:table-cell table:style-name="Table12.E1" office:value-type="string">
            <text:p text:style-name="P121">5</text:p>
          </table:table-cell>
          <table:table-cell table:style-name="Table12.E1" office:value-type="string">
            <text:p text:style-name="P123">6</text:p>
          </table:table-cell>
          <table:table-cell table:style-name="Table12.E1" office:value-type="string">
            <text:p text:style-name="P125">7</text:p>
          </table:table-cell>
          <table:table-cell table:style-name="Table12.E1" office:value-type="string">
            <text:p text:style-name="P136">8</text:p>
          </table:table-cell>
          <table:table-cell table:style-name="Table12.E1" office:value-type="string">
            <text:p text:style-name="P143">9</text:p>
          </table:table-cell>
          <table:table-cell table:style-name="Table12.E1" office:value-type="string">
            <text:p text:style-name="P153">10</text:p>
          </table:table-cell>
          <table:table-cell table:style-name="Table12.A1" office:value-type="string">
            <text:p text:style-name="P158">11</text:p>
          </table:table-cell>
        </table:table-row>
        <table:table-row table:style-name="Table12.1">
          <table:table-cell table:style-name="Table12.A1" office:value-type="string">
            <text:p text:style-name="P175"><text:span text:style-name="T1">e</text:span><text:span text:style-name="T25">1</text:span></text:p>
          </table:table-cell>
          <table:table-cell table:style-name="Table12.A1" office:value-type="string">
            <text:p text:style-name="P175"><text:span text:style-name="T1">0</text:span><text:span text:style-name="T89">*</text:span></text:p>
          </table:table-cell>
          <table:table-cell table:style-name="Table12.A1" office:value-type="string">
            <text:p text:style-name="P74"/>
          </table:table-cell>
          <table:table-cell table:style-name="Table12.A1" office:value-type="string">
            <text:p text:style-name="P74"/>
          </table:table-cell>
          <table:table-cell table:style-name="Table12.E1" office:value-type="string">
            <text:p text:style-name="P75"/>
          </table:table-cell>
          <table:table-cell table:style-name="Table12.E1" office:value-type="string">
            <text:p text:style-name="P76"/>
          </table:table-cell>
          <table:table-cell table:style-name="Table12.E1" office:value-type="string">
            <text:p text:style-name="P78"/>
          </table:table-cell>
          <table:table-cell table:style-name="Table12.E1" office:value-type="string">
            <text:p text:style-name="P117"/>
          </table:table-cell>
          <table:table-cell table:style-name="Table12.E1" office:value-type="string">
            <text:p text:style-name="P118"/>
          </table:table-cell>
          <table:table-cell table:style-name="Table12.E1" office:value-type="string">
            <text:p text:style-name="P118"/>
          </table:table-cell>
          <table:table-cell table:style-name="Table12.E1" office:value-type="string">
            <text:p text:style-name="P119"/>
          </table:table-cell>
          <table:table-cell table:style-name="Table12.A1" office:value-type="string">
            <text:p text:style-name="P119"/>
          </table:table-cell>
        </table:table-row>
        <table:table-row table:style-name="Table12.1">
          <table:table-cell table:style-name="Table12.A1" office:value-type="string">
            <text:p text:style-name="P175"><text:span text:style-name="T1">e</text:span><text:span text:style-name="T25">2</text:span>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54">2</text:p>
          </table:table-cell>
          <table:table-cell table:style-name="Table12.A1" office:value-type="string">
            <text:p text:style-name="P80"><text:span text:style-name="T109">2</text:span><text:span text:style-name="T88">*</text:span></text:p>
          </table:table-cell>
          <table:table-cell table:style-name="Table12.E1" office:value-type="string">
            <text:p text:style-name="P89"/>
          </table:table-cell>
          <table:table-cell table:style-name="Table12.E1" office:value-type="string">
            <text:p text:style-name="P76"/>
          </table:table-cell>
          <table:table-cell table:style-name="Table12.E1" office:value-type="string">
            <text:p text:style-name="P82"><text:span text:style-name="T88"/></text:p>
          </table:table-cell>
          <table:table-cell table:style-name="Table12.E1" office:value-type="string">
            <text:p text:style-name="P127"/>
          </table:table-cell>
          <table:table-cell table:style-name="Table12.E1" office:value-type="string">
            <text:p text:style-name="P128"/>
          </table:table-cell>
          <table:table-cell table:style-name="Table12.E1" office:value-type="string">
            <text:p text:style-name="P129"/>
          </table:table-cell>
          <table:table-cell table:style-name="Table12.E1" office:value-type="string">
            <text:p text:style-name="P131"/>
          </table:table-cell>
          <table:table-cell table:style-name="Table12.A1" office:value-type="string">
            <text:p text:style-name="P131"/>
          </table:table-cell>
        </table:table-row>
        <table:table-row table:style-name="Table12.1">
          <table:table-cell table:style-name="Table12.A1" office:value-type="string">
            <text:p text:style-name="P175"><text:span text:style-name="T1">e</text:span><text:span text:style-name="T25">3</text:span>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80"><text:span text:style-name="T92">1</text:span><text:span text:style-name="T88">*</text:span></text:p>
          </table:table-cell>
          <table:table-cell table:style-name="Table12.A1" office:value-type="string">
            <text:p text:style-name="P74"/>
          </table:table-cell>
          <table:table-cell table:style-name="Table12.E1" office:value-type="string">
            <text:p text:style-name="P89"/>
          </table:table-cell>
          <table:table-cell table:style-name="Table12.E1" office:value-type="string">
            <text:p text:style-name="P76"/>
          </table:table-cell>
          <table:table-cell table:style-name="Table12.E1" office:value-type="string">
            <text:p text:style-name="P96"/>
          </table:table-cell>
          <table:table-cell table:style-name="Table12.E1" office:value-type="string">
            <text:p text:style-name="P97"/>
          </table:table-cell>
          <table:table-cell table:style-name="Table12.E1" office:value-type="string">
            <text:p text:style-name="P98"/>
          </table:table-cell>
          <table:table-cell table:style-name="Table12.E1" office:value-type="string">
            <text:p text:style-name="P98"/>
          </table:table-cell>
          <table:table-cell table:style-name="Table12.E1" office:value-type="string">
            <text:p text:style-name="P99"/>
          </table:table-cell>
          <table:table-cell table:style-name="Table12.A1" office:value-type="string">
            <text:p text:style-name="P99"/>
          </table:table-cell>
        </table:table-row>
        <table:table-row table:style-name="Table12.1">
          <table:table-cell table:style-name="Table12.A1" office:value-type="string">
            <text:p text:style-name="P175"><text:span text:style-name="T1">e</text:span><text:span text:style-name="T25">4</text:span>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115">∞</text:p>
          </table:table-cell>
          <table:table-cell table:style-name="Table12.A1" office:value-type="string">
            <text:p text:style-name="P74">∞</text:p>
          </table:table-cell>
          <table:table-cell table:style-name="Table12.E1" office:value-type="string">
            <text:p text:style-name="P90">6</text:p>
          </table:table-cell>
          <table:table-cell table:style-name="Table12.E1" office:value-type="string">
            <text:p text:style-name="P95">6</text:p>
          </table:table-cell>
          <table:table-cell table:style-name="Table12.E1" office:value-type="string">
            <text:p text:style-name="P56">6</text:p>
          </table:table-cell>
          <table:table-cell table:style-name="Table12.E1" office:value-type="string">
            <text:p text:style-name="P56">6</text:p>
          </table:table-cell>
          <table:table-cell table:style-name="Table12.E1" office:value-type="string">
            <text:p text:style-name="P142">6</text:p>
          </table:table-cell>
          <table:table-cell table:style-name="Table12.E1" office:value-type="string">
            <text:p text:style-name="P142">6</text:p>
          </table:table-cell>
          <table:table-cell table:style-name="Table12.E1" office:value-type="string">
            <text:p text:style-name="P157">6<text:span text:style-name="T88">*</text:span></text:p>
          </table:table-cell>
          <table:table-cell table:style-name="Table12.A1" office:value-type="string">
            <text:p text:style-name="P124"/>
          </table:table-cell>
        </table:table-row>
        <table:table-row table:style-name="Table12.1">
          <table:table-cell table:style-name="Table12.A1" office:value-type="string">
            <text:p text:style-name="P175"><text:span text:style-name="T1">e</text:span><text:span text:style-name="T25">5</text:span>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74">∞</text:p>
          </table:table-cell>
          <table:table-cell table:style-name="Table12.E1" office:value-type="string">
            <text:p text:style-name="P75">∞</text:p>
          </table:table-cell>
          <table:table-cell table:style-name="Table12.E1" office:value-type="string">
            <text:p text:style-name="P93">∞</text:p>
          </table:table-cell>
          <table:table-cell table:style-name="Table12.E1" office:value-type="string">
            <text:p text:style-name="P94">∞</text:p>
          </table:table-cell>
          <table:table-cell table:style-name="Table12.E1" office:value-type="string">
            <text:p text:style-name="P56">7</text:p>
          </table:table-cell>
          <table:table-cell table:style-name="Table12.E1" office:value-type="string">
            <text:p text:style-name="P59">7</text:p>
          </table:table-cell>
          <table:table-cell table:style-name="Table12.E1" office:value-type="string">
            <text:p text:style-name="P59">6</text:p>
          </table:table-cell>
          <table:table-cell table:style-name="Table12.E1" office:value-type="string">
            <text:p text:style-name="P157">6</text:p>
          </table:table-cell>
          <table:table-cell table:style-name="Table12.A1" office:value-type="string">
            <text:p text:style-name="P157">6<text:span text:style-name="T88">*</text:span></text:p>
          </table:table-cell>
        </table:table-row>
        <table:table-row table:style-name="Table12.1">
          <table:table-cell table:style-name="Table12.A1" office:value-type="string">
            <text:p text:style-name="P175"><text:span text:style-name="T1">e</text:span><text:span text:style-name="T25">6</text:span>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120">4</text:p>
          </table:table-cell>
          <table:table-cell table:style-name="Table12.A1" office:value-type="string">
            <text:p text:style-name="P88">4</text:p>
          </table:table-cell>
          <table:table-cell table:style-name="Table12.E1" office:value-type="string">
            <text:p text:style-name="P81"><text:span text:style-name="T110">4</text:span></text:p>
          </table:table-cell>
          <table:table-cell table:style-name="Table12.E1" office:value-type="string">
            <text:p text:style-name="P55">4<text:span text:style-name="T88">*</text:span></text:p>
          </table:table-cell>
          <table:table-cell table:style-name="Table12.E1" office:value-type="string">
            <text:p text:style-name="P100"/>
          </table:table-cell>
          <table:table-cell table:style-name="Table12.E1" office:value-type="string">
            <text:p text:style-name="P63"/>
          </table:table-cell>
          <table:table-cell table:style-name="Table12.E1" office:value-type="string">
            <text:p text:style-name="P138"/>
          </table:table-cell>
          <table:table-cell table:style-name="Table12.E1" office:value-type="string">
            <text:p text:style-name="P145"/>
          </table:table-cell>
          <table:table-cell table:style-name="Table12.E1" office:value-type="string">
            <text:p text:style-name="P154"/>
          </table:table-cell>
          <table:table-cell table:style-name="Table12.A1" office:value-type="string">
            <text:p text:style-name="P165"/>
          </table:table-cell>
        </table:table-row>
        <table:table-row table:style-name="Table12.1">
          <table:table-cell table:style-name="Table12.A1" office:value-type="string">
            <text:p text:style-name="P175"><text:span text:style-name="T1">e</text:span><text:span text:style-name="T25">7</text:span>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74">∞</text:p>
          </table:table-cell>
          <table:table-cell table:style-name="Table12.E1" office:value-type="string">
            <text:p text:style-name="P75">∞</text:p>
          </table:table-cell>
          <table:table-cell table:style-name="Table12.E1" office:value-type="string">
            <text:p text:style-name="P77">∞</text:p>
          </table:table-cell>
          <table:table-cell table:style-name="Table12.E1" office:value-type="string">
            <text:p text:style-name="P106">6</text:p>
          </table:table-cell>
          <table:table-cell table:style-name="Table12.E1" office:value-type="string">
            <text:p text:style-name="P106">6</text:p>
          </table:table-cell>
          <table:table-cell table:style-name="Table12.E1" office:value-type="string">
            <text:p text:style-name="P107">6</text:p>
          </table:table-cell>
          <table:table-cell table:style-name="Table12.E1" office:value-type="string">
            <text:p text:style-name="P59">6</text:p>
          </table:table-cell>
          <table:table-cell table:style-name="Table12.E1" office:value-type="string">
            <text:p text:style-name="P110">6</text:p>
          </table:table-cell>
          <table:table-cell table:style-name="Table12.A1" office:value-type="string">
            <text:p text:style-name="P110">6</text:p>
          </table:table-cell>
        </table:table-row>
        <table:table-row table:style-name="Table12.9">
          <table:table-cell table:style-name="Table12.A1" office:value-type="string">
            <text:p text:style-name="P175"><text:span text:style-name="T1">e</text:span><text:span text:style-name="T25">8</text:span>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84">4</text:p>
          </table:table-cell>
          <table:table-cell table:style-name="Table12.E1" office:value-type="string">
            <text:p text:style-name="P91">4</text:p>
          </table:table-cell>
          <table:table-cell table:style-name="Table12.E1" office:value-type="string">
            <text:p text:style-name="P95">4</text:p>
          </table:table-cell>
          <table:table-cell table:style-name="Table12.E1" office:value-type="string">
            <text:p text:style-name="P106">4<text:span text:style-name="T88">*</text:span></text:p>
          </table:table-cell>
          <table:table-cell table:style-name="Table12.E1" office:value-type="string">
            <text:p text:style-name="P132"/>
          </table:table-cell>
          <table:table-cell table:style-name="Table12.E1" office:value-type="string">
            <text:p text:style-name="P57"><text:span text:style-name="T88"/></text:p>
          </table:table-cell>
          <table:table-cell table:style-name="Table12.E1" office:value-type="string">
            <text:p text:style-name="P147"/>
          </table:table-cell>
          <table:table-cell table:style-name="Table12.E1" office:value-type="string">
            <text:p text:style-name="P155"/>
          </table:table-cell>
          <table:table-cell table:style-name="Table12.A1" office:value-type="string">
            <text:p text:style-name="P165"/>
          </table:table-cell>
        </table:table-row>
        <table:table-row table:style-name="Table12.1">
          <table:table-cell table:style-name="Table12.A1" office:value-type="string">
            <text:p text:style-name="P175"><text:span text:style-name="T1">e</text:span><text:span text:style-name="T25">9</text:span>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85">5</text:p>
          </table:table-cell>
          <table:table-cell table:style-name="Table12.A1" office:value-type="string">
            <text:p text:style-name="P107">5</text:p>
          </table:table-cell>
          <table:table-cell table:style-name="Table12.E1" office:value-type="string">
            <text:p text:style-name="P59">5</text:p>
          </table:table-cell>
          <table:table-cell table:style-name="Table12.E1" office:value-type="string">
            <text:p text:style-name="P95">4</text:p>
          </table:table-cell>
          <table:table-cell table:style-name="Table12.E1" office:value-type="string">
            <text:p text:style-name="P106">4</text:p>
          </table:table-cell>
          <table:table-cell table:style-name="Table12.E1" office:value-type="string">
            <text:p text:style-name="P135">4<text:span text:style-name="T88">*</text:span></text:p>
          </table:table-cell>
          <table:table-cell table:style-name="Table12.E1" office:value-type="string">
            <text:p text:style-name="P140"/>
          </table:table-cell>
          <table:table-cell table:style-name="Table12.E1" office:value-type="string">
            <text:p text:style-name="P149"/>
          </table:table-cell>
          <table:table-cell table:style-name="Table12.E1" office:value-type="string">
            <text:p text:style-name="P153"/>
          </table:table-cell>
          <table:table-cell table:style-name="Table12.A1" office:value-type="string">
            <text:p text:style-name="P68"/>
          </table:table-cell>
        </table:table-row>
        <table:table-row table:style-name="Table12.1">
          <table:table-cell table:style-name="Table12.A1" office:value-type="string">
            <text:p text:style-name="P175"><text:span text:style-name="T1">e</text:span><text:span text:style-name="T25">10</text:span>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87">5</text:p>
          </table:table-cell>
          <table:table-cell table:style-name="Table12.A1" office:value-type="string">
            <text:p text:style-name="P88"><text:span text:style-name="T93">3</text:span></text:p>
          </table:table-cell>
          <table:table-cell table:style-name="Table12.E1" office:value-type="string">
            <text:p text:style-name="P91">3<text:span text:style-name="T88">*</text:span></text:p>
          </table:table-cell>
          <table:table-cell table:style-name="Table12.E1" office:value-type="string">
            <text:p text:style-name="P92"/>
          </table:table-cell>
          <table:table-cell table:style-name="Table12.E1" office:value-type="string">
            <text:p text:style-name="P101"/>
          </table:table-cell>
          <table:table-cell table:style-name="Table12.E1" office:value-type="string">
            <text:p text:style-name="P133"/>
          </table:table-cell>
          <table:table-cell table:style-name="Table12.E1" office:value-type="string">
            <text:p text:style-name="P138"/>
          </table:table-cell>
          <table:table-cell table:style-name="Table12.E1" office:value-type="string">
            <text:p text:style-name="P151"/>
          </table:table-cell>
          <table:table-cell table:style-name="Table12.E1" office:value-type="string">
            <text:p text:style-name="P192"/>
          </table:table-cell>
          <table:table-cell table:style-name="Table12.A1" office:value-type="string">
            <text:p text:style-name="P153"/>
          </table:table-cell>
        </table:table-row>
        <text:soft-page-break/>
        <table:table-row table:style-name="Table12.1">
          <table:table-cell table:style-name="Table12.A1" office:value-type="string">
            <text:p text:style-name="P175"><text:span text:style-name="T1">e</text:span><text:span text:style-name="T25">11</text:span>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87">5</text:p>
          </table:table-cell>
          <table:table-cell table:style-name="Table12.A1" office:value-type="string">
            <text:p text:style-name="P105">5</text:p>
          </table:table-cell>
          <table:table-cell table:style-name="Table12.E1" office:value-type="string">
            <text:p text:style-name="P105">5</text:p>
          </table:table-cell>
          <table:table-cell table:style-name="Table12.E1" office:value-type="string">
            <text:p text:style-name="P105">5</text:p>
          </table:table-cell>
          <table:table-cell table:style-name="Table12.E1" office:value-type="string">
            <text:p text:style-name="P106">5</text:p>
          </table:table-cell>
          <table:table-cell table:style-name="Table12.E1" office:value-type="string">
            <text:p text:style-name="P106">5</text:p>
          </table:table-cell>
          <table:table-cell table:style-name="Table12.E1" office:value-type="string">
            <text:p text:style-name="P142">5</text:p>
          </table:table-cell>
          <table:table-cell table:style-name="Table12.E1" office:value-type="string">
            <text:p text:style-name="P59">5<text:span text:style-name="T88">*</text:span></text:p>
          </table:table-cell>
          <table:table-cell table:style-name="Table12.E1" office:value-type="string">
            <text:p text:style-name="P156"/>
          </table:table-cell>
          <table:table-cell table:style-name="Table12.A1" office:value-type="string">
            <text:p text:style-name="P119"/>
          </table:table-cell>
        </table:table-row>
        <table:table-row table:style-name="Table12.1">
          <table:table-cell table:style-name="Table12.A1" office:value-type="string">
            <text:p text:style-name="P175"><text:span text:style-name="T1">e</text:span><text:span text:style-name="T25">12</text:span>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74">∞</text:p>
          </table:table-cell>
          <table:table-cell table:style-name="Table12.A1" office:value-type="string">
            <text:p text:style-name="P74">∞</text:p>
          </table:table-cell>
          <table:table-cell table:style-name="Table12.E1" office:value-type="string">
            <text:p text:style-name="P95">4</text:p>
          </table:table-cell>
          <table:table-cell table:style-name="Table12.E1" office:value-type="string">
            <text:p text:style-name="P95">4</text:p>
          </table:table-cell>
          <table:table-cell table:style-name="Table12.E1" office:value-type="string">
            <text:p text:style-name="P106">4</text:p>
          </table:table-cell>
          <table:table-cell table:style-name="Table12.E1" office:value-type="string">
            <text:p text:style-name="P135">4</text:p>
          </table:table-cell>
          <table:table-cell table:style-name="Table12.E1" office:value-type="string">
            <text:p text:style-name="P142">4<text:span text:style-name="T88">*</text:span></text:p>
          </table:table-cell>
          <table:table-cell table:style-name="Table12.E1" office:value-type="string">
            <text:p text:style-name="P60"/>
          </table:table-cell>
          <table:table-cell table:style-name="Table12.E1" office:value-type="string">
            <text:p text:style-name="P58"><text:span text:style-name="T88"/></text:p>
          </table:table-cell>
          <table:table-cell table:style-name="Table12.A1" office:value-type="string">
            <text:p text:style-name="P193"/>
          </table:table-cell>
        </table:table-row>
      </table:table>
      <text:p text:style-name="P201">32. Не все вершины имеют постоянные пометки,</text:p>
      <text:p text:style-name="P202">Г<text:span text:style-name="T1">e</text:span><text:span text:style-name="T63">5</text:span> = {<text:span text:style-name="T1">e</text:span><text:span text:style-name="T63">2</text:span>, <text:span text:style-name="T1">e</text:span><text:span text:style-name="T63">8</text:span>,<text:span text:style-name="T24"> </text:span><text:span text:style-name="T1">e</text:span><text:span text:style-name="T63">9</text:span><text:span text:style-name="T68">, </text:span><text:span text:style-name="T105">e</text:span><text:span text:style-name="T63">11</text:span><text:span text:style-name="T68">, </text:span><text:span text:style-name="T105">e</text:span><text:span text:style-name="T68">1</text:span><text:span text:style-name="T63">2</text:span>} </text:p>
      <text:p text:style-name="P201"><text:span text:style-name="T1">33. l(e</text:span><text:span text:style-name="T25">i</text:span><text:span text:style-name="T1">*) = min[l(e</text:span><text:span text:style-name="T25">i</text:span><text:span text:style-name="T1">)] = l(e</text:span><text:span text:style-name="T63">7</text:span><text:span text:style-name="T1">) = </text:span><text:span text:style-name="T121">6</text:span></text:p>
      <text:p text:style-name="P201">34. Вершина e<text:span text:style-name="T85">7</text:span> получает постоянную отметку <text:span text:style-name="T1">I</text:span>(<text:span text:style-name="T1">e</text:span><text:span text:style-name="T63">7</text:span>) = <text:span text:style-name="T122">6</text:span>*, <text:span text:style-name="T1">p</text:span> = <text:span text:style-name="T1">e</text:span><text:span text:style-name="T63">7</text:span></text:p>
      <text:p text:style-name="P18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G"/>
        <table:table-column table:style-name="Table13.J"/>
        <table:table-column table:style-name="Table13.K"/>
        <table:table-column table:style-name="Table13.L"/>
        <table:table-column table:style-name="Table13.M"/>
        <table:table-row table:style-name="Table13.1">
          <table:table-cell table:style-name="Table13.A1" office:value-type="string">
            <text:p text:style-name="P74"/>
          </table:table-cell>
          <table:table-cell table:style-name="Table13.A1" office:value-type="string">
            <text:p text:style-name="P115">1</text:p>
          </table:table-cell>
          <table:table-cell table:style-name="Table13.A1" office:value-type="string">
            <text:p text:style-name="P115">2</text:p>
          </table:table-cell>
          <table:table-cell table:style-name="Table13.A1" office:value-type="string">
            <text:p text:style-name="P115">3</text:p>
          </table:table-cell>
          <table:table-cell table:style-name="Table13.E1" office:value-type="string">
            <text:p text:style-name="P116">4</text:p>
          </table:table-cell>
          <table:table-cell table:style-name="Table13.E1" office:value-type="string">
            <text:p text:style-name="P121">5</text:p>
          </table:table-cell>
          <table:table-cell table:style-name="Table13.E1" office:value-type="string">
            <text:p text:style-name="P123">6</text:p>
          </table:table-cell>
          <table:table-cell table:style-name="Table13.E1" office:value-type="string">
            <text:p text:style-name="P125">7</text:p>
          </table:table-cell>
          <table:table-cell table:style-name="Table13.E1" office:value-type="string">
            <text:p text:style-name="P136">8</text:p>
          </table:table-cell>
          <table:table-cell table:style-name="Table13.E1" office:value-type="string">
            <text:p text:style-name="P143">9</text:p>
          </table:table-cell>
          <table:table-cell table:style-name="Table13.E1" office:value-type="string">
            <text:p text:style-name="P153">10</text:p>
          </table:table-cell>
          <table:table-cell table:style-name="Table13.E1" office:value-type="string">
            <text:p text:style-name="P158">11</text:p>
          </table:table-cell>
          <table:table-cell table:style-name="Table13.A1" office:value-type="string">
            <text:p text:style-name="P172">12</text:p>
          </table:table-cell>
        </table:table-row>
        <table:table-row table:style-name="Table13.1">
          <table:table-cell table:style-name="Table13.A1" office:value-type="string">
            <text:p text:style-name="P175"><text:span text:style-name="T1">e</text:span><text:span text:style-name="T25">1</text:span></text:p>
          </table:table-cell>
          <table:table-cell table:style-name="Table13.A1" office:value-type="string">
            <text:p text:style-name="P175"><text:span text:style-name="T1">0</text:span><text:span text:style-name="T89">*</text:span></text:p>
          </table:table-cell>
          <table:table-cell table:style-name="Table13.A1" office:value-type="string">
            <text:p text:style-name="P74"/>
          </table:table-cell>
          <table:table-cell table:style-name="Table13.A1" office:value-type="string">
            <text:p text:style-name="P74"/>
          </table:table-cell>
          <table:table-cell table:style-name="Table13.E1" office:value-type="string">
            <text:p text:style-name="P75"/>
          </table:table-cell>
          <table:table-cell table:style-name="Table13.E1" office:value-type="string">
            <text:p text:style-name="P76"/>
          </table:table-cell>
          <table:table-cell table:style-name="Table13.E1" office:value-type="string">
            <text:p text:style-name="P78"/>
          </table:table-cell>
          <table:table-cell table:style-name="Table13.E1" office:value-type="string">
            <text:p text:style-name="P117"/>
          </table:table-cell>
          <table:table-cell table:style-name="Table13.E1" office:value-type="string">
            <text:p text:style-name="P118"/>
          </table:table-cell>
          <table:table-cell table:style-name="Table13.E1" office:value-type="string">
            <text:p text:style-name="P118"/>
          </table:table-cell>
          <table:table-cell table:style-name="Table13.E1" office:value-type="string">
            <text:p text:style-name="P119"/>
          </table:table-cell>
          <table:table-cell table:style-name="Table13.E1" office:value-type="string">
            <text:p text:style-name="P119"/>
          </table:table-cell>
          <table:table-cell table:style-name="Table13.A1" office:value-type="string">
            <text:p text:style-name="P119"/>
          </table:table-cell>
        </table:table-row>
        <table:table-row table:style-name="Table13.1">
          <table:table-cell table:style-name="Table13.A1" office:value-type="string">
            <text:p text:style-name="P175"><text:span text:style-name="T1">e</text:span><text:span text:style-name="T25">2</text:span>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54">2</text:p>
          </table:table-cell>
          <table:table-cell table:style-name="Table13.A1" office:value-type="string">
            <text:p text:style-name="P80"><text:span text:style-name="T109">2</text:span><text:span text:style-name="T88">*</text:span></text:p>
          </table:table-cell>
          <table:table-cell table:style-name="Table13.E1" office:value-type="string">
            <text:p text:style-name="P89"/>
          </table:table-cell>
          <table:table-cell table:style-name="Table13.E1" office:value-type="string">
            <text:p text:style-name="P76"/>
          </table:table-cell>
          <table:table-cell table:style-name="Table13.E1" office:value-type="string">
            <text:p text:style-name="P82"><text:span text:style-name="T88"/></text:p>
          </table:table-cell>
          <table:table-cell table:style-name="Table13.E1" office:value-type="string">
            <text:p text:style-name="P127"/>
          </table:table-cell>
          <table:table-cell table:style-name="Table13.E1" office:value-type="string">
            <text:p text:style-name="P128"/>
          </table:table-cell>
          <table:table-cell table:style-name="Table13.E1" office:value-type="string">
            <text:p text:style-name="P129"/>
          </table:table-cell>
          <table:table-cell table:style-name="Table13.E1" office:value-type="string">
            <text:p text:style-name="P131"/>
          </table:table-cell>
          <table:table-cell table:style-name="Table13.E1" office:value-type="string">
            <text:p text:style-name="P131"/>
          </table:table-cell>
          <table:table-cell table:style-name="Table13.A1" office:value-type="string">
            <text:p text:style-name="P131"/>
          </table:table-cell>
        </table:table-row>
        <table:table-row table:style-name="Table13.1">
          <table:table-cell table:style-name="Table13.A1" office:value-type="string">
            <text:p text:style-name="P175"><text:span text:style-name="T1">e</text:span><text:span text:style-name="T25">3</text:span>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80"><text:span text:style-name="T92">1</text:span><text:span text:style-name="T88">*</text:span></text:p>
          </table:table-cell>
          <table:table-cell table:style-name="Table13.A1" office:value-type="string">
            <text:p text:style-name="P74"/>
          </table:table-cell>
          <table:table-cell table:style-name="Table13.E1" office:value-type="string">
            <text:p text:style-name="P89"/>
          </table:table-cell>
          <table:table-cell table:style-name="Table13.E1" office:value-type="string">
            <text:p text:style-name="P76"/>
          </table:table-cell>
          <table:table-cell table:style-name="Table13.E1" office:value-type="string">
            <text:p text:style-name="P96"/>
          </table:table-cell>
          <table:table-cell table:style-name="Table13.E1" office:value-type="string">
            <text:p text:style-name="P97"/>
          </table:table-cell>
          <table:table-cell table:style-name="Table13.E1" office:value-type="string">
            <text:p text:style-name="P98"/>
          </table:table-cell>
          <table:table-cell table:style-name="Table13.E1" office:value-type="string">
            <text:p text:style-name="P98"/>
          </table:table-cell>
          <table:table-cell table:style-name="Table13.E1" office:value-type="string">
            <text:p text:style-name="P99"/>
          </table:table-cell>
          <table:table-cell table:style-name="Table13.E1" office:value-type="string">
            <text:p text:style-name="P99"/>
          </table:table-cell>
          <table:table-cell table:style-name="Table13.A1" office:value-type="string">
            <text:p text:style-name="P99"/>
          </table:table-cell>
        </table:table-row>
        <table:table-row table:style-name="Table13.1">
          <table:table-cell table:style-name="Table13.A1" office:value-type="string">
            <text:p text:style-name="P175"><text:span text:style-name="T1">e</text:span><text:span text:style-name="T25">4</text:span>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115">∞</text:p>
          </table:table-cell>
          <table:table-cell table:style-name="Table13.A1" office:value-type="string">
            <text:p text:style-name="P74">∞</text:p>
          </table:table-cell>
          <table:table-cell table:style-name="Table13.E1" office:value-type="string">
            <text:p text:style-name="P90">6</text:p>
          </table:table-cell>
          <table:table-cell table:style-name="Table13.E1" office:value-type="string">
            <text:p text:style-name="P95">6</text:p>
          </table:table-cell>
          <table:table-cell table:style-name="Table13.E1" office:value-type="string">
            <text:p text:style-name="P56">6</text:p>
          </table:table-cell>
          <table:table-cell table:style-name="Table13.E1" office:value-type="string">
            <text:p text:style-name="P56">6</text:p>
          </table:table-cell>
          <table:table-cell table:style-name="Table13.E1" office:value-type="string">
            <text:p text:style-name="P142">6</text:p>
          </table:table-cell>
          <table:table-cell table:style-name="Table13.E1" office:value-type="string">
            <text:p text:style-name="P142">6</text:p>
          </table:table-cell>
          <table:table-cell table:style-name="Table13.E1" office:value-type="string">
            <text:p text:style-name="P157">6<text:span text:style-name="T88">*</text:span></text:p>
          </table:table-cell>
          <table:table-cell table:style-name="Table13.E1" office:value-type="string">
            <text:p text:style-name="P124"/>
          </table:table-cell>
          <table:table-cell table:style-name="Table13.A1" office:value-type="string">
            <text:p text:style-name="P124"/>
          </table:table-cell>
        </table:table-row>
        <table:table-row table:style-name="Table13.1">
          <table:table-cell table:style-name="Table13.A1" office:value-type="string">
            <text:p text:style-name="P175"><text:span text:style-name="T1">e</text:span><text:span text:style-name="T25">5</text:span>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74">∞</text:p>
          </table:table-cell>
          <table:table-cell table:style-name="Table13.E1" office:value-type="string">
            <text:p text:style-name="P75">∞</text:p>
          </table:table-cell>
          <table:table-cell table:style-name="Table13.E1" office:value-type="string">
            <text:p text:style-name="P93">∞</text:p>
          </table:table-cell>
          <table:table-cell table:style-name="Table13.E1" office:value-type="string">
            <text:p text:style-name="P94">∞</text:p>
          </table:table-cell>
          <table:table-cell table:style-name="Table13.E1" office:value-type="string">
            <text:p text:style-name="P56">7</text:p>
          </table:table-cell>
          <table:table-cell table:style-name="Table13.E1" office:value-type="string">
            <text:p text:style-name="P59">7</text:p>
          </table:table-cell>
          <table:table-cell table:style-name="Table13.E1" office:value-type="string">
            <text:p text:style-name="P59">6</text:p>
          </table:table-cell>
          <table:table-cell table:style-name="Table13.E1" office:value-type="string">
            <text:p text:style-name="P157">6</text:p>
          </table:table-cell>
          <table:table-cell table:style-name="Table13.E1" office:value-type="string">
            <text:p text:style-name="P157">6<text:span text:style-name="T88">*</text:span></text:p>
          </table:table-cell>
          <table:table-cell table:style-name="Table13.A1" office:value-type="string">
            <text:p text:style-name="P152"/>
          </table:table-cell>
        </table:table-row>
        <table:table-row table:style-name="Table13.1">
          <table:table-cell table:style-name="Table13.A1" office:value-type="string">
            <text:p text:style-name="P175"><text:span text:style-name="T1">e</text:span><text:span text:style-name="T25">6</text:span>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120">4</text:p>
          </table:table-cell>
          <table:table-cell table:style-name="Table13.A1" office:value-type="string">
            <text:p text:style-name="P88">4</text:p>
          </table:table-cell>
          <table:table-cell table:style-name="Table13.E1" office:value-type="string">
            <text:p text:style-name="P81"><text:span text:style-name="T110">4</text:span></text:p>
          </table:table-cell>
          <table:table-cell table:style-name="Table13.E1" office:value-type="string">
            <text:p text:style-name="P55">4<text:span text:style-name="T88">*</text:span></text:p>
          </table:table-cell>
          <table:table-cell table:style-name="Table13.E1" office:value-type="string">
            <text:p text:style-name="P100"/>
          </table:table-cell>
          <table:table-cell table:style-name="Table13.E1" office:value-type="string">
            <text:p text:style-name="P63"/>
          </table:table-cell>
          <table:table-cell table:style-name="Table13.E1" office:value-type="string">
            <text:p text:style-name="P138"/>
          </table:table-cell>
          <table:table-cell table:style-name="Table13.E1" office:value-type="string">
            <text:p text:style-name="P145"/>
          </table:table-cell>
          <table:table-cell table:style-name="Table13.E1" office:value-type="string">
            <text:p text:style-name="P154"/>
          </table:table-cell>
          <table:table-cell table:style-name="Table13.E1" office:value-type="string">
            <text:p text:style-name="P165"/>
          </table:table-cell>
          <table:table-cell table:style-name="Table13.A1" office:value-type="string">
            <text:p text:style-name="P173"/>
          </table:table-cell>
        </table:table-row>
        <table:table-row table:style-name="Table13.1">
          <table:table-cell table:style-name="Table13.A1" office:value-type="string">
            <text:p text:style-name="P175"><text:span text:style-name="T1">e</text:span><text:span text:style-name="T25">7</text:span>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74">∞</text:p>
          </table:table-cell>
          <table:table-cell table:style-name="Table13.E1" office:value-type="string">
            <text:p text:style-name="P75">∞</text:p>
          </table:table-cell>
          <table:table-cell table:style-name="Table13.E1" office:value-type="string">
            <text:p text:style-name="P77">∞</text:p>
          </table:table-cell>
          <table:table-cell table:style-name="Table13.E1" office:value-type="string">
            <text:p text:style-name="P106">6</text:p>
          </table:table-cell>
          <table:table-cell table:style-name="Table13.E1" office:value-type="string">
            <text:p text:style-name="P106">6</text:p>
          </table:table-cell>
          <table:table-cell table:style-name="Table13.E1" office:value-type="string">
            <text:p text:style-name="P107">6</text:p>
          </table:table-cell>
          <table:table-cell table:style-name="Table13.E1" office:value-type="string">
            <text:p text:style-name="P59">6</text:p>
          </table:table-cell>
          <table:table-cell table:style-name="Table13.E1" office:value-type="string">
            <text:p text:style-name="P110">6</text:p>
          </table:table-cell>
          <table:table-cell table:style-name="Table13.E1" office:value-type="string">
            <text:p text:style-name="P110">6</text:p>
          </table:table-cell>
          <table:table-cell table:style-name="Table13.A1" office:value-type="string">
            <text:p text:style-name="P110">6<text:span text:style-name="T88">*</text:span></text:p>
          </table:table-cell>
        </table:table-row>
        <table:table-row table:style-name="Table13.9">
          <table:table-cell table:style-name="Table13.A1" office:value-type="string">
            <text:p text:style-name="P175"><text:span text:style-name="T1">e</text:span><text:span text:style-name="T25">8</text:span>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84">4</text:p>
          </table:table-cell>
          <table:table-cell table:style-name="Table13.E1" office:value-type="string">
            <text:p text:style-name="P91">4</text:p>
          </table:table-cell>
          <table:table-cell table:style-name="Table13.E1" office:value-type="string">
            <text:p text:style-name="P95">4</text:p>
          </table:table-cell>
          <table:table-cell table:style-name="Table13.E1" office:value-type="string">
            <text:p text:style-name="P106">4<text:span text:style-name="T88">*</text:span></text:p>
          </table:table-cell>
          <table:table-cell table:style-name="Table13.E1" office:value-type="string">
            <text:p text:style-name="P132"/>
          </table:table-cell>
          <table:table-cell table:style-name="Table13.E1" office:value-type="string">
            <text:p text:style-name="P57"><text:span text:style-name="T88"/></text:p>
          </table:table-cell>
          <table:table-cell table:style-name="Table13.E1" office:value-type="string">
            <text:p text:style-name="P147"/>
          </table:table-cell>
          <table:table-cell table:style-name="Table13.E1" office:value-type="string">
            <text:p text:style-name="P155"/>
          </table:table-cell>
          <table:table-cell table:style-name="Table13.E1" office:value-type="string">
            <text:p text:style-name="P165"/>
          </table:table-cell>
          <table:table-cell table:style-name="Table13.A1" office:value-type="string">
            <text:p text:style-name="P174"/>
          </table:table-cell>
        </table:table-row>
        <table:table-row table:style-name="Table13.1">
          <table:table-cell table:style-name="Table13.A1" office:value-type="string">
            <text:p text:style-name="P175"><text:span text:style-name="T1">e</text:span><text:span text:style-name="T25">9</text:span>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85">5</text:p>
          </table:table-cell>
          <table:table-cell table:style-name="Table13.A1" office:value-type="string">
            <text:p text:style-name="P107">5</text:p>
          </table:table-cell>
          <table:table-cell table:style-name="Table13.E1" office:value-type="string">
            <text:p text:style-name="P59">5</text:p>
          </table:table-cell>
          <table:table-cell table:style-name="Table13.E1" office:value-type="string">
            <text:p text:style-name="P95">4</text:p>
          </table:table-cell>
          <table:table-cell table:style-name="Table13.E1" office:value-type="string">
            <text:p text:style-name="P106">4</text:p>
          </table:table-cell>
          <table:table-cell table:style-name="Table13.E1" office:value-type="string">
            <text:p text:style-name="P135">4<text:span text:style-name="T88">*</text:span></text:p>
          </table:table-cell>
          <table:table-cell table:style-name="Table13.E1" office:value-type="string">
            <text:p text:style-name="P140"/>
          </table:table-cell>
          <table:table-cell table:style-name="Table13.E1" office:value-type="string">
            <text:p text:style-name="P149"/>
          </table:table-cell>
          <table:table-cell table:style-name="Table13.E1" office:value-type="string">
            <text:p text:style-name="P153"/>
          </table:table-cell>
          <table:table-cell table:style-name="Table13.E1" office:value-type="string">
            <text:p text:style-name="P68"/>
          </table:table-cell>
          <table:table-cell table:style-name="Table13.A1" office:value-type="string">
            <text:p text:style-name="P194"/>
          </table:table-cell>
        </table:table-row>
        <table:table-row table:style-name="Table13.1">
          <table:table-cell table:style-name="Table13.A1" office:value-type="string">
            <text:p text:style-name="P175"><text:span text:style-name="T1">e</text:span><text:span text:style-name="T25">10</text:span>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87">5</text:p>
          </table:table-cell>
          <table:table-cell table:style-name="Table13.A1" office:value-type="string">
            <text:p text:style-name="P88"><text:span text:style-name="T93">3</text:span></text:p>
          </table:table-cell>
          <table:table-cell table:style-name="Table13.E1" office:value-type="string">
            <text:p text:style-name="P91">3<text:span text:style-name="T88">*</text:span></text:p>
          </table:table-cell>
          <table:table-cell table:style-name="Table13.E1" office:value-type="string">
            <text:p text:style-name="P92"/>
          </table:table-cell>
          <table:table-cell table:style-name="Table13.E1" office:value-type="string">
            <text:p text:style-name="P101"/>
          </table:table-cell>
          <table:table-cell table:style-name="Table13.E1" office:value-type="string">
            <text:p text:style-name="P133"/>
          </table:table-cell>
          <table:table-cell table:style-name="Table13.E1" office:value-type="string">
            <text:p text:style-name="P138"/>
          </table:table-cell>
          <table:table-cell table:style-name="Table13.E1" office:value-type="string">
            <text:p text:style-name="P151"/>
          </table:table-cell>
          <table:table-cell table:style-name="Table13.E1" office:value-type="string">
            <text:p text:style-name="P192"/>
          </table:table-cell>
          <table:table-cell table:style-name="Table13.E1" office:value-type="string">
            <text:p text:style-name="P153"/>
          </table:table-cell>
          <table:table-cell table:style-name="Table13.A1" office:value-type="string">
            <text:p text:style-name="P153"/>
          </table:table-cell>
        </table:table-row>
        <table:table-row table:style-name="Table13.1">
          <table:table-cell table:style-name="Table13.A1" office:value-type="string">
            <text:p text:style-name="P175"><text:span text:style-name="T1">e</text:span><text:span text:style-name="T25">11</text:span>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87">5</text:p>
          </table:table-cell>
          <table:table-cell table:style-name="Table13.A1" office:value-type="string">
            <text:p text:style-name="P105">5</text:p>
          </table:table-cell>
          <table:table-cell table:style-name="Table13.E1" office:value-type="string">
            <text:p text:style-name="P105">5</text:p>
          </table:table-cell>
          <table:table-cell table:style-name="Table13.E1" office:value-type="string">
            <text:p text:style-name="P105">5</text:p>
          </table:table-cell>
          <table:table-cell table:style-name="Table13.E1" office:value-type="string">
            <text:p text:style-name="P106">5</text:p>
          </table:table-cell>
          <table:table-cell table:style-name="Table13.E1" office:value-type="string">
            <text:p text:style-name="P106">5</text:p>
          </table:table-cell>
          <table:table-cell table:style-name="Table13.E1" office:value-type="string">
            <text:p text:style-name="P142">5</text:p>
          </table:table-cell>
          <table:table-cell table:style-name="Table13.E1" office:value-type="string">
            <text:p text:style-name="P59">5<text:span text:style-name="T88">*</text:span></text:p>
          </table:table-cell>
          <table:table-cell table:style-name="Table13.E1" office:value-type="string">
            <text:p text:style-name="P156"/>
          </table:table-cell>
          <table:table-cell table:style-name="Table13.E1" office:value-type="string">
            <text:p text:style-name="P119"/>
          </table:table-cell>
          <table:table-cell table:style-name="Table13.A1" office:value-type="string">
            <text:p text:style-name="P119"/>
          </table:table-cell>
        </table:table-row>
        <table:table-row table:style-name="Table13.1">
          <table:table-cell table:style-name="Table13.A1" office:value-type="string">
            <text:p text:style-name="P175"><text:span text:style-name="T1">e</text:span><text:span text:style-name="T25">12</text:span>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74">∞</text:p>
          </table:table-cell>
          <table:table-cell table:style-name="Table13.A1" office:value-type="string">
            <text:p text:style-name="P74">∞</text:p>
          </table:table-cell>
          <table:table-cell table:style-name="Table13.E1" office:value-type="string">
            <text:p text:style-name="P95">4</text:p>
          </table:table-cell>
          <table:table-cell table:style-name="Table13.E1" office:value-type="string">
            <text:p text:style-name="P95">4</text:p>
          </table:table-cell>
          <table:table-cell table:style-name="Table13.E1" office:value-type="string">
            <text:p text:style-name="P106">4</text:p>
          </table:table-cell>
          <table:table-cell table:style-name="Table13.E1" office:value-type="string">
            <text:p text:style-name="P135">4</text:p>
          </table:table-cell>
          <table:table-cell table:style-name="Table13.E1" office:value-type="string">
            <text:p text:style-name="P142">4<text:span text:style-name="T88">*</text:span></text:p>
          </table:table-cell>
          <table:table-cell table:style-name="Table13.E1" office:value-type="string">
            <text:p text:style-name="P60"/>
          </table:table-cell>
          <table:table-cell table:style-name="Table13.E1" office:value-type="string">
            <text:p text:style-name="P58"><text:span text:style-name="T88"/></text:p>
          </table:table-cell>
          <table:table-cell table:style-name="Table13.E1" office:value-type="string">
            <text:p text:style-name="P193"/>
          </table:table-cell>
          <table:table-cell table:style-name="Table13.A1" office:value-type="string">
            <text:p text:style-name="P150"/>
          </table:table-cell>
        </table:table-row>
      </table:table>
      <text:p text:style-name="P201"><text:bookmark text:name="_GoBack"/><text:span text:style-name="T1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Paragraph" style:display-name="Table Paragraph" style:family="paragraph" style:parent-style-name="Standard">
      <style:paragraph-properties fo:line-height="0.483cm"/>
      <style:text-properties style:font-name="Trebuchet MS" fo:font-family="'Trebuchet MS'" style:font-family-generic="roman" style:font-pitch="variable" fo:language="ru" fo:country="RU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азинкин Александр Владимирович</meta:initial-creator>
    <meta:editing-cycles>411</meta:editing-cycles>
    <meta:creation-date>2023-02-12T22:15:00</meta:creation-date>
    <dc:date>2023-05-12T01:33:40.567179536</dc:date>
    <meta:editing-duration>PT7H8M42S</meta:editing-duration>
    <meta:generator>LibreOffice/7.3.7.2$Linux_X86_64 LibreOffice_project/30$Build-2</meta:generator>
    <meta:document-statistic meta:table-count="13" meta:image-count="0" meta:object-count="0" meta:page-count="7" meta:paragraph-count="1063" meta:word-count="1639" meta:character-count="4812" meta:non-whitespace-character-count="4050"/>
    <meta:user-defined meta:name="AppVersion">16.0000</meta:user-defined>
    <meta:template xlink:type="simple" xlink:actuate="onRequest" xlink:title="Normal" xlink:href=""/>
  </office:meta>
</office:document-meta>
</file>